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2in"/>
    </style:style>
    <style:style style:name="co2" style:family="table-column">
      <style:table-column-properties fo:break-before="auto" style:column-width="2.0756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1.1654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9799in"/>
    </style:style>
    <style:style style:name="co13" style:family="table-column">
      <style:table-column-properties fo:break-before="auto" style:column-width="0.9425in"/>
    </style:style>
    <style:style style:name="co14" style:family="table-column">
      <style:table-column-properties fo:break-before="auto" style:column-width="0.989in"/>
    </style:style>
    <style:style style:name="co15" style:family="table-column">
      <style:table-column-properties fo:break-before="auto" style:column-width="1.4811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9335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0.6819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2492in"/>
    </style:style>
    <style:style style:name="co23" style:family="table-column">
      <style:table-column-properties fo:break-before="auto" style:column-width="1.0543in"/>
    </style:style>
    <style:style style:name="co24" style:family="table-column">
      <style:table-column-properties fo:break-before="auto" style:column-width="1.1098in"/>
    </style:style>
    <style:style style:name="co25" style:family="table-column">
      <style:table-column-properties fo:break-before="auto" style:column-width="0.478in"/>
    </style:style>
    <style:style style:name="co26" style:family="table-column">
      <style:table-column-properties fo:break-before="auto" style:column-width="1.3516in"/>
    </style:style>
    <style:style style:name="co27" style:family="table-column">
      <style:table-column-properties fo:break-before="auto" style:column-width="0.7846in"/>
    </style:style>
    <style:style style:name="co28" style:family="table-column">
      <style:table-column-properties fo:break-before="auto" style:column-width="0.8028in"/>
    </style:style>
    <style:style style:name="co29" style:family="table-column">
      <style:table-column-properties fo:break-before="auto" style:column-width="1.0354in"/>
    </style:style>
    <style:style style:name="co30" style:family="table-column">
      <style:table-column-properties fo:break-before="auto" style:column-width="1.7228in"/>
    </style:style>
    <style:style style:name="co31" style:family="table-column">
      <style:table-column-properties fo:break-before="auto" style:column-width="0.8772in"/>
    </style:style>
    <style:style style:name="co32" style:family="table-column">
      <style:table-column-properties fo:break-before="auto" style:column-width="0.961in"/>
    </style:style>
    <style:style style:name="co33" style:family="table-column">
      <style:table-column-properties fo:break-before="auto" style:column-width="0.7661in"/>
    </style:style>
    <style:style style:name="co34" style:family="table-column">
      <style:table-column-properties fo:break-before="auto" style:column-width="1.0634in"/>
    </style:style>
    <style:style style:name="co35" style:family="table-column">
      <style:table-column-properties fo:break-before="auto" style:column-width="1.1374in"/>
    </style:style>
    <style:style style:name="co36" style:family="table-column">
      <style:table-column-properties fo:break-before="auto" style:column-width="0.7937in"/>
    </style:style>
    <style:style style:name="co37" style:family="table-column">
      <style:table-column-properties fo:break-before="auto" style:column-width="1.1839in"/>
    </style:style>
    <style:style style:name="co38" style:family="table-column">
      <style:table-column-properties fo:break-before="auto" style:column-width="0.9701in"/>
    </style:style>
    <style:style style:name="co39" style:family="table-column">
      <style:table-column-properties fo:break-before="auto" style:column-width="0.8311in"/>
    </style:style>
    <style:style style:name="co40" style:family="table-column">
      <style:table-column-properties fo:break-before="auto" style:column-width="0.8402in"/>
    </style:style>
    <style:style style:name="co41" style:family="table-column">
      <style:table-column-properties fo:break-before="auto" style:column-width="1.4634in"/>
    </style:style>
    <style:style style:name="co42" style:family="table-column">
      <style:table-column-properties fo:break-before="auto" style:column-width="1.0075in"/>
    </style:style>
    <style:style style:name="co43" style:family="table-column">
      <style:table-column-properties fo:break-before="auto" style:column-width="0.998in"/>
    </style:style>
    <style:style style:name="co44" style:family="table-column">
      <style:table-column-properties fo:break-before="auto" style:column-width="1.072in"/>
    </style:style>
    <style:style style:name="co45" style:family="table-column">
      <style:table-column-properties fo:break-before="auto" style:column-width="1.3138in"/>
    </style:style>
    <style:style style:name="co46" style:family="table-column">
      <style:table-column-properties fo:break-before="auto" style:column-width="1.2028in"/>
    </style:style>
    <style:style style:name="co47" style:family="table-column">
      <style:table-column-properties fo:break-before="auto" style:column-width="0.8591in"/>
    </style:style>
    <style:style style:name="co48" style:family="table-column">
      <style:table-column-properties fo:break-before="auto" style:column-width="1.2681in"/>
    </style:style>
    <style:style style:name="co49" style:family="table-column">
      <style:table-column-properties fo:break-before="auto" style:column-width="0.5146in"/>
    </style:style>
    <style:style style:name="co50" style:family="table-column">
      <style:table-column-properties fo:break-before="auto" style:column-width="1.0445in"/>
    </style:style>
    <style:style style:name="co51" style:family="table-column">
      <style:table-column-properties fo:break-before="auto" style:column-width="0.6075in"/>
    </style:style>
    <style:style style:name="co52" style:family="table-column">
      <style:table-column-properties fo:break-before="auto" style:column-width="0.8957in"/>
    </style:style>
    <style:style style:name="co53" style:family="table-column">
      <style:table-column-properties fo:break-before="auto" style:column-width="1.0909in"/>
    </style:style>
    <style:style style:name="co54" style:family="table-column">
      <style:table-column-properties fo:break-before="auto" style:column-width="1.1752in"/>
    </style:style>
    <style:style style:name="co55" style:family="table-column">
      <style:table-column-properties fo:break-before="auto" style:column-width="1.2307in"/>
    </style:style>
    <style:style style:name="co56" style:family="table-column">
      <style:table-column-properties fo:break-before="auto" style:column-width="1.3701in"/>
    </style:style>
    <style:style style:name="co57" style:family="table-column">
      <style:table-column-properties fo:break-before="auto" style:column-width="1.2118in"/>
    </style:style>
    <style:style style:name="co58" style:family="table-column">
      <style:table-column-properties fo:break-before="auto" style:column-width="1.0819in"/>
    </style:style>
    <style:style style:name="co59" style:family="table-column">
      <style:table-column-properties fo:break-before="auto" style:column-width="0.9236in"/>
    </style:style>
    <style:style style:name="co60" style:family="table-column">
      <style:table-column-properties fo:break-before="auto" style:column-width="0.6543in"/>
    </style:style>
    <style:style style:name="co61" style:family="table-column">
      <style:table-column-properties fo:break-before="auto" style:column-width="1.8626in"/>
    </style:style>
    <style:style style:name="co62" style:family="table-column">
      <style:table-column-properties fo:break-before="auto" style:column-width="0.9516in"/>
    </style:style>
    <style:style style:name="co63" style:family="table-column">
      <style:table-column-properties fo:break-before="auto" style:column-width="0.552in"/>
    </style:style>
    <style:style style:name="co64" style:family="table-column">
      <style:table-column-properties fo:break-before="auto" style:column-width="0.7472in"/>
    </style:style>
    <style:style style:name="co65" style:family="table-column">
      <style:table-column-properties fo:break-before="auto" style:column-width="1.2217in"/>
    </style:style>
    <style:style style:name="co66" style:family="table-column">
      <style:table-column-properties fo:break-before="auto" style:column-width="0.7008in"/>
    </style:style>
    <style:style style:name="co67" style:family="table-column">
      <style:table-column-properties fo:break-before="auto" style:column-width="1.3236in"/>
    </style:style>
    <style:style style:name="co68" style:family="table-column">
      <style:table-column-properties fo:break-before="auto" style:column-width="0.9055in"/>
    </style:style>
    <style:style style:name="co69" style:family="table-column">
      <style:table-column-properties fo:break-before="auto" style:column-width="0.422in"/>
    </style:style>
    <style:style style:name="co70" style:family="table-column">
      <style:table-column-properties fo:break-before="auto" style:column-width="0.4591in"/>
    </style:style>
    <style:style style:name="co71" style:family="table-column">
      <style:table-column-properties fo:break-before="auto" style:column-width="0.6638in"/>
    </style:style>
    <style:style style:name="co72" style:family="table-column">
      <style:table-column-properties fo:break-before="auto" style:column-width="0.5055in"/>
    </style:style>
    <style:style style:name="co73" style:family="table-column">
      <style:table-column-properties fo:break-before="auto" style:column-width="1.6673in"/>
    </style:style>
    <style:style style:name="co74" style:family="table-column">
      <style:table-column-properties fo:break-before="auto" style:column-width="1.3327in"/>
    </style:style>
    <style:style style:name="co75" style:family="table-column">
      <style:table-column-properties fo:break-before="auto" style:column-width="1.2862in"/>
    </style:style>
    <style:style style:name="co76" style:family="table-column">
      <style:table-column-properties fo:break-before="auto" style:column-width="0.4965in"/>
    </style:style>
    <style:style style:name="co77" style:family="table-column">
      <style:table-column-properties fo:break-before="auto" style:column-width="1.7693in"/>
    </style:style>
    <style:style style:name="co78" style:family="table-column">
      <style:table-column-properties fo:break-before="auto" style:column-width="0.7102in"/>
    </style:style>
    <style:style style:name="co79" style:family="table-column">
      <style:table-column-properties fo:break-before="auto" style:column-width="0.5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8126in"/>
    </style:style>
    <style:style style:name="co82" style:family="table-column">
      <style:table-column-properties fo:break-before="auto" style:column-width="0.4866in"/>
    </style:style>
    <style:style style:name="co83" style:family="table-column">
      <style:table-column-properties fo:break-before="auto" style:column-width="1.4909in"/>
    </style:style>
    <style:style style:name="co84" style:family="table-column">
      <style:table-column-properties fo:break-before="auto" style:column-width="0.8492in"/>
    </style:style>
    <style:style style:name="co85" style:family="table-column">
      <style:table-column-properties fo:break-before="auto" style:column-width="0.6453in"/>
    </style:style>
    <style:style style:name="co86" style:family="table-column">
      <style:table-column-properties fo:break-before="auto" style:column-width="1.3425in"/>
    </style:style>
    <style:style style:name="co87" style:family="table-column">
      <style:table-column-properties fo:break-before="auto" style:column-width="1.3047in"/>
    </style:style>
    <style:style style:name="co88" style:family="table-column">
      <style:table-column-properties fo:break-before="auto" style:column-width="1.4535in"/>
    </style:style>
    <style:style style:name="co89" style:family="table-column">
      <style:table-column-properties fo:break-before="auto" style:column-width="1.4165in"/>
    </style:style>
    <style:style style:name="co90" style:family="table-column">
      <style:table-column-properties fo:break-before="auto" style:column-width="2.3272in"/>
    </style:style>
    <style:style style:name="co91" style:family="table-column">
      <style:table-column-properties fo:break-before="auto" style:column-width="1.5839in"/>
    </style:style>
    <style:style style:name="co92" style:family="table-column">
      <style:table-column-properties fo:break-before="auto" style:column-width="1.1008in"/>
    </style:style>
    <style:style style:name="co93" style:family="table-column">
      <style:table-column-properties fo:break-before="auto" style:column-width="1.8161in"/>
    </style:style>
    <style:style style:name="co94" style:family="table-column">
      <style:table-column-properties fo:break-before="auto" style:column-width="1.2957in"/>
    </style:style>
    <style:style style:name="co95" style:family="table-column">
      <style:table-column-properties fo:break-before="auto" style:column-width="1.9835in"/>
    </style:style>
    <style:style style:name="co96" style:family="table-column">
      <style:table-column-properties fo:break-before="auto" style:column-width="1.8252in"/>
    </style:style>
    <style:style style:name="co97" style:family="table-column">
      <style:table-column-properties fo:break-before="auto" style:column-width="1.5465in"/>
    </style:style>
    <style:style style:name="co98" style:family="table-column">
      <style:table-column-properties fo:break-before="auto" style:column-width="0.4126in"/>
    </style:style>
    <style:style style:name="co99" style:family="table-column">
      <style:table-column-properties fo:break-before="auto" style:column-width="1.5374in"/>
    </style:style>
    <style:style style:name="co100" style:family="table-column">
      <style:table-column-properties fo:break-before="auto" style:column-width="1.602in"/>
    </style:style>
    <style:style style:name="co101" style:family="table-column">
      <style:table-column-properties fo:break-before="auto" style:column-width="1.4071in"/>
    </style:style>
    <style:style style:name="co102" style:family="table-column">
      <style:table-column-properties fo:break-before="auto" style:column-width="1.4445in"/>
    </style:style>
    <style:style style:name="co103" style:family="table-column">
      <style:table-column-properties fo:break-before="auto" style:column-width="1.0165in"/>
    </style:style>
    <style:style style:name="co104" style:family="table-column">
      <style:table-column-properties fo:break-before="auto" style:column-width="0.8925in"/>
    </style:style>
    <style:style style:name="co105" style:family="table-column">
      <style:table-column-properties fo:break-before="auto" style:column-width="0.5799in"/>
    </style:style>
    <style:style style:name="co106" style:family="table-column">
      <style:table-column-properties fo:break-before="auto" style:column-width="1.7138in"/>
    </style:style>
    <style:style style:name="co107" style:family="table-column">
      <style:table-column-properties fo:break-before="auto" style:column-width="1.1929in"/>
    </style:style>
    <style:style style:name="co108" style:family="table-column">
      <style:table-column-properties fo:break-before="auto" style:column-width="0.5984in"/>
    </style:style>
    <style:style style:name="co109" style:family="table-column">
      <style:table-column-properties fo:break-before="auto" style:column-width="1.2772in"/>
    </style:style>
    <style:style style:name="co110" style:family="table-column">
      <style:table-column-properties fo:break-before="auto" style:column-width="1.1472in"/>
    </style:style>
    <style:style style:name="co111" style:family="table-column">
      <style:table-column-properties fo:break-before="auto" style:column-width="0.5709in"/>
    </style:style>
    <style:style style:name="co112" style:family="table-column">
      <style:table-column-properties fo:break-before="auto" style:column-width="0.6728in"/>
    </style:style>
    <style:style style:name="co113" style:family="table-column">
      <style:table-column-properties fo:break-before="auto" style:column-width="0.561in"/>
    </style:style>
    <style:style style:name="co114" style:family="table-column">
      <style:table-column-properties fo:break-before="auto" style:column-width="1.5555in"/>
    </style:style>
    <style:style style:name="co115" style:family="table-column">
      <style:table-column-properties fo:break-before="auto" style:column-width="1.7508in"/>
    </style:style>
    <style:style style:name="co116" style:family="table-column">
      <style:table-column-properties fo:break-before="auto" style:column-width="1.2583in"/>
    </style:style>
    <style:style style:name="co117" style:family="table-column">
      <style:table-column-properties fo:break-before="auto" style:column-width="1.1283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0.4311in"/>
    </style:style>
    <style:style style:name="co120" style:family="table-column">
      <style:table-column-properties fo:break-before="auto" style:column-width="1.5744in"/>
    </style:style>
    <style:style style:name="co121" style:family="table-column">
      <style:table-column-properties fo:break-before="auto" style:column-width="0.3756in"/>
    </style:style>
    <style:style style:name="co122" style:family="table-column">
      <style:table-column-properties fo:break-before="auto" style:column-width="0.4402in"/>
    </style:style>
    <style:style style:name="co123" style:family="table-column">
      <style:table-column-properties fo:break-before="auto" style:column-width="1.5091in"/>
    </style:style>
    <style:style style:name="co124" style:family="table-column">
      <style:table-column-properties fo:break-before="auto" style:column-width="1.5in"/>
    </style:style>
    <style:style style:name="co125" style:family="table-column">
      <style:table-column-properties fo:break-before="auto" style:column-width="1.6583in"/>
    </style:style>
    <style:style style:name="co126" style:family="table-column">
      <style:table-column-properties fo:break-before="auto" style:column-width="0.3193in"/>
    </style:style>
    <style:style style:name="co127" style:family="table-column">
      <style:table-column-properties fo:break-before="auto" style:column-width="0.7283in"/>
    </style:style>
    <style:style style:name="co128" style:family="table-column">
      <style:table-column-properties fo:break-before="auto" style:column-width="1.8902in"/>
    </style:style>
    <style:style style:name="co129" style:family="table-column">
      <style:table-column-properties fo:break-before="auto" style:column-width="0.2827in"/>
    </style:style>
    <style:style style:name="co130" style:family="table-column">
      <style:table-column-properties fo:break-before="auto" style:column-width="0.6264in"/>
    </style:style>
    <style:style style:name="co131" style:family="table-column">
      <style:table-column-properties fo:break-before="auto" style:column-width="1.3602in"/>
    </style:style>
    <style:style style:name="co132" style:family="table-column">
      <style:table-column-properties fo:break-before="auto" style:column-width="1.8346in"/>
    </style:style>
    <style:style style:name="co133" style:family="table-column">
      <style:table-column-properties fo:break-before="auto" style:column-width="2.2339in"/>
    </style:style>
    <style:style style:name="co134" style:family="table-column">
      <style:table-column-properties fo:break-before="auto" style:column-width="0.6173in"/>
    </style:style>
    <style:style style:name="co135" style:family="table-column">
      <style:table-column-properties fo:break-before="auto" style:column-width="6.10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17" table:default-cell-style-name="Default"/>
        <table:table-column table:style-name="co58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2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29" table:number-columns-repeated="2" table:default-cell-style-name="Default"/>
        <table:table-column table:style-name="co63" table:default-cell-style-name="Default"/>
        <table:table-column table:style-name="co58" table:default-cell-style-name="Default"/>
        <table:table-column table:style-name="co4" table:default-cell-style-name="Default"/>
        <table:table-column table:style-name="co64" table:default-cell-style-name="Default"/>
        <table:table-column table:style-name="co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7" table:number-columns-repeated="2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6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" table:default-cell-style-name="Default"/>
        <table:table-column table:style-name="co70" table:default-cell-style-name="Default"/>
        <table:table-column table:style-name="co41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0" table:default-cell-style-name="Default"/>
        <table:table-column table:style-name="co24" table:number-columns-repeated="2" table:default-cell-style-name="Default"/>
        <table:table-column table:style-name="co52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48" table:number-columns-repeated="2" table:default-cell-style-name="Default"/>
        <table:table-column table:style-name="co66" table:default-cell-style-name="Default"/>
        <table:table-column table:style-name="co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8" table:default-cell-style-name="Default"/>
        <table:table-column table:style-name="co58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78" table:default-cell-style-name="Default"/>
        <table:table-column table:style-name="co19" table:default-cell-style-name="Default"/>
        <table:table-column table:style-name="co79" table:default-cell-style-name="Default"/>
        <table:table-column table:style-name="co66" table:default-cell-style-name="Default"/>
        <table:table-column table:style-name="co80" table:default-cell-style-name="Default"/>
        <table:table-column table:style-name="co27" table:default-cell-style-name="Default"/>
        <table:table-column table:style-name="co81" table:default-cell-style-name="Default"/>
        <table:table-column table:style-name="co71" table:default-cell-style-name="Default"/>
        <table:table-column table:style-name="co32" table:default-cell-style-name="Default"/>
        <table:table-column table:style-name="co47" table:default-cell-style-name="Default"/>
        <table:table-column table:style-name="co82" table:default-cell-style-name="Default"/>
        <table:table-column table:style-name="co71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4" table:default-cell-style-name="Default"/>
        <table:table-column table:style-name="co3" table:default-cell-style-name="Default"/>
        <table:table-column table:style-name="co86" table:default-cell-style-name="Default"/>
        <table:table-column table:style-name="co16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6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" table:default-cell-style-name="Default"/>
        <table:table-column table:style-name="co94" table:default-cell-style-name="Default"/>
        <table:table-column table:style-name="co81" table:default-cell-style-name="Default"/>
        <table:table-column table:style-name="co95" table:default-cell-style-name="Default"/>
        <table:table-column table:style-name="co60" table:default-cell-style-name="Default"/>
        <table:table-column table:style-name="co96" table:default-cell-style-name="Default"/>
        <table:table-column table:style-name="co7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4" table:default-cell-style-name="Default"/>
        <table:table-column table:style-name="co52" table:default-cell-style-name="Default"/>
        <table:table-column table:style-name="co3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1" table:default-cell-style-name="Default"/>
        <table:table-column table:style-name="co41" table:default-cell-style-name="Default"/>
        <table:table-column table:style-name="co92" table:default-cell-style-name="Default"/>
        <table:table-column table:style-name="co45" table:default-cell-style-name="Default"/>
        <table:table-column table:style-name="co6" table:number-columns-repeated="2" table:default-cell-style-name="Default"/>
        <table:table-column table:style-name="co76" table:default-cell-style-name="Default"/>
        <table:table-column table:style-name="co87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1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82" table:default-cell-style-name="Default"/>
        <table:table-column table:style-name="co24" table:default-cell-style-name="Default"/>
        <table:table-column table:style-name="co103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5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8" table:default-cell-style-name="Default"/>
        <table:table-column table:style-name="co48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21" table:number-columns-repeated="2" table:default-cell-style-name="Default"/>
        <table:table-column table:style-name="co87" table:default-cell-style-name="Default"/>
        <table:table-column table:style-name="co105" table:default-cell-style-name="Default"/>
        <table:table-column table:style-name="co69" table:default-cell-style-name="Default"/>
        <table:table-column table:style-name="co106" table:default-cell-style-name="Default"/>
        <table:table-column table:style-name="co36" table:default-cell-style-name="Default"/>
        <table:table-column table:style-name="co70" table:default-cell-style-name="Default"/>
        <table:table-column table:style-name="co52" table:default-cell-style-name="Default"/>
        <table:table-column table:style-name="co107" table:default-cell-style-name="Default"/>
        <table:table-column table:style-name="co24" table:default-cell-style-name="Default"/>
        <table:table-column table:style-name="co79" table:default-cell-style-name="Default"/>
        <table:table-column table:style-name="co108" table:number-columns-repeated="2" table:default-cell-style-name="Default"/>
        <table:table-column table:style-name="co109" table:default-cell-style-name="Default"/>
        <table:table-column table:style-name="co4" table:default-cell-style-name="Default"/>
        <table:table-column table:style-name="co110" table:default-cell-style-name="Default"/>
        <table:table-column table:style-name="co60" table:default-cell-style-name="Default"/>
        <table:table-column table:style-name="co111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112" table:default-cell-style-name="Default"/>
        <table:table-column table:style-name="co68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70" table:default-cell-style-name="Default"/>
        <table:table-column table:style-name="co59" table:default-cell-style-name="Default"/>
        <table:table-column table:style-name="co1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17" table:default-cell-style-name="Default"/>
        <table:table-column table:style-name="co37" table:default-cell-style-name="Default"/>
        <table:table-column table:style-name="co118" table:default-cell-style-name="Default"/>
        <table:table-column table:style-name="co58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9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120" table:default-cell-style-name="Default"/>
        <table:table-column table:style-name="co67" table:default-cell-style-name="Default"/>
        <table:table-column table:style-name="co28" table:default-cell-style-name="Default"/>
        <table:table-column table:style-name="co68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68" table:number-columns-repeated="2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6" table:default-cell-style-name="Default"/>
        <table:table-column table:style-name="co28" table:default-cell-style-name="Default"/>
        <table:table-column table:style-name="co121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122" table:default-cell-style-name="Default"/>
        <table:table-column table:style-name="co25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104" table:default-cell-style-name="Default"/>
        <table:table-column table:style-name="co125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4" table:default-cell-style-name="Default"/>
        <table:table-column table:style-name="co9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57" table:default-cell-style-name="Default"/>
        <table:table-column table:style-name="co84" table:default-cell-style-name="Default"/>
        <table:table-column table:style-name="co73" table:default-cell-style-name="Default"/>
        <table:table-column table:style-name="co83" table:default-cell-style-name="Default"/>
        <table:table-column table:style-name="co63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110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3" table:default-cell-style-name="Default"/>
        <table:table-column table:style-name="co72" table:default-cell-style-name="Default"/>
        <table:table-column table:style-name="co43" table:default-cell-style-name="Default"/>
        <table:table-column table:style-name="co11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58" table:default-cell-style-name="Default"/>
        <table:table-column table:style-name="co3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94" table:default-cell-style-name="Default"/>
        <table:table-column table:style-name="co67" table:default-cell-style-name="Default"/>
        <table:table-column table:style-name="co129" table:default-cell-style-name="Default"/>
        <table:table-column table:style-name="co54" table:number-columns-repeated="2" table:default-cell-style-name="Default"/>
        <table:table-column table:style-name="co59" table:default-cell-style-name="Default"/>
        <table:table-column table:style-name="co19" table:default-cell-style-name="Default"/>
        <table:table-column table:style-name="co87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130" table:default-cell-style-name="Default"/>
        <table:table-column table:style-name="co57" table:number-columns-repeated="2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102" table:default-cell-style-name="Default"/>
        <table:table-column table:style-name="co39" table:default-cell-style-name="Default"/>
        <table:table-column table:style-name="co131" table:default-cell-style-name="Default"/>
        <table:table-column table:style-name="co48" table:default-cell-style-name="Default"/>
        <table:table-column table:style-name="co132" table:default-cell-style-name="Default"/>
        <table:table-column table:style-name="co3" table:default-cell-style-name="Default"/>
        <table:table-column table:style-name="co44" table:default-cell-style-name="Default"/>
        <table:table-column table:style-name="co133" table:default-cell-style-name="Default"/>
        <table:table-column table:style-name="co64" table:default-cell-style-name="Default"/>
        <table:table-column table:style-name="co92" table:default-cell-style-name="Default"/>
        <table:table-column table:style-name="co54" table:default-cell-style-name="Default"/>
        <table:table-column table:style-name="co29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70" table:default-cell-style-name="Default"/>
        <table:table-column table:style-name="co53" table:default-cell-style-name="Default"/>
        <table:table-column table:style-name="co81" table:default-cell-style-name="Default"/>
        <table:table-column table:style-name="co40" table:default-cell-style-name="Default"/>
        <table:table-column table:style-name="co130" table:default-cell-style-name="Default"/>
        <table:table-column table:style-name="co29" table:default-cell-style-name="Default"/>
        <table:table-column table:style-name="co10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68" table:default-cell-style-name="Default"/>
        <table:table-column table:style-name="co134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34" table:default-cell-style-name="Default"/>
        <table:table-column table:style-name="co64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116" table:default-cell-style-name="Default"/>
        <table:table-column table:style-name="co6" table:default-cell-style-name="Default"/>
        <table:table-column table:style-name="co54" table:default-cell-style-name="Default"/>
        <table:table-column table:style-name="co116" table:default-cell-style-name="Default"/>
        <table:table-column table:style-name="co66" table:default-cell-style-name="Default"/>
        <table:table-column table:style-name="co3" table:default-cell-style-name="Default"/>
        <table:table-column table:style-name="co135" table:default-cell-style-name="Default"/>
        <table:table-column table:style-name="co104" table:number-columns-repeated="632" table:default-cell-style-name="Default"/>
        <table:table-row table:style-name="ro1">
          <table:table-cell table:style-name="ce1" office:value-type="string">
            <text:p>Plac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2">
          <table:table-cell office:value-type="string">
            <text:p>Aitutaki</text:p>
          </table:table-cell>
          <table:table-cell office:value-type="float" office:value="-18.8579523">
            <text:p>-18.8579523</text:p>
          </table:table-cell>
          <table:table-cell office:value-type="float" office:value="-159.7852843">
            <text:p>-159.7852843</text:p>
          </table:table-cell>
          <table:table-cell office:value-type="string">
            <text:p>Aitutaki</text:p>
          </table:table-cell>
          <table:table-cell office:value-type="string">
            <text:p>Aitutaki, Cook Islands</text:p>
          </table:table-cell>
          <table:table-cell table:number-columns-repeated="1019"/>
        </table:table-row>
        <table:table-row table:style-name="ro2">
          <table:table-cell office:value-type="string">
            <text:p>Aitutaki Atoll</text:p>
          </table:table-cell>
          <table:table-cell office:value-type="float" office:value="-18.8579523">
            <text:p>-18.8579523</text:p>
          </table:table-cell>
          <table:table-cell office:value-type="float" office:value="-159.7852843">
            <text:p>-159.7852843</text:p>
          </table:table-cell>
          <table:table-cell office:value-type="string">
            <text:p>Aitutaki Atoll</text:p>
          </table:table-cell>
          <table:table-cell office:value-type="string">
            <text:p>Aitutaki, Cook Islands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mahona Island</text:p>
          </table:table-cell>
          <table:table-cell table:style-name="ce6" office:value-type="float" office:value="-17.533333">
            <text:p>-17.533333</text:p>
          </table:table-cell>
          <table:table-cell table:style-name="ce6" office:value-type="float" office:value="-149.833333">
            <text:p>-149.833333</text:p>
          </table:table-cell>
          <table:table-cell table:style-name="ce2" office:value-type="string">
            <text:p>Mo'orea Island (Aimeho)</text:p>
          </table:table-cell>
          <table:table-cell table:style-name="ce2" office:value-type="string">
            <text:p>Mo'orea Island (Aimeho)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Amoukhta Island</text:p>
          </table:table-cell>
          <table:table-cell office:value-type="float" office:value="52.4881626">
            <text:p>52.4881626</text:p>
          </table:table-cell>
          <table:table-cell office:value-type="float" office:value="-171.2744513">
            <text:p>-171.2744513</text:p>
          </table:table-cell>
          <table:table-cell office:value-type="string">
            <text:p>Amoukhta Island</text:p>
          </table:table-cell>
          <table:table-cell office:value-type="string">
            <text:p>Amukta Island, Alaska, USA</text:p>
          </table:table-cell>
          <table:table-cell table:number-columns-repeated="1019"/>
        </table:table-row>
        <table:table-row table:style-name="ro2">
          <table:table-cell office:value-type="string">
            <text:p>Amsterdam Island</text:p>
          </table:table-cell>
          <table:table-cell office:value-type="float" office:value="-37.8331705">
            <text:p>-37.8331705</text:p>
          </table:table-cell>
          <table:table-cell office:value-type="float" office:value="77.5504779">
            <text:p>77.5504779</text:p>
          </table:table-cell>
          <table:table-cell office:value-type="string">
            <text:p>Amsterdam Island</text:p>
          </table:table-cell>
          <table:table-cell office:value-type="string">
            <text:p>Île Amsterdam</text:p>
          </table:table-cell>
          <table:table-cell table:number-columns-repeated="1019"/>
        </table:table-row>
        <table:table-row table:style-name="ro2">
          <table:table-cell office:value-type="string">
            <text:p>Amukta Pass</text:p>
          </table:table-cell>
          <table:table-cell office:value-type="float" office:value="52.4881626">
            <text:p>52.4881626</text:p>
          </table:table-cell>
          <table:table-cell office:value-type="float" office:value="-171.2744513">
            <text:p>-171.2744513</text:p>
          </table:table-cell>
          <table:table-cell office:value-type="string">
            <text:p>Amukta Pass</text:p>
          </table:table-cell>
          <table:table-cell office:value-type="string">
            <text:p>Amukta Island, Alaska, US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nadyr Sea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-179.25">
            <text:p>-179.25</text:p>
          </table:table-cell>
          <table:table-cell table:style-name="ce2" office:value-type="string">
            <text:p>Anadyr Sea, Bay Berring Sea</text:p>
          </table:table-cell>
          <table:table-cell table:style-name="ce2" office:value-type="string">
            <text:p>Anadyr Sea, Bay Berring Se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Anutu(?) Bay</text:p>
          </table:table-cell>
          <table:table-cell table:style-name="ce2" office:value-type="float" office:value="-15.2899056">
            <text:p>-15.2899056</text:p>
          </table:table-cell>
          <table:table-cell table:style-name="ce2" office:value-type="float" office:value="-146.786149">
            <text:p>-146.786149</text:p>
          </table:table-cell>
          <table:table-cell table:style-name="ce2" office:value-type="string">
            <text:p>Arutua</text:p>
          </table:table-cell>
          <table:table-cell table:style-name="ce2" office:value-type="string">
            <text:p>Arutua, French Polynes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Arctic Ocean</text:p>
          </table:table-cell>
          <table:table-cell office:value-type="float" office:value="65.2481624">
            <text:p>65.2481624</text:p>
          </table:table-cell>
          <table:table-cell office:value-type="float" office:value="-60.4620976">
            <text:p>-60.4620976</text:p>
          </table:table-cell>
          <table:table-cell table:number-columns-repeated="2" office:value-type="string">
            <text:p>Arctic Ocean</text:p>
          </table:table-cell>
          <table:table-cell table:number-columns-repeated="1019"/>
        </table:table-row>
        <table:table-row table:style-name="ro2">
          <table:table-cell office:value-type="string">
            <text:p>Arutua</text:p>
          </table:table-cell>
          <table:table-cell office:value-type="float" office:value="-15.2899056">
            <text:p>-15.2899056</text:p>
          </table:table-cell>
          <table:table-cell office:value-type="float" office:value="-146.786149">
            <text:p>-146.786149</text:p>
          </table:table-cell>
          <table:table-cell office:value-type="string">
            <text:p>Arutua</text:p>
          </table:table-cell>
          <table:table-cell office:value-type="string">
            <text:p>Arutua, French Polynesia</text:p>
          </table:table-cell>
          <table:table-cell table:number-columns-repeated="1019"/>
        </table:table-row>
        <table:table-row table:style-name="ro1">
          <table:table-cell office:value-type="string">
            <text:p>Ascension</text:p>
          </table:table-cell>
          <table:table-cell office:value-type="float" office:value="30.2017295">
            <text:p>30.2017295</text:p>
          </table:table-cell>
          <table:table-cell office:value-type="float" office:value="-90.9438468">
            <text:p>-90.9438468</text:p>
          </table:table-cell>
          <table:table-cell office:value-type="string">
            <text:p>Ascension</text:p>
          </table:table-cell>
          <table:table-cell office:value-type="string">
            <text:p>Ascension Parish, LA, USA</text:p>
          </table:table-cell>
          <table:table-cell table:number-columns-repeated="1019"/>
        </table:table-row>
        <table:table-row table:style-name="ro1">
          <table:table-cell office:value-type="string">
            <text:p>Ascension Island</text:p>
          </table:table-cell>
          <table:table-cell office:value-type="float" office:value="-7.9467166">
            <text:p>-7.9467166</text:p>
          </table:table-cell>
          <table:table-cell office:value-type="float" office:value="-14.3559158">
            <text:p>-14.3559158</text:p>
          </table:table-cell>
          <table:table-cell office:value-type="string">
            <text:p>Ascension Island</text:p>
          </table:table-cell>
          <table:table-cell office:value-type="string">
            <text:p>Ascension Island, ASCN 1ZZ, Saint Helena, Ascension and Tristan da Cunha</text:p>
          </table:table-cell>
          <table:table-cell table:number-columns-repeated="1019"/>
        </table:table-row>
        <table:table-row table:style-name="ro1">
          <table:table-cell office:value-type="string">
            <text:p>Asia Islands</text:p>
          </table:table-cell>
          <table:table-cell office:value-type="float" office:value="22.2627924">
            <text:p>22.2627924</text:p>
          </table:table-cell>
          <table:table-cell office:value-type="float" office:value="113.9655419">
            <text:p>113.9655419</text:p>
          </table:table-cell>
          <table:table-cell office:value-type="string">
            <text:p>Asia Islands</text:p>
          </table:table-cell>
          <table:table-cell office:value-type="string">
            <text:p>Islands District, Hong Kong</text:p>
          </table:table-cell>
          <table:table-cell table:number-columns-repeated="1019"/>
        </table:table-row>
        <table:table-row table:style-name="ro1">
          <table:table-cell office:value-type="string">
            <text:p>Auckland</text:p>
          </table:table-cell>
          <table:table-cell office:value-type="float" office:value="-36.8484597">
            <text:p>-36.8484597</text:p>
          </table:table-cell>
          <table:table-cell office:value-type="float" office:value="174.7633315">
            <text:p>174.7633315</text:p>
          </table:table-cell>
          <table:table-cell office:value-type="string">
            <text:p>Auckland</text:p>
          </table:table-cell>
          <table:table-cell office:value-type="string">
            <text:p>Auckland, New Zealand</text:p>
          </table:table-cell>
          <table:table-cell table:number-columns-repeated="1019"/>
        </table:table-row>
        <table:table-row table:style-name="ro1">
          <table:table-cell office:value-type="string">
            <text:p>Barren Island</text:p>
          </table:table-cell>
          <table:table-cell office:value-type="float" office:value="12.2792303">
            <text:p>12.2792303</text:p>
          </table:table-cell>
          <table:table-cell office:value-type="float" office:value="93.8604402">
            <text:p>93.8604402</text:p>
          </table:table-cell>
          <table:table-cell office:value-type="string">
            <text:p>Barren Island</text:p>
          </table:table-cell>
          <table:table-cell office:value-type="string">
            <text:p>Barren Island, Andaman and Nicobar Islands</text:p>
          </table:table-cell>
          <table:table-cell table:number-columns-repeated="1019"/>
        </table:table-row>
        <table:table-row table:style-name="ro1">
          <table:table-cell office:value-type="string">
            <text:p>Bay of Islands</text:p>
          </table:table-cell>
          <table:table-cell office:value-type="float" office:value="-35.1843701">
            <text:p>-35.1843701</text:p>
          </table:table-cell>
          <table:table-cell office:value-type="float" office:value="174.1646163">
            <text:p>174.1646163</text:p>
          </table:table-cell>
          <table:table-cell office:value-type="string">
            <text:p>Bay of Islands</text:p>
          </table:table-cell>
          <table:table-cell office:value-type="string">
            <text:p>Bay of Islands, New Zealand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ay of Transfiguration</text:p>
          </table:table-cell>
          <table:table-cell table:style-name="ce6" office:value-type="float" office:value="54.79115">
            <text:p>54.79115</text:p>
          </table:table-cell>
          <table:table-cell table:style-name="ce6" office:value-type="float" office:value="167.577575">
            <text:p>167.577575</text:p>
          </table:table-cell>
          <table:table-cell table:style-name="ce6" office:value-type="string">
            <text:p>Medny Island</text:p>
          </table:table-cell>
          <table:table-cell table:style-name="ce6" office:value-type="string">
            <text:p>Medny Island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ay of Wonghui</text:p>
          </table:table-cell>
          <table:table-cell table:style-name="ce6" office:value-type="float" office:value="21.015278">
            <text:p>21.015278</text:p>
          </table:table-cell>
          <table:table-cell table:style-name="ce6" office:value-type="float" office:value="110.386111">
            <text:p>110.386111</text:p>
          </table:table-cell>
          <table:table-cell table:style-name="ce2" office:value-type="string">
            <text:p>Bay of Donghai</text:p>
          </table:table-cell>
          <table:table-cell table:style-name="ce2" office:value-type="string">
            <text:p>Bay of Donghai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Bayley Island (Australia)</text:p>
          </table:table-cell>
          <table:table-cell office:value-type="float" office:value="-34.9173448">
            <text:p>-34.9173448</text:p>
          </table:table-cell>
          <table:table-cell office:value-type="float" office:value="150.7288238">
            <text:p>150.7288238</text:p>
          </table:table-cell>
          <table:table-cell office:value-type="string">
            <text:p>Bayley Island (Australia)</text:p>
          </table:table-cell>
          <table:table-cell office:value-type="string">
            <text:p>Bailey Ave, Greenwell Point NSW 2540, Australi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nhings(?) Isle</text:p>
          </table:table-cell>
          <table:table-cell table:style-name="ce6" office:value-type="float" office:value="64.266667">
            <text:p>64.266667</text:p>
          </table:table-cell>
          <table:table-cell table:style-name="ce6" office:value-type="float" office:value="-173.066667">
            <text:p>-173.066667</text:p>
          </table:table-cell>
          <table:table-cell table:style-name="ce7" office:value-type="string">
            <text:p>Beringovsky</text:p>
          </table:table-cell>
          <table:table-cell table:style-name="ce2" office:value-type="string">
            <text:p>Beringovsky, Russi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Bering Island</text:p>
          </table:table-cell>
          <table:table-cell office:value-type="float" office:value="55.0078111">
            <text:p>55.0078111</text:p>
          </table:table-cell>
          <table:table-cell office:value-type="float" office:value="166.2776921">
            <text:p>166.2776921</text:p>
          </table:table-cell>
          <table:table-cell office:value-type="string">
            <text:p>Bering Island</text:p>
          </table:table-cell>
          <table:table-cell office:value-type="string">
            <text:p>Bering Island, Kamchatka Krai, Russia, 684500</text:p>
          </table:table-cell>
          <table:table-cell table:number-columns-repeated="1019"/>
        </table:table-row>
        <table:table-row table:style-name="ro1">
          <table:table-cell office:value-type="string">
            <text:p>Bering Strait</text:p>
          </table:table-cell>
          <table:table-cell office:value-type="float" office:value="65.8938131">
            <text:p>65.8938131</text:p>
          </table:table-cell>
          <table:table-cell office:value-type="float" office:value="-168.3953957">
            <text:p>-168.3953957</text:p>
          </table:table-cell>
          <table:table-cell table:number-columns-repeated="2" office:value-type="string">
            <text:p>Bering Strait</text:p>
          </table:table-cell>
          <table:table-cell table:number-columns-repeated="1019"/>
        </table:table-row>
        <table:table-row table:style-name="ro2">
          <table:table-cell office:value-type="string">
            <text:p>Bering’s Island</text:p>
          </table:table-cell>
          <table:table-cell office:value-type="float" office:value="55.0078111">
            <text:p>55.0078111</text:p>
          </table:table-cell>
          <table:table-cell office:value-type="float" office:value="166.2776921">
            <text:p>166.2776921</text:p>
          </table:table-cell>
          <table:table-cell office:value-type="string">
            <text:p>Bering’s Island</text:p>
          </table:table-cell>
          <table:table-cell office:value-type="string">
            <text:p>Bering Island, Kamchatka Krai, Russia, 684500</text:p>
          </table:table-cell>
          <table:table-cell table:number-columns-repeated="1019"/>
        </table:table-row>
        <table:table-row table:style-name="ro1">
          <table:table-cell office:value-type="string">
            <text:p>Bermuda</text:p>
          </table:table-cell>
          <table:table-cell office:value-type="float" office:value="32.3078">
            <text:p>32.3078</text:p>
          </table:table-cell>
          <table:table-cell office:value-type="float" office:value="-64.7505">
            <text:p>-64.7505</text:p>
          </table:table-cell>
          <table:table-cell table:number-columns-repeated="2" office:value-type="string">
            <text:p>Bermuda</text:p>
          </table:table-cell>
          <table:table-cell table:number-columns-repeated="1019"/>
        </table:table-row>
        <table:table-row table:style-name="ro1">
          <table:table-cell office:value-type="string">
            <text:p>Bird Island</text:p>
          </table:table-cell>
          <table:table-cell office:value-type="float" office:value="-3.7206202">
            <text:p>-3.7206202</text:p>
          </table:table-cell>
          <table:table-cell office:value-type="float" office:value="55.2052085">
            <text:p>55.2052085</text:p>
          </table:table-cell>
          <table:table-cell table:number-columns-repeated="2" office:value-type="string">
            <text:p>Bird Island</text:p>
          </table:table-cell>
          <table:table-cell table:number-columns-repeated="1019"/>
        </table:table-row>
        <table:table-row table:style-name="ro1">
          <table:table-cell office:value-type="string">
            <text:p>Block Island</text:p>
          </table:table-cell>
          <table:table-cell office:value-type="float" office:value="41.1616556">
            <text:p>41.1616556</text:p>
          </table:table-cell>
          <table:table-cell office:value-type="float" office:value="-71.5842643">
            <text:p>-71.5842643</text:p>
          </table:table-cell>
          <table:table-cell office:value-type="string">
            <text:p>Block Island</text:p>
          </table:table-cell>
          <table:table-cell office:value-type="string">
            <text:p>Block Island, New Shoreham, RI 02807, US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ordelus(?) Island</text:p>
          </table:table-cell>
          <table:table-cell table:style-name="ce6" office:value-type="float" office:value="51.908333">
            <text:p>51.908333</text:p>
          </table:table-cell>
          <table:table-cell table:style-name="ce6" office:value-type="float" office:value="-177.438889">
            <text:p>-177.438889</text:p>
          </table:table-cell>
          <table:table-cell table:style-name="ce2" office:value-type="string">
            <text:p>Bobrof Island</text:p>
          </table:table-cell>
          <table:table-cell table:style-name="ce2" office:value-type="string">
            <text:p>Bobrof Island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otel Tobago</text:p>
          </table:table-cell>
          <table:table-cell table:style-name="ce6" office:value-type="float" office:value="22.05">
            <text:p>22.05</text:p>
          </table:table-cell>
          <table:table-cell table:style-name="ce6" office:value-type="float" office:value="121.533333">
            <text:p>121.533333</text:p>
          </table:table-cell>
          <table:table-cell table:number-columns-repeated="2" table:style-name="ce8" office:value-type="string">
            <text:p>Orchid Island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Bourbon Island</text:p>
          </table:table-cell>
          <table:table-cell office:value-type="float" office:value="33.4721798">
            <text:p>33.4721798</text:p>
          </table:table-cell>
          <table:table-cell office:value-type="float" office:value="-79.105155">
            <text:p>-79.105155</text:p>
          </table:table-cell>
          <table:table-cell office:value-type="string">
            <text:p>Bourbon Island</text:p>
          </table:table-cell>
          <table:table-cell office:value-type="string">
            <text:p>13089 Ocean Hwy, Pawleys Island, SC 29585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owhead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Bowhead Point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Brava</text:p>
          </table:table-cell>
          <table:table-cell table:style-name="ce2" office:value-type="float" office:value="14.8444438">
            <text:p>14.8444438</text:p>
          </table:table-cell>
          <table:table-cell table:style-name="ce2" office:value-type="float" office:value="-24.7024179">
            <text:p>-24.7024179</text:p>
          </table:table-cell>
          <table:table-cell table:style-name="ce2" office:value-type="string">
            <text:p>Bravo (Cape Verde)</text:p>
          </table:table-cell>
          <table:table-cell table:style-name="ce2" office:value-type="string">
            <text:p>Brava, Cape Verd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Bravo (Cape Verde)</text:p>
          </table:table-cell>
          <table:table-cell table:style-name="ce2" office:value-type="float" office:value="14.8444438">
            <text:p>14.8444438</text:p>
          </table:table-cell>
          <table:table-cell table:style-name="ce2" office:value-type="float" office:value="-24.7024179">
            <text:p>-24.7024179</text:p>
          </table:table-cell>
          <table:table-cell table:style-name="ce2" office:value-type="string">
            <text:p>Bravo (Cape Verde)</text:p>
          </table:table-cell>
          <table:table-cell table:style-name="ce2" office:value-type="string">
            <text:p>Brava, Cape Verd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Bravo Island</text:p>
          </table:table-cell>
          <table:table-cell table:style-name="ce2" office:value-type="float" office:value="14.8444438">
            <text:p>14.8444438</text:p>
          </table:table-cell>
          <table:table-cell table:style-name="ce2" office:value-type="float" office:value="-24.7024179">
            <text:p>-24.7024179</text:p>
          </table:table-cell>
          <table:table-cell table:style-name="ce2" office:value-type="string">
            <text:p>Bravo (Cape Verde)</text:p>
          </table:table-cell>
          <table:table-cell table:style-name="ce2" office:value-type="string">
            <text:p>Brava, Cape Verd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Bristol Bay</text:p>
          </table:table-cell>
          <table:table-cell office:value-type="float" office:value="57.9926243">
            <text:p>57.9926243</text:p>
          </table:table-cell>
          <table:table-cell office:value-type="float" office:value="-160.6391037">
            <text:p>-160.6391037</text:p>
          </table:table-cell>
          <table:table-cell office:value-type="string">
            <text:p>Bristol Bay</text:p>
          </table:table-cell>
          <table:table-cell office:value-type="string">
            <text:p>Bristol Bay, United Stat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uenavista</text:p>
          </table:table-cell>
          <table:table-cell table:style-name="ce2" office:value-type="float" office:value="-8.9005875">
            <text:p>-8.9005875</text:p>
          </table:table-cell>
          <table:table-cell table:style-name="ce2" office:value-type="float" office:value="159.977545">
            <text:p>159.977545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Buena Vista, Solomon Islands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ungelo Island</text:p>
          </table:table-cell>
          <table:table-cell table:style-name="ce2" office:value-type="float" office:value="28.6666714">
            <text:p>28.6666714</text:p>
          </table:table-cell>
          <table:table-cell table:style-name="ce2" office:value-type="float" office:value="129.6198433">
            <text:p>129.6198433</text:p>
          </table:table-cell>
          <table:table-cell table:style-name="ce2" office:value-type="string">
            <text:p>Bungelo Island</text:p>
          </table:table-cell>
          <table:table-cell table:style-name="ce2" office:value-type="string">
            <text:p>Bungelo Island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Byron Bay</text:p>
          </table:table-cell>
          <table:table-cell office:value-type="float" office:value="-28.6473671">
            <text:p>-28.6473671</text:p>
          </table:table-cell>
          <table:table-cell office:value-type="float" office:value="153.601977">
            <text:p>153.601977</text:p>
          </table:table-cell>
          <table:table-cell office:value-type="string">
            <text:p>Byron Bay</text:p>
          </table:table-cell>
          <table:table-cell office:value-type="string">
            <text:p>Byron Bay NSW 2481, Australia</text:p>
          </table:table-cell>
          <table:table-cell table:number-columns-repeated="1019"/>
        </table:table-row>
        <table:table-row table:style-name="ro1">
          <table:table-cell office:value-type="string">
            <text:p>Byron Island</text:p>
          </table:table-cell>
          <table:table-cell office:value-type="float" office:value="-16.1636264">
            <text:p>-16.1636264</text:p>
          </table:table-cell>
          <table:table-cell office:value-type="float" office:value="123.4467616">
            <text:p>123.4467616</text:p>
          </table:table-cell>
          <table:table-cell office:value-type="string">
            <text:p>Byron Island</text:p>
          </table:table-cell>
          <table:table-cell office:value-type="string">
            <text:p>Byron Island, Western Australia, Australi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yron’s Island</text:p>
          </table:table-cell>
          <table:table-cell table:style-name="ce6" office:value-type="float" office:value="-1.333333">
            <text:p>-1.333333</text:p>
          </table:table-cell>
          <table:table-cell table:style-name="ce6" office:value-type="float" office:value="175.983333">
            <text:p>175.983333</text:p>
          </table:table-cell>
          <table:table-cell table:style-name="ce2" office:value-type="string">
            <text:p>Byron’s Island, Beru Island</text:p>
          </table:table-cell>
          <table:table-cell table:style-name="ce2" office:value-type="string">
            <text:p>Byron’s Island, Beru Island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Byron’s Island (King Mills)</text:p>
          </table:table-cell>
          <table:table-cell table:style-name="ce6" office:value-type="float" office:value="-1.333333">
            <text:p>-1.333333</text:p>
          </table:table-cell>
          <table:table-cell table:style-name="ce6" office:value-type="float" office:value="175.983333">
            <text:p>175.983333</text:p>
          </table:table-cell>
          <table:table-cell table:style-name="ce2" office:value-type="string">
            <text:p>Byron’s Island, Beru Island</text:p>
          </table:table-cell>
          <table:table-cell table:style-name="ce2" office:value-type="string">
            <text:p>Byron’s Island, Beru Island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Cape Alevin</text:p>
          </table:table-cell>
          <table:table-cell table:style-name="ce6" office:value-type="float" office:value="58.95">
            <text:p>58.95</text:p>
          </table:table-cell>
          <table:table-cell table:style-name="ce6" office:value-type="float" office:value="152.41667">
            <text:p>152.41667</text:p>
          </table:table-cell>
          <table:table-cell table:style-name="ce2" office:value-type="string">
            <text:p>Siglan, Russia</text:p>
          </table:table-cell>
          <table:table-cell table:style-name="ce2" office:value-type="string">
            <text:p>Siglan, Russi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ape Bering</text:p>
          </table:table-cell>
          <table:table-cell office:value-type="float" office:value="-34.0612549">
            <text:p>-34.0612549</text:p>
          </table:table-cell>
          <table:table-cell office:value-type="float" office:value="18.603825">
            <text:p>18.603825</text:p>
          </table:table-cell>
          <table:table-cell office:value-type="string">
            <text:p>Cape Bering</text:p>
          </table:table-cell>
          <table:table-cell office:value-type="string">
            <text:p>Bering, Rocklands, Cape Town, 7798, South Afric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Blanca</text:p>
          </table:table-cell>
          <table:table-cell table:style-name="ce2" office:value-type="float" office:value="42.8376089">
            <text:p>42.8376089</text:p>
          </table:table-cell>
          <table:table-cell table:style-name="ce2" office:value-type="float" office:value="-124.5639997">
            <text:p>-124.5639997</text:p>
          </table:table-cell>
          <table:table-cell table:style-name="ce2" office:value-type="string">
            <text:p>Cape Blanca</text:p>
          </table:table-cell>
          <table:table-cell table:style-name="ce2" office:value-type="string">
            <text:p>Cape Blanco, Oregon 97476, US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Cape Bligan</text:p>
          </table:table-cell>
          <table:table-cell table:style-name="ce2" office:value-type="float" office:value="59.2">
            <text:p>59.2</text:p>
          </table:table-cell>
          <table:table-cell table:style-name="ce2" office:value-type="float" office:value="152.5">
            <text:p>152.5</text:p>
          </table:table-cell>
          <table:table-cell table:style-name="ce2" office:value-type="string">
            <text:p>Cape Bligan, Russia</text:p>
          </table:table-cell>
          <table:table-cell table:style-name="ce2" office:value-type="string">
            <text:p>Cape Bligan, Russi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ape Chaplin</text:p>
          </table:table-cell>
          <table:table-cell office:value-type="float" office:value="64.4058333">
            <text:p>64.4058333</text:p>
          </table:table-cell>
          <table:table-cell office:value-type="float" office:value="-172.2386111">
            <text:p>-172.2386111</text:p>
          </table:table-cell>
          <table:table-cell office:value-type="string">
            <text:p>Cape Chaplin</text:p>
          </table:table-cell>
          <table:table-cell office:value-type="string">
            <text:p>Mys Chaplina, Chukotka Autonomous Okrug, Russia, 689271</text:p>
          </table:table-cell>
          <table:table-cell table:number-columns-repeated="1019"/>
        </table:table-row>
        <table:table-row table:style-name="ro1">
          <table:table-cell office:value-type="string">
            <text:p>Cape East</text:p>
          </table:table-cell>
          <table:table-cell office:value-type="float" office:value="1.3273174">
            <text:p>1.3273174</text:p>
          </table:table-cell>
          <table:table-cell office:value-type="float" office:value="103.7483391">
            <text:p>103.7483391</text:p>
          </table:table-cell>
          <table:table-cell office:value-type="string">
            <text:p>Cape East</text:p>
          </table:table-cell>
          <table:table-cell office:value-type="string">
            <text:p>3 International Business Park, Singapore 609927</text:p>
          </table:table-cell>
          <table:table-cell table:number-columns-repeated="1019"/>
        </table:table-row>
        <table:table-row table:style-name="ro1">
          <table:table-cell office:value-type="string">
            <text:p>Cape Edward</text:p>
          </table:table-cell>
          <table:table-cell office:value-type="float" office:value="-34.0235794">
            <text:p>-34.0235794</text:p>
          </table:table-cell>
          <table:table-cell office:value-type="float" office:value="18.5203448">
            <text:p>18.5203448</text:p>
          </table:table-cell>
          <table:table-cell office:value-type="string">
            <text:p>Cape Edward</text:p>
          </table:table-cell>
          <table:table-cell office:value-type="string">
            <text:p>Edward, Cape Town, 7800, South Africa</text:p>
          </table:table-cell>
          <table:table-cell table:number-columns-repeated="1019"/>
        </table:table-row>
        <table:table-row table:style-name="ro1">
          <table:table-cell office:value-type="string">
            <text:p>Cape Elizabeth</text:p>
          </table:table-cell>
          <table:table-cell office:value-type="float" office:value="43.563696">
            <text:p>43.563696</text:p>
          </table:table-cell>
          <table:table-cell office:value-type="float" office:value="-70.2000467">
            <text:p>-70.2000467</text:p>
          </table:table-cell>
          <table:table-cell office:value-type="string">
            <text:p>Cape Elizabeth</text:p>
          </table:table-cell>
          <table:table-cell office:value-type="string">
            <text:p>Cape Elizabeth, ME, US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Farellones</text:p>
          </table:table-cell>
          <table:table-cell table:style-name="ce2" office:value-type="float" office:value="-33.5886812">
            <text:p>-33.5886812</text:p>
          </table:table-cell>
          <table:table-cell table:style-name="ce2" office:value-type="float" office:value="-71.7264904">
            <text:p>-71.7264904</text:p>
          </table:table-cell>
          <table:table-cell table:style-name="ce2" office:value-type="string">
            <text:p>Cape Farellones, Chile</text:p>
          </table:table-cell>
          <table:table-cell table:style-name="ce2" office:value-type="string">
            <text:p>Cape Farellones, Chil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Cape Horn</text:p>
          </table:table-cell>
          <table:table-cell office:value-type="float" office:value="-55.983333">
            <text:p>-55.983333</text:p>
          </table:table-cell>
          <table:table-cell office:value-type="float" office:value="-67.2666668">
            <text:p>-67.2666668</text:p>
          </table:table-cell>
          <table:table-cell office:value-type="string">
            <text:p>Cape Horn</text:p>
          </table:table-cell>
          <table:table-cell office:value-type="string">
            <text:p>Cape Horn, Chile</text:p>
          </table:table-cell>
          <table:table-cell table:number-columns-repeated="1019"/>
        </table:table-row>
        <table:table-row table:style-name="ro2">
          <table:table-cell office:value-type="string">
            <text:p>Cape Kamchatka</text:p>
          </table:table-cell>
          <table:table-cell office:value-type="float" office:value="56.1327377">
            <text:p>56.1327377</text:p>
          </table:table-cell>
          <table:table-cell office:value-type="float" office:value="159.5314398">
            <text:p>159.5314398</text:p>
          </table:table-cell>
          <table:table-cell office:value-type="string">
            <text:p>Cape Kamchatka</text:p>
          </table:table-cell>
          <table:table-cell office:value-type="string">
            <text:p>Kamchatka Peninsula, Kamchatka Krai, Russia, 684405</text:p>
          </table:table-cell>
          <table:table-cell table:number-columns-repeated="1019"/>
        </table:table-row>
        <table:table-row table:style-name="ro2">
          <table:table-cell office:value-type="string">
            <text:p>Cape Lisburne</text:p>
          </table:table-cell>
          <table:table-cell office:value-type="float" office:value="68.8811111">
            <text:p>68.8811111</text:p>
          </table:table-cell>
          <table:table-cell office:value-type="float" office:value="-166.21">
            <text:p>-166.21</text:p>
          </table:table-cell>
          <table:table-cell office:value-type="string">
            <text:p>Cape Lisburne</text:p>
          </table:table-cell>
          <table:table-cell office:value-type="string">
            <text:p>Cape Lisburne, Alaska 99766, USA</text:p>
          </table:table-cell>
          <table:table-cell table:number-columns-repeated="1019"/>
        </table:table-row>
        <table:table-row table:style-name="ro2">
          <table:table-cell office:value-type="string">
            <text:p>Cape Lopatka</text:p>
          </table:table-cell>
          <table:table-cell office:value-type="float" office:value="50.8702778">
            <text:p>50.8702778</text:p>
          </table:table-cell>
          <table:table-cell office:value-type="float" office:value="156.6641667">
            <text:p>156.6641667</text:p>
          </table:table-cell>
          <table:table-cell office:value-type="string">
            <text:p>Cape Lopatka</text:p>
          </table:table-cell>
          <table:table-cell office:value-type="string">
            <text:p>Mys Lopatka, Kamchatskiy kray, Russia, 68411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Navarin</text:p>
          </table:table-cell>
          <table:table-cell table:style-name="ce2" office:value-type="float" office:value="64.8008673">
            <text:p>64.8008673</text:p>
          </table:table-cell>
          <table:table-cell table:style-name="ce2" office:value-type="float" office:value="-175.404309">
            <text:p>-175.404309</text:p>
          </table:table-cell>
          <table:table-cell table:style-name="ce6" office:value-type="string">
            <text:p>Nunligran, Russia</text:p>
          </table:table-cell>
          <table:table-cell table:style-name="ce6" office:value-type="string">
            <text:p>Nunligran, Russi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ape North</text:p>
          </table:table-cell>
          <table:table-cell office:value-type="float" office:value="71.1709533">
            <text:p>71.1709533</text:p>
          </table:table-cell>
          <table:table-cell office:value-type="float" office:value="25.7836598">
            <text:p>25.7836598</text:p>
          </table:table-cell>
          <table:table-cell office:value-type="string">
            <text:p>Cape North</text:p>
          </table:table-cell>
          <table:table-cell office:value-type="string">
            <text:p>Nordkapp, Norway</text:p>
          </table:table-cell>
          <table:table-cell table:number-columns-repeated="1019"/>
        </table:table-row>
        <table:table-row table:style-name="ro2">
          <table:table-cell office:value-type="string">
            <text:p>Cape Oliven</text:p>
          </table:table-cell>
          <table:table-cell office:value-type="float" office:value="-33.70896">
            <text:p>-33.70896</text:p>
          </table:table-cell>
          <table:table-cell office:value-type="float" office:value="19.02256">
            <text:p>19.02256</text:p>
          </table:table-cell>
          <table:table-cell office:value-type="string">
            <text:p>Cape Oliven</text:p>
          </table:table-cell>
          <table:table-cell office:value-type="string">
            <text:p>Swaelstert Road, Paarl, 7646, South Afric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Olivin</text:p>
          </table:table-cell>
          <table:table-cell table:style-name="ce2" office:value-type="float" office:value="-33.70896">
            <text:p>-33.70896</text:p>
          </table:table-cell>
          <table:table-cell table:style-name="ce2" office:value-type="float" office:value="19.02256">
            <text:p>19.02256</text:p>
          </table:table-cell>
          <table:table-cell table:style-name="ce2" office:value-type="string">
            <text:p>Cape Oliven</text:p>
          </table:table-cell>
          <table:table-cell table:style-name="ce2" office:value-type="string">
            <text:p>Swaelstert Road, Paarl, 7646, South Afric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Cape Pijgin</text:p>
          </table:table-cell>
          <table:table-cell table:style-name="ce6" office:value-type="float" office:value="-9.466667">
            <text:p>-9.466667</text:p>
          </table:table-cell>
          <table:table-cell table:style-name="ce6" office:value-type="float" office:value="159.816667">
            <text:p>159.816667</text:p>
          </table:table-cell>
          <table:table-cell table:style-name="ce2" office:value-type="string">
            <text:p>Cape Pijgin, Solomon Islands</text:p>
          </table:table-cell>
          <table:table-cell table:style-name="ce2" office:value-type="string">
            <text:p>Cape Pijgin, Solomon Islands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ape Pratt</text:p>
          </table:table-cell>
          <table:table-cell office:value-type="float" office:value="43.2162878">
            <text:p>43.2162878</text:p>
          </table:table-cell>
          <table:table-cell office:value-type="float" office:value="-70.6173671">
            <text:p>-70.6173671</text:p>
          </table:table-cell>
          <table:table-cell office:value-type="string">
            <text:p>Cape Pratt</text:p>
          </table:table-cell>
          <table:table-cell office:value-type="string">
            <text:p>135 Logging Rd, Cape Neddick, ME 03902, USA</text:p>
          </table:table-cell>
          <table:table-cell table:number-columns-repeated="1019"/>
        </table:table-row>
        <table:table-row table:style-name="ro1">
          <table:table-cell office:value-type="string">
            <text:p>Cape Prince of Wales</text:p>
          </table:table-cell>
          <table:table-cell office:value-type="float" office:value="65.5963888">
            <text:p>65.5963888</text:p>
          </table:table-cell>
          <table:table-cell office:value-type="float" office:value="-168.0847221">
            <text:p>-168.0847221</text:p>
          </table:table-cell>
          <table:table-cell office:value-type="string">
            <text:p>Cape Prince of Wales</text:p>
          </table:table-cell>
          <table:table-cell office:value-type="string">
            <text:p>Cape Prince of Wales, Alaska 99783, US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Serdle</text:p>
          </table:table-cell>
          <table:table-cell table:style-name="ce6" office:value-type="float" office:value="65.754167">
            <text:p>65.754167</text:p>
          </table:table-cell>
          <table:table-cell table:style-name="ce6" office:value-type="float" office:value="-168.920833">
            <text:p>-168.920833</text:p>
          </table:table-cell>
          <table:table-cell table:style-name="ce2" office:value-type="string">
            <text:p>Little Diomede Island</text:p>
          </table:table-cell>
          <table:table-cell table:style-name="ce2" office:value-type="string">
            <text:p>Little Diomede Island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Cape Spencer</text:p>
          </table:table-cell>
          <table:table-cell office:value-type="float" office:value="45.198594">
            <text:p>45.198594</text:p>
          </table:table-cell>
          <table:table-cell office:value-type="float" office:value="-65.909831">
            <text:p>-65.909831</text:p>
          </table:table-cell>
          <table:table-cell office:value-type="string">
            <text:p>Cape Spencer</text:p>
          </table:table-cell>
          <table:table-cell office:value-type="string">
            <text:p>Cape Spencer, NB E2J, Canad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St. Joh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-55.510556">
            <text:p>-55.510556</text:p>
          </table:table-cell>
          <table:table-cell table:style-name="ce2" office:value-type="string">
            <text:p>Cape St. John</text:p>
          </table:table-cell>
          <table:table-cell table:style-name="ce2" office:value-type="string">
            <text:p>Cape St. John, NS, C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ape St. Lucas</text:p>
          </table:table-cell>
          <table:table-cell office:value-type="float" office:value="22.8905327">
            <text:p>22.8905327</text:p>
          </table:table-cell>
          <table:table-cell office:value-type="float" office:value="-109.9167371">
            <text:p>-109.9167371</text:p>
          </table:table-cell>
          <table:table-cell office:value-type="string">
            <text:p>Cape St. Lucas</text:p>
          </table:table-cell>
          <table:table-cell office:value-type="string">
            <text:p>Cabo San Lucas, Baja California Sur, Mexico</text:p>
          </table:table-cell>
          <table:table-cell table:number-columns-repeated="1019"/>
        </table:table-row>
        <table:table-row table:style-name="ro2">
          <table:table-cell office:value-type="string">
            <text:p>Cape St. Thaddeus</text:p>
          </table:table-cell>
          <table:table-cell office:value-type="float" office:value="-33.9326019">
            <text:p>-33.9326019</text:p>
          </table:table-cell>
          <table:table-cell office:value-type="float" office:value="18.6803019">
            <text:p>18.6803019</text:p>
          </table:table-cell>
          <table:table-cell office:value-type="string">
            <text:p>Cape St. Thaddeus</text:p>
          </table:table-cell>
          <table:table-cell office:value-type="string">
            <text:p>Unit 20, Gerryts St, Kuils River, Cape Town, 7680, South Africa</text:p>
          </table:table-cell>
          <table:table-cell table:number-columns-repeated="1019"/>
        </table:table-row>
        <table:table-row table:style-name="ro1">
          <table:table-cell office:value-type="string">
            <text:p>Cape St. Thomas</text:p>
          </table:table-cell>
          <table:table-cell office:value-type="float" office:value="18.3380965">
            <text:p>18.3380965</text:p>
          </table:table-cell>
          <table:table-cell office:value-type="float" office:value="-64.8940946">
            <text:p>-64.8940946</text:p>
          </table:table-cell>
          <table:table-cell office:value-type="string">
            <text:p>Cape St. Thomas</text:p>
          </table:table-cell>
          <table:table-cell office:value-type="string">
            <text:p>St Thomas, 00802, USVI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pe Thaddeus</text:p>
          </table:table-cell>
          <table:table-cell table:style-name="ce6" office:value-type="float" office:value="62.666667">
            <text:p>62.666667</text:p>
          </table:table-cell>
          <table:table-cell table:style-name="ce6" office:value-type="float" office:value="179.616667">
            <text:p>179.616667</text:p>
          </table:table-cell>
          <table:table-cell table:number-columns-repeated="2" table:style-name="ce2" office:value-type="string">
            <text:p>Cape Thaddeus, Russ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Cape Verde</text:p>
          </table:table-cell>
          <table:table-cell office:value-type="float" office:value="15.120142">
            <text:p>15.120142</text:p>
          </table:table-cell>
          <table:table-cell office:value-type="float" office:value="-23.6051868">
            <text:p>-23.6051868</text:p>
          </table:table-cell>
          <table:table-cell table:number-columns-repeated="2" office:value-type="string">
            <text:p>Cape Verde</text:p>
          </table:table-cell>
          <table:table-cell table:number-columns-repeated="1019"/>
        </table:table-row>
        <table:table-row table:style-name="ro1">
          <table:table-cell office:value-type="string">
            <text:p>Cape Verde Island</text:p>
          </table:table-cell>
          <table:table-cell office:value-type="float" office:value="16.7266152">
            <text:p>16.7266152</text:p>
          </table:table-cell>
          <table:table-cell office:value-type="float" office:value="-22.9297109">
            <text:p>-22.9297109</text:p>
          </table:table-cell>
          <table:table-cell office:value-type="string">
            <text:p>Cape Verde Island</text:p>
          </table:table-cell>
          <table:table-cell office:value-type="string">
            <text:p>Sal, Cape Verde</text:p>
          </table:table-cell>
          <table:table-cell table:number-columns-repeated="1019"/>
        </table:table-row>
        <table:table-row table:style-name="ro1">
          <table:table-cell office:value-type="string">
            <text:p>Cape of Good Hope</text:p>
          </table:table-cell>
          <table:table-cell office:value-type="float" office:value="-34.3568425">
            <text:p>-34.3568425</text:p>
          </table:table-cell>
          <table:table-cell office:value-type="float" office:value="18.4739882">
            <text:p>18.4739882</text:p>
          </table:table-cell>
          <table:table-cell office:value-type="string">
            <text:p>Cape of Good Hope</text:p>
          </table:table-cell>
          <table:table-cell office:value-type="string">
            <text:p>Cape of Good Hope, Cape Point Rd, Cape Town, 8001, South Afric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arlo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Carmen Island</text:p>
          </table:table-cell>
          <table:table-cell office:value-type="float" office:value="25.9774712">
            <text:p>25.9774712</text:p>
          </table:table-cell>
          <table:table-cell office:value-type="float" office:value="-111.1533456">
            <text:p>-111.1533456</text:p>
          </table:table-cell>
          <table:table-cell office:value-type="string">
            <text:p>Carmen Island</text:p>
          </table:table-cell>
          <table:table-cell office:value-type="string">
            <text:p>Isla Carmen, Baja California Sur, Mexico</text:p>
          </table:table-cell>
          <table:table-cell table:number-columns-repeated="1019"/>
        </table:table-row>
        <table:table-row table:style-name="ro1">
          <table:table-cell office:value-type="string">
            <text:p>Caroline Island</text:p>
          </table:table-cell>
          <table:table-cell office:value-type="float" office:value="-9.9137537">
            <text:p>-9.9137537</text:p>
          </table:table-cell>
          <table:table-cell office:value-type="float" office:value="-150.2038389">
            <text:p>-150.2038389</text:p>
          </table:table-cell>
          <table:table-cell office:value-type="string">
            <text:p>Caroline Island</text:p>
          </table:table-cell>
          <table:table-cell office:value-type="string">
            <text:p>Caroline Island, French Polynesi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eralbo</text:p>
          </table:table-cell>
          <table:table-cell table:style-name="ce6" office:value-type="float" office:value="24.221389">
            <text:p>24.221389</text:p>
          </table:table-cell>
          <table:table-cell table:style-name="ce6" office:value-type="float" office:value="-109.870556">
            <text:p>-109.870556</text:p>
          </table:table-cell>
          <table:table-cell table:style-name="ce2" office:value-type="string">
            <text:p>Ceralbo, Baja Mexico</text:p>
          </table:table-cell>
          <table:table-cell table:style-name="ce2" office:value-type="string">
            <text:p>Ceralbo, Baja Mexico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Ceres Island</text:p>
          </table:table-cell>
          <table:table-cell table:style-name="ce6" office:value-type="float" office:value="-51.86787">
            <text:p>-51.86787</text:p>
          </table:table-cell>
          <table:table-cell table:style-name="ce6" office:value-type="float" office:value="-74.01194">
            <text:p>-74.01194</text:p>
          </table:table-cell>
          <table:table-cell table:number-columns-repeated="2" table:style-name="ce2" office:value-type="string">
            <text:p>Ceres Island, Chile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erros Island</text:p>
          </table:table-cell>
          <table:table-cell office:value-type="float" office:value="28.1901766">
            <text:p>28.1901766</text:p>
          </table:table-cell>
          <table:table-cell office:value-type="float" office:value="-115.2126293">
            <text:p>-115.2126293</text:p>
          </table:table-cell>
          <table:table-cell office:value-type="string">
            <text:p>Cerros Island</text:p>
          </table:table-cell>
          <table:table-cell office:value-type="string">
            <text:p>Isla Cedros, Baja California, Mexico</text:p>
          </table:table-cell>
          <table:table-cell table:number-columns-repeated="1019"/>
        </table:table-row>
        <table:table-row table:style-name="ro1">
          <table:table-cell office:value-type="string">
            <text:p>Chatham Island</text:p>
          </table:table-cell>
          <table:table-cell office:value-type="float" office:value="-43.9120964">
            <text:p>-43.9120964</text:p>
          </table:table-cell>
          <table:table-cell office:value-type="float" office:value="-176.5433025">
            <text:p>-176.5433025</text:p>
          </table:table-cell>
          <table:table-cell office:value-type="string">
            <text:p>Chatham Island</text:p>
          </table:table-cell>
          <table:table-cell office:value-type="string">
            <text:p>Chatham Islands, New Zeala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ristina’s Island</text:p>
          </table:table-cell>
          <table:table-cell table:style-name="ce2" office:value-type="float" office:value="-64.8">
            <text:p>-64.8</text:p>
          </table:table-cell>
          <table:table-cell table:style-name="ce2" office:value-type="float" office:value="-64.0355217">
            <text:p>-64.0355217</text:p>
          </table:table-cell>
          <table:table-cell table:number-columns-repeated="2" table:style-name="ce2" office:value-type="string">
            <text:p>Christine Island, Antarctic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Christmas Island</text:p>
          </table:table-cell>
          <table:table-cell office:value-type="float" office:value="-10.447525">
            <text:p>-10.447525</text:p>
          </table:table-cell>
          <table:table-cell office:value-type="float" office:value="105.690449">
            <text:p>105.690449</text:p>
          </table:table-cell>
          <table:table-cell office:value-type="string">
            <text:p>Christmas Island</text:p>
          </table:table-cell>
          <table:table-cell office:value-type="string">
            <text:p>6798, Christmas Island</text:p>
          </table:table-cell>
          <table:table-cell table:number-columns-repeated="1019"/>
        </table:table-row>
        <table:table-row table:style-name="ro3">
          <table:table-cell office:value-type="string">
            <text:p>Chriswells Islands</text:p>
          </table:table-cell>
          <table:table-cell office:value-type="float" office:value="38.9459495">
            <text:p>38.9459495</text:p>
          </table:table-cell>
          <table:table-cell office:value-type="float" office:value="-76.559837">
            <text:p>-76.559837</text:p>
          </table:table-cell>
          <table:table-cell office:value-type="string">
            <text:p>Chriswells Islands</text:p>
          </table:table-cell>
          <table:table-cell office:value-type="string">
            <text:p>Solomons Island</text:p>
          </table:table-cell>
          <table:table-cell table:number-columns-repeated="1019"/>
        </table:table-row>
        <table:table-row table:style-name="ro1">
          <table:table-cell office:value-type="string">
            <text:p>Coast of Africa</text:p>
          </table:table-cell>
          <table:table-cell office:value-type="float" office:value="7.539989">
            <text:p>7.539989</text:p>
          </table:table-cell>
          <table:table-cell office:value-type="float" office:value="-5.54708">
            <text:p>-5.54708</text:p>
          </table:table-cell>
          <table:table-cell office:value-type="string">
            <text:p>Coast of Africa</text:p>
          </table:table-cell>
          <table:table-cell office:value-type="string">
            <text:p>Côte d'Ivoi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ast of Kamchatka</text:p>
          </table:table-cell>
          <table:table-cell table:style-name="ce2" office:value-type="float" office:value="56.1327407">
            <text:p>56.1327407</text:p>
          </table:table-cell>
          <table:table-cell table:style-name="ce2" office:value-type="float" office:value="159.5292458">
            <text:p>159.5292458</text:p>
          </table:table-cell>
          <table:table-cell table:number-columns-repeated="2" table:style-name="ce2" office:value-type="string">
            <text:p>Coast of Kamchatk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Concepcion Point</text:p>
          </table:table-cell>
          <table:table-cell office:value-type="float" office:value="34.4485977">
            <text:p>34.4485977</text:p>
          </table:table-cell>
          <table:table-cell office:value-type="float" office:value="-120.4715514">
            <text:p>-120.4715514</text:p>
          </table:table-cell>
          <table:table-cell office:value-type="string">
            <text:p>Concepcion Point</text:p>
          </table:table-cell>
          <table:table-cell office:value-type="string">
            <text:p>Point Conception, California 93436, USA</text:p>
          </table:table-cell>
          <table:table-cell table:number-columns-repeated="1019"/>
        </table:table-row>
        <table:table-row table:style-name="ro1">
          <table:table-cell office:value-type="string">
            <text:p>Cooper’s Island</text:p>
          </table:table-cell>
          <table:table-cell office:value-type="float" office:value="18.3847054">
            <text:p>18.3847054</text:p>
          </table:table-cell>
          <table:table-cell office:value-type="float" office:value="-64.5127273">
            <text:p>-64.5127273</text:p>
          </table:table-cell>
          <table:table-cell office:value-type="string">
            <text:p>Cooper’s Island</text:p>
          </table:table-cell>
          <table:table-cell office:value-type="string">
            <text:p>British Virgin Islands</text:p>
          </table:table-cell>
          <table:table-cell table:number-columns-repeated="1019"/>
        </table:table-row>
        <table:table-row table:style-name="ro1">
          <table:table-cell office:value-type="string">
            <text:p>Copper Island</text:p>
          </table:table-cell>
          <table:table-cell office:value-type="float" office:value="46.3179962">
            <text:p>46.3179962</text:p>
          </table:table-cell>
          <table:table-cell office:value-type="float" office:value="-83.9678805">
            <text:p>-83.9678805</text:p>
          </table:table-cell>
          <table:table-cell office:value-type="string">
            <text:p>Copper Island</text:p>
          </table:table-cell>
          <table:table-cell office:value-type="string">
            <text:p>Copper Island, St. Joseph, ON, Canad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ross Sound</text:p>
          </table:table-cell>
          <table:table-cell table:style-name="ce6" office:value-type="float" office:value="58.177778">
            <text:p>58.177778</text:p>
          </table:table-cell>
          <table:table-cell table:style-name="ce6" office:value-type="float" office:value="-136.51">
            <text:p>-136.51</text:p>
          </table:table-cell>
          <table:table-cell table:number-columns-repeated="2" table:style-name="ce2" office:value-type="string">
            <text:p>Cross Sound, AK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>
            <text:p>Crown Island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rozete Islands</text:p>
          </table:table-cell>
          <table:table-cell office:value-type="float" office:value="-46.2141697">
            <text:p>-46.2141697</text:p>
          </table:table-cell>
          <table:table-cell office:value-type="float" office:value="51.2485294">
            <text:p>51.2485294</text:p>
          </table:table-cell>
          <table:table-cell office:value-type="string">
            <text:p>Crozete Islands</text:p>
          </table:table-cell>
          <table:table-cell office:value-type="string">
            <text:p>Iles Crozet</text:p>
          </table:table-cell>
          <table:table-cell table:number-columns-repeated="1019"/>
        </table:table-row>
        <table:table-row table:style-name="ro3">
          <table:table-cell office:value-type="string">
            <text:p>Dagelet Island</text:p>
          </table:table-cell>
          <table:table-cell office:value-type="float" office:value="37.5063677">
            <text:p>37.5063677</text:p>
          </table:table-cell>
          <table:table-cell office:value-type="float" office:value="130.8571536">
            <text:p>130.8571536</text:p>
          </table:table-cell>
          <table:table-cell office:value-type="string">
            <text:p>Dagelet Island</text:p>
          </table:table-cell>
          <table:table-cell office:value-type="string">
            <text:p>Dagelet Island</text:p>
          </table:table-cell>
          <table:table-cell table:number-columns-repeated="1019"/>
        </table:table-row>
        <table:table-row table:style-name="ro3">
          <table:table-cell office:value-type="string">
            <text:p>Dagettoo Island</text:p>
          </table:table-cell>
          <table:table-cell office:value-type="float" office:value="37.5063677">
            <text:p>37.5063677</text:p>
          </table:table-cell>
          <table:table-cell office:value-type="float" office:value="130.8571536">
            <text:p>130.8571536</text:p>
          </table:table-cell>
          <table:table-cell office:value-type="string">
            <text:p>Dagelet Island</text:p>
          </table:table-cell>
          <table:table-cell office:value-type="string">
            <text:p>Dagelet Island</text:p>
          </table:table-cell>
          <table:table-cell table:number-columns-repeated="1019"/>
        </table:table-row>
        <table:table-row table:style-name="ro2">
          <table:table-cell office:value-type="string">
            <text:p>De la Mocha (Chile)</text:p>
          </table:table-cell>
          <table:table-cell office:value-type="float" office:value="-36.833333">
            <text:p>-36.833333</text:p>
          </table:table-cell>
          <table:table-cell office:value-type="float" office:value="-72.1">
            <text:p>-72.1</text:p>
          </table:table-cell>
          <table:table-cell office:value-type="string">
            <text:p>De la Mocha (Chile)</text:p>
          </table:table-cell>
          <table:table-cell office:value-type="string">
            <text:p>La Mocha, San Ignacio, Región del Bío Bío, Chile</text:p>
          </table:table-cell>
          <table:table-cell table:number-columns-repeated="1019"/>
        </table:table-row>
        <table:table-row table:style-name="ro2">
          <table:table-cell office:value-type="string">
            <text:p>Deans Islans</text:p>
          </table:table-cell>
          <table:table-cell office:value-type="float" office:value="35.4284172">
            <text:p>35.4284172</text:p>
          </table:table-cell>
          <table:table-cell office:value-type="float" office:value="-90.041201">
            <text:p>-90.041201</text:p>
          </table:table-cell>
          <table:table-cell office:value-type="string">
            <text:p>Deans Islans</text:p>
          </table:table-cell>
          <table:table-cell office:value-type="string">
            <text:p>Deans Island, Golden Lake Township, AR 72350, USA</text:p>
          </table:table-cell>
          <table:table-cell table:number-columns-repeated="1019"/>
        </table:table-row>
        <table:table-row table:style-name="ro1">
          <table:table-cell office:value-type="string">
            <text:p>Dec 14 1850 p. 85 Macauley Island New Zealand</text:p>
          </table:table-cell>
          <table:table-cell office:value-type="float" office:value="-30.2332381">
            <text:p>-30.2332381</text:p>
          </table:table-cell>
          <table:table-cell office:value-type="float" office:value="-178.428272">
            <text:p>-178.428272</text:p>
          </table:table-cell>
          <table:table-cell office:value-type="string">
            <text:p>Macauley Island</text:p>
          </table:table-cell>
          <table:table-cell office:value-type="string">
            <text:p>Macauley Island, New Zealand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amond Bay</text:p>
          </table:table-cell>
          <table:table-cell table:style-name="ce2" office:value-type="float" office:value="-38.3542396">
            <text:p>-38.3542396</text:p>
          </table:table-cell>
          <table:table-cell table:style-name="ce2" office:value-type="float" office:value="140.2599624">
            <text:p>140.2599624</text:p>
          </table:table-cell>
          <table:table-cell table:style-name="ce2" office:value-type="string">
            <text:p>Diamond Bay</text:p>
          </table:table-cell>
          <table:table-cell table:style-name="ce2" office:value-type="string">
            <text:p>Diamond Bay, Victoria, Aus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Diamond Head</text:p>
          </table:table-cell>
          <table:table-cell office:value-type="float" office:value="21.2637984">
            <text:p>21.2637984</text:p>
          </table:table-cell>
          <table:table-cell office:value-type="float" office:value="-157.8040943">
            <text:p>-157.8040943</text:p>
          </table:table-cell>
          <table:table-cell office:value-type="string">
            <text:p>Diamond Head</text:p>
          </table:table-cell>
          <table:table-cell office:value-type="string">
            <text:p>Diamond Head State Monument, Honolulu, HI 96815, USA</text:p>
          </table:table-cell>
          <table:table-cell table:number-columns-repeated="1019"/>
        </table:table-row>
        <table:table-row table:style-name="ro1">
          <table:table-cell office:value-type="string">
            <text:p>Diego Ramires</text:p>
          </table:table-cell>
          <table:table-cell office:value-type="float" office:value="-56.4898263">
            <text:p>-56.4898263</text:p>
          </table:table-cell>
          <table:table-cell office:value-type="float" office:value="-68.7236854">
            <text:p>-68.7236854</text:p>
          </table:table-cell>
          <table:table-cell office:value-type="string">
            <text:p>Diego Ramires</text:p>
          </table:table-cell>
          <table:table-cell office:value-type="string">
            <text:p>Diego Ramírez Islands</text:p>
          </table:table-cell>
          <table:table-cell table:number-columns-repeated="1019"/>
        </table:table-row>
        <table:table-row table:style-name="ro1">
          <table:table-cell office:value-type="string">
            <text:p>Diego Ramirez</text:p>
          </table:table-cell>
          <table:table-cell office:value-type="float" office:value="-56.4898263">
            <text:p>-56.4898263</text:p>
          </table:table-cell>
          <table:table-cell office:value-type="float" office:value="-68.7236854">
            <text:p>-68.7236854</text:p>
          </table:table-cell>
          <table:table-cell office:value-type="string">
            <text:p>Diego Ramirez</text:p>
          </table:table-cell>
          <table:table-cell office:value-type="string">
            <text:p>Diego Ramírez Islands</text:p>
          </table:table-cell>
          <table:table-cell table:number-columns-repeated="1019"/>
        </table:table-row>
        <table:table-row table:style-name="ro2">
          <table:table-cell office:value-type="string">
            <text:p>Diegos</text:p>
          </table:table-cell>
          <table:table-cell office:value-type="float" office:value="19.3458826">
            <text:p>19.3458826</text:p>
          </table:table-cell>
          <table:table-cell office:value-type="float" office:value="-98.9953095">
            <text:p>-98.9953095</text:p>
          </table:table-cell>
          <table:table-cell office:value-type="string">
            <text:p>Diegos</text:p>
          </table:table-cell>
          <table:table-cell office:value-type="string">
            <text:p>Diegos, San Miguel Teotongo, 09630 Ciudad de México, CDMX, Mexico</text:p>
          </table:table-cell>
          <table:table-cell table:number-columns-repeated="1019"/>
        </table:table-row>
        <table:table-row table:style-name="ro2">
          <table:table-cell office:value-type="string">
            <text:p>Diomede Island</text:p>
          </table:table-cell>
          <table:table-cell office:value-type="float" office:value="65.7823">
            <text:p>65.7823</text:p>
          </table:table-cell>
          <table:table-cell office:value-type="float" office:value="-168.9761">
            <text:p>-168.9761</text:p>
          </table:table-cell>
          <table:table-cell office:value-type="string">
            <text:p>Diomede Island</text:p>
          </table:table-cell>
          <table:table-cell office:value-type="string">
            <text:p>Diomede Islands</text:p>
          </table:table-cell>
          <table:table-cell table:number-columns-repeated="1019"/>
        </table:table-row>
        <table:table-row table:style-name="ro2">
          <table:table-cell office:value-type="string">
            <text:p>Diomede Islands</text:p>
          </table:table-cell>
          <table:table-cell office:value-type="float" office:value="65.7823">
            <text:p>65.7823</text:p>
          </table:table-cell>
          <table:table-cell office:value-type="float" office:value="-168.9761">
            <text:p>-168.9761</text:p>
          </table:table-cell>
          <table:table-cell office:value-type="string">
            <text:p>Diomede Islands</text:p>
          </table:table-cell>
          <table:table-cell office:value-type="string">
            <text:p>Diomede Islands</text:p>
          </table:table-cell>
          <table:table-cell table:number-columns-repeated="1019"/>
        </table:table-row>
        <table:table-row table:style-name="ro2">
          <table:table-cell office:value-type="string">
            <text:p>Diomedes</text:p>
          </table:table-cell>
          <table:table-cell office:value-type="float" office:value="26.0402462">
            <text:p>26.0402462</text:p>
          </table:table-cell>
          <table:table-cell office:value-type="float" office:value="-98.3002749">
            <text:p>-98.3002749</text:p>
          </table:table-cell>
          <table:table-cell office:value-type="string">
            <text:p>Diomedes</text:p>
          </table:table-cell>
          <table:table-cell office:value-type="string">
            <text:p>Diomedes, Jacinto López III, 88757 Reynosa, Tamps., Mexico</text:p>
          </table:table-cell>
          <table:table-cell table:number-columns-repeated="1019"/>
        </table:table-row>
        <table:table-row table:style-name="ro2">
          <table:table-cell office:value-type="string">
            <text:p>Diomedes Island</text:p>
          </table:table-cell>
          <table:table-cell office:value-type="float" office:value="65.7823">
            <text:p>65.7823</text:p>
          </table:table-cell>
          <table:table-cell office:value-type="float" office:value="-168.9761">
            <text:p>-168.9761</text:p>
          </table:table-cell>
          <table:table-cell office:value-type="string">
            <text:p>Diomedes Island</text:p>
          </table:table-cell>
          <table:table-cell office:value-type="string">
            <text:p>Diomede Islands</text:p>
          </table:table-cell>
          <table:table-cell table:number-columns-repeated="1019"/>
        </table:table-row>
        <table:table-row table:style-name="ro2">
          <table:table-cell office:value-type="string">
            <text:p>Diomedes Islands</text:p>
          </table:table-cell>
          <table:table-cell office:value-type="float" office:value="65.7823">
            <text:p>65.7823</text:p>
          </table:table-cell>
          <table:table-cell office:value-type="float" office:value="-168.9761">
            <text:p>-168.9761</text:p>
          </table:table-cell>
          <table:table-cell office:value-type="string">
            <text:p>Diomedes Islands</text:p>
          </table:table-cell>
          <table:table-cell office:value-type="string">
            <text:p>Diomede Islands</text:p>
          </table:table-cell>
          <table:table-cell table:number-columns-repeated="1019"/>
        </table:table-row>
        <table:table-row table:style-name="ro1">
          <table:table-cell office:value-type="string">
            <text:p>Dominica</text:p>
          </table:table-cell>
          <table:table-cell office:value-type="float" office:value="15.414999">
            <text:p>15.414999</text:p>
          </table:table-cell>
          <table:table-cell office:value-type="float" office:value="-61.370976">
            <text:p>-61.370976</text:p>
          </table:table-cell>
          <table:table-cell table:number-columns-repeated="2" office:value-type="string">
            <text:p>Dominica</text:p>
          </table:table-cell>
          <table:table-cell table:number-columns-repeated="1019"/>
        </table:table-row>
        <table:table-row table:style-name="ro1">
          <table:table-cell office:value-type="string">
            <text:p>Doubtful Island Bay</text:p>
          </table:table-cell>
          <table:table-cell office:value-type="float" office:value="-34.3750972">
            <text:p>-34.3750972</text:p>
          </table:table-cell>
          <table:table-cell office:value-type="float" office:value="119.6071724">
            <text:p>119.6071724</text:p>
          </table:table-cell>
          <table:table-cell office:value-type="string">
            <text:p>Doubtful Island Bay</text:p>
          </table:table-cell>
          <table:table-cell office:value-type="string">
            <text:p>Doubtful Islands, Western Australia, Australia</text:p>
          </table:table-cell>
          <table:table-cell table:number-columns-repeated="1019"/>
        </table:table-row>
        <table:table-row table:style-name="ro1">
          <table:table-cell office:value-type="string">
            <text:p>Drummond Island</text:p>
          </table:table-cell>
          <table:table-cell office:value-type="float" office:value="46.0200211">
            <text:p>46.0200211</text:p>
          </table:table-cell>
          <table:table-cell office:value-type="float" office:value="-83.7311138">
            <text:p>-83.7311138</text:p>
          </table:table-cell>
          <table:table-cell office:value-type="string">
            <text:p>Drummond Island</text:p>
          </table:table-cell>
          <table:table-cell office:value-type="string">
            <text:p>Drummond, MI 49726, USA</text:p>
          </table:table-cell>
          <table:table-cell table:number-columns-repeated="1019"/>
        </table:table-row>
        <table:table-row table:style-name="ro2">
          <table:table-cell office:value-type="string">
            <text:p>Drummonds Islan</text:p>
          </table:table-cell>
          <table:table-cell office:value-type="float" office:value="46.0200211">
            <text:p>46.0200211</text:p>
          </table:table-cell>
          <table:table-cell office:value-type="float" office:value="-83.7311138">
            <text:p>-83.7311138</text:p>
          </table:table-cell>
          <table:table-cell office:value-type="string">
            <text:p>Drummonds Islan</text:p>
          </table:table-cell>
          <table:table-cell office:value-type="string">
            <text:p>Drummond, MI 49726, USA</text:p>
          </table:table-cell>
          <table:table-cell table:number-columns-repeated="1019"/>
        </table:table-row>
        <table:table-row table:style-name="ro1">
          <table:table-cell office:value-type="string">
            <text:p>Drummond’s Island</text:p>
          </table:table-cell>
          <table:table-cell office:value-type="float" office:value="46.0200211">
            <text:p>46.0200211</text:p>
          </table:table-cell>
          <table:table-cell office:value-type="float" office:value="-83.7311138">
            <text:p>-83.7311138</text:p>
          </table:table-cell>
          <table:table-cell office:value-type="string">
            <text:p>Drummond’s Island</text:p>
          </table:table-cell>
          <table:table-cell office:value-type="string">
            <text:p>Drummond, MI 49726, US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gle Point</text:p>
          </table:table-cell>
          <table:table-cell table:style-name="ce2" office:value-type="float" office:value="-43.0104107">
            <text:p>-43.0104107</text:p>
          </table:table-cell>
          <table:table-cell table:style-name="ce2" office:value-type="float" office:value="147.8431827">
            <text:p>147.8431827</text:p>
          </table:table-cell>
          <table:table-cell table:number-columns-repeated="2" table:style-name="ce2" office:value-type="string">
            <text:p>Eagle Point, Tasman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East Cape</text:p>
          </table:table-cell>
          <table:table-cell office:value-type="float" office:value="-38.662334">
            <text:p>-38.662334</text:p>
          </table:table-cell>
          <table:table-cell office:value-type="float" office:value="178.017649">
            <text:p>178.017649</text:p>
          </table:table-cell>
          <table:table-cell office:value-type="string">
            <text:p>East Cape</text:p>
          </table:table-cell>
          <table:table-cell office:value-type="string">
            <text:p>Gisborne, New Zealand</text:p>
          </table:table-cell>
          <table:table-cell table:number-columns-repeated="1019"/>
        </table:table-row>
        <table:table-row table:style-name="ro1">
          <table:table-cell office:value-type="string">
            <text:p>Elbow Island</text:p>
          </table:table-cell>
          <table:table-cell office:value-type="float" office:value="26.52594">
            <text:p>26.52594</text:p>
          </table:table-cell>
          <table:table-cell office:value-type="float" office:value="-76.9686267">
            <text:p>-76.9686267</text:p>
          </table:table-cell>
          <table:table-cell office:value-type="string">
            <text:p>Elbow Island</text:p>
          </table:table-cell>
          <table:table-cell office:value-type="string">
            <text:p>Elbow Cay, The Bahamas</text:p>
          </table:table-cell>
          <table:table-cell table:number-columns-repeated="1019"/>
        </table:table-row>
        <table:table-row table:style-name="ro2">
          <table:table-cell office:value-type="string">
            <text:p>Enderbury Island</text:p>
          </table:table-cell>
          <table:table-cell office:value-type="float" office:value="-3.1272412">
            <text:p>-3.1272412</text:p>
          </table:table-cell>
          <table:table-cell office:value-type="float" office:value="-171.0837442">
            <text:p>-171.0837442</text:p>
          </table:table-cell>
          <table:table-cell office:value-type="string">
            <text:p>Enderbury Island</text:p>
          </table:table-cell>
          <table:table-cell office:value-type="string">
            <text:p>Enderbury Island, Kiribati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F?sus?sima Islands</text:p>
          </table:table-cell>
          <table:table-cell table:style-name="ce6" office:value-type="float" office:value="34.777857">
            <text:p>34.777857</text:p>
          </table:table-cell>
          <table:table-cell table:style-name="ce6" office:value-type="float" office:value="131.147985">
            <text:p>131.147985</text:p>
          </table:table-cell>
          <table:table-cell table:number-columns-repeated="2" table:style-name="ce6" office:value-type="string">
            <text:p>Mishima, Japan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Faial</text:p>
          </table:table-cell>
          <table:table-cell table:style-name="ce4" office:value-type="float" office:value="38.5912552">
            <text:p>38.5912552</text:p>
          </table:table-cell>
          <table:table-cell table:style-name="ce4" office:value-type="float" office:value="-28.6964752">
            <text:p>-28.6964752</text:p>
          </table:table-cell>
          <table:table-cell table:style-name="ce4" office:value-type="string">
            <text:p>Faial</text:p>
          </table:table-cell>
          <table:table-cell table:style-name="ce4" office:value-type="string">
            <text:p>Faial Island, 9900, Portugal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Faial Island</text:p>
          </table:table-cell>
          <table:table-cell office:value-type="float" office:value="38.5912552">
            <text:p>38.5912552</text:p>
          </table:table-cell>
          <table:table-cell office:value-type="float" office:value="-28.6964752">
            <text:p>-28.6964752</text:p>
          </table:table-cell>
          <table:table-cell office:value-type="string">
            <text:p>Faial Island</text:p>
          </table:table-cell>
          <table:table-cell office:value-type="string">
            <text:p>Faial Island, 9900, Portugal</text:p>
          </table:table-cell>
          <table:table-cell table:number-columns-repeated="1019"/>
        </table:table-row>
        <table:table-row table:style-name="ro1">
          <table:table-cell office:value-type="string">
            <text:p>Fairway Rock</text:p>
          </table:table-cell>
          <table:table-cell office:value-type="float" office:value="65.6241371">
            <text:p>65.6241371</text:p>
          </table:table-cell>
          <table:table-cell office:value-type="float" office:value="-168.7396001">
            <text:p>-168.7396001</text:p>
          </table:table-cell>
          <table:table-cell table:number-columns-repeated="2" office:value-type="string">
            <text:p>Fairway Rock</text:p>
          </table:table-cell>
          <table:table-cell table:number-columns-repeated="1019"/>
        </table:table-row>
        <table:table-row table:style-name="ro1">
          <table:table-cell office:value-type="string">
            <text:p>Falkland Islands</text:p>
          </table:table-cell>
          <table:table-cell office:value-type="float" office:value="-51.796253">
            <text:p>-51.796253</text:p>
          </table:table-cell>
          <table:table-cell office:value-type="float" office:value="-59.523613">
            <text:p>-59.523613</text:p>
          </table:table-cell>
          <table:table-cell office:value-type="string">
            <text:p>Falkland Islands</text:p>
          </table:table-cell>
          <table:table-cell office:value-type="string">
            <text:p>FIQQ 1ZZ, Falkland Islands (Islas Malvinas)</text:p>
          </table:table-cell>
          <table:table-cell table:number-columns-repeated="1019"/>
        </table:table-row>
        <table:table-row table:style-name="ro2">
          <table:table-cell office:value-type="string">
            <text:p>Fayal</text:p>
          </table:table-cell>
          <table:table-cell office:value-type="float" office:value="38.5912552">
            <text:p>38.5912552</text:p>
          </table:table-cell>
          <table:table-cell office:value-type="float" office:value="-28.6964752">
            <text:p>-28.6964752</text:p>
          </table:table-cell>
          <table:table-cell office:value-type="string">
            <text:p>Fayal</text:p>
          </table:table-cell>
          <table:table-cell office:value-type="string">
            <text:p>Faial Island, 9900, Portugal</text:p>
          </table:table-cell>
          <table:table-cell table:number-columns-repeated="1019"/>
        </table:table-row>
        <table:table-row table:style-name="ro2">
          <table:table-cell office:value-type="string">
            <text:p>Fayal &amp; Pico (Azores)</text:p>
          </table:table-cell>
          <table:table-cell office:value-type="float" office:value="38.4580494">
            <text:p>38.4580494</text:p>
          </table:table-cell>
          <table:table-cell office:value-type="float" office:value="-28.3228165">
            <text:p>-28.3228165</text:p>
          </table:table-cell>
          <table:table-cell office:value-type="string">
            <text:p>Fayal &amp; Pico (Azores)</text:p>
          </table:table-cell>
          <table:table-cell office:value-type="string">
            <text:p>Pico Island, Portugal</text:p>
          </table:table-cell>
          <table:table-cell table:number-columns-repeated="1019"/>
        </table:table-row>
        <table:table-row table:style-name="ro2">
          <table:table-cell office:value-type="string">
            <text:p>Felixstav</text:p>
          </table:table-cell>
          <table:table-cell office:value-type="float" office:value="51.961726">
            <text:p>51.961726</text:p>
          </table:table-cell>
          <table:table-cell office:value-type="float" office:value="1.351255">
            <text:p>1.351255</text:p>
          </table:table-cell>
          <table:table-cell office:value-type="string">
            <text:p>Felixstav</text:p>
          </table:table-cell>
          <table:table-cell office:value-type="string">
            <text:p>Felixstowe, UK</text:p>
          </table:table-cell>
          <table:table-cell table:number-columns-repeated="1019"/>
        </table:table-row>
        <table:table-row table:style-name="ro1">
          <table:table-cell office:value-type="string">
            <text:p>Flores</text:p>
          </table:table-cell>
          <table:table-cell office:value-type="float" office:value="-34.6374837">
            <text:p>-34.6374837</text:p>
          </table:table-cell>
          <table:table-cell office:value-type="float" office:value="-58.4601452">
            <text:p>-58.4601452</text:p>
          </table:table-cell>
          <table:table-cell office:value-type="string">
            <text:p>Flores</text:p>
          </table:table-cell>
          <table:table-cell office:value-type="string">
            <text:p>Flores, CABA, Argentina</text:p>
          </table:table-cell>
          <table:table-cell table:number-columns-repeated="1019"/>
        </table:table-row>
        <table:table-row table:style-name="ro1">
          <table:table-cell office:value-type="string">
            <text:p>Flores &amp; “Habo” (Azores)</text:p>
          </table:table-cell>
          <table:table-cell office:value-type="float" office:value="-34.6374837">
            <text:p>-34.6374837</text:p>
          </table:table-cell>
          <table:table-cell office:value-type="float" office:value="-58.4601452">
            <text:p>-58.4601452</text:p>
          </table:table-cell>
          <table:table-cell table:number-columns-repeated="2" office:value-type="string">
            <text:p>Flores &amp; “Habo” (Azores)</text:p>
          </table:table-cell>
          <table:table-cell table:number-columns-repeated="1019"/>
        </table:table-row>
        <table:table-row table:style-name="ro2">
          <table:table-cell office:value-type="string">
            <text:p>Fogo Island</text:p>
          </table:table-cell>
          <table:table-cell office:value-type="float" office:value="49.6498706">
            <text:p>49.6498706</text:p>
          </table:table-cell>
          <table:table-cell office:value-type="float" office:value="-54.1597515">
            <text:p>-54.1597515</text:p>
          </table:table-cell>
          <table:table-cell office:value-type="string">
            <text:p>Fogo Island</text:p>
          </table:table-cell>
          <table:table-cell office:value-type="string">
            <text:p>Fogo Island Region, NL, Canada</text:p>
          </table:table-cell>
          <table:table-cell table:number-columns-repeated="1019"/>
        </table:table-row>
        <table:table-row table:style-name="ro2">
          <table:table-cell office:value-type="string">
            <text:p>Fogo and Brava</text:p>
          </table:table-cell>
          <table:table-cell office:value-type="float" office:value="14.8444438">
            <text:p>14.8444438</text:p>
          </table:table-cell>
          <table:table-cell office:value-type="float" office:value="-24.7024179">
            <text:p>-24.7024179</text:p>
          </table:table-cell>
          <table:table-cell office:value-type="string">
            <text:p>Fogo and Brava</text:p>
          </table:table-cell>
          <table:table-cell office:value-type="string">
            <text:p>Brava, Cape Verde</text:p>
          </table:table-cell>
          <table:table-cell table:number-columns-repeated="1019"/>
        </table:table-row>
        <table:table-row table:style-name="ro2">
          <table:table-cell office:value-type="string">
            <text:p>Fogo and Brava</text:p>
          </table:table-cell>
          <table:table-cell office:value-type="float" office:value="14.8444438">
            <text:p>14.8444438</text:p>
          </table:table-cell>
          <table:table-cell office:value-type="float" office:value="-24.7024179">
            <text:p>-24.7024179</text:p>
          </table:table-cell>
          <table:table-cell office:value-type="string">
            <text:p>Fogo and Brava</text:p>
          </table:table-cell>
          <table:table-cell office:value-type="string">
            <text:p>Brava, Cape Verde</text:p>
          </table:table-cell>
          <table:table-cell table:number-columns-repeated="1019"/>
        </table:table-row>
        <table:table-row table:style-name="ro1">
          <table:table-cell office:value-type="string">
            <text:p><text:s/>Cape Verde</text:p>
          </table:table-cell>
          <table:table-cell office:value-type="float" office:value="15.120142">
            <text:p>15.120142</text:p>
          </table:table-cell>
          <table:table-cell office:value-type="float" office:value="-23.6051868">
            <text:p>-23.6051868</text:p>
          </table:table-cell>
          <table:table-cell table:number-columns-repeated="2" office:value-type="string">
            <text:p>Cape Verde</text:p>
          </table:table-cell>
          <table:table-cell table:number-columns-repeated="1019"/>
        </table:table-row>
        <table:table-row table:style-name="ro1">
          <table:table-cell office:value-type="string">
            <text:p>Fox Islands</text:p>
          </table:table-cell>
          <table:table-cell office:value-type="float" office:value="53.6229253">
            <text:p>53.6229253</text:p>
          </table:table-cell>
          <table:table-cell office:value-type="float" office:value="-166.9730322">
            <text:p>-166.9730322</text:p>
          </table:table-cell>
          <table:table-cell office:value-type="string">
            <text:p>Fox Islands</text:p>
          </table:table-cell>
          <table:table-cell office:value-type="string">
            <text:p>Fox Islands, Alaska, USA</text:p>
          </table:table-cell>
          <table:table-cell table:number-columns-repeated="1019"/>
        </table:table-row>
        <table:table-row table:style-name="ro1">
          <table:table-cell office:value-type="string">
            <text:p>Francis Island</text:p>
          </table:table-cell>
          <table:table-cell office:value-type="float" office:value="-67.6322712">
            <text:p>-67.6322712</text:p>
          </table:table-cell>
          <table:table-cell office:value-type="float" office:value="-64.7457443">
            <text:p>-64.7457443</text:p>
          </table:table-cell>
          <table:table-cell office:value-type="string">
            <text:p>Francis Island</text:p>
          </table:table-cell>
          <table:table-cell office:value-type="string">
            <text:p>Francis Island, Antarctica</text:p>
          </table:table-cell>
          <table:table-cell table:number-columns-repeated="1019"/>
        </table:table-row>
        <table:table-row table:style-name="ro3">
          <table:table-cell office:value-type="string">
            <text:p>French Rock</text:p>
          </table:table-cell>
          <table:table-cell table:style-name="ce7" office:value-type="float" office:value="-15.85">
            <text:p>-15.85</text:p>
          </table:table-cell>
          <table:table-cell table:style-name="ce7" office:value-type="float" office:value="-148.25">
            <text:p>-148.25</text:p>
          </table:table-cell>
          <table:table-cell office:value-type="string">
            <text:p>Makatea, Fr Polonysia</text:p>
          </table:table-cell>
          <table:table-cell office:value-type="string">
            <text:p>Makatea, Fr Polonysia</text:p>
          </table:table-cell>
          <table:table-cell table:number-columns-repeated="1019"/>
        </table:table-row>
        <table:table-row table:style-name="ro3">
          <table:table-cell office:value-type="string">
            <text:p>French Rock p. 225</text:p>
          </table:table-cell>
          <table:table-cell table:style-name="ce7" office:value-type="float" office:value="-15.85">
            <text:p>-15.85</text:p>
          </table:table-cell>
          <table:table-cell table:style-name="ce7" office:value-type="float" office:value="-148.25">
            <text:p>-148.25</text:p>
          </table:table-cell>
          <table:table-cell office:value-type="string">
            <text:p>Makatea, Fr Polonysia</text:p>
          </table:table-cell>
          <table:table-cell office:value-type="string">
            <text:p>Makatea, Fr Polonysia</text:p>
          </table:table-cell>
          <table:table-cell table:number-columns-repeated="1019"/>
        </table:table-row>
        <table:table-row table:style-name="ro1">
          <table:table-cell office:value-type="string">
            <text:p>Friendly Islands (Tonga)</text:p>
          </table:table-cell>
          <table:table-cell office:value-type="float" office:value="-20.0073435">
            <text:p>-20.0073435</text:p>
          </table:table-cell>
          <table:table-cell office:value-type="float" office:value="-174.6533134">
            <text:p>-174.6533134</text:p>
          </table:table-cell>
          <table:table-cell office:value-type="string">
            <text:p>Friendly Islands (Tonga)</text:p>
          </table:table-cell>
          <table:table-cell office:value-type="string">
            <text:p>Tonga Islands, Tonga</text:p>
          </table:table-cell>
          <table:table-cell table:number-columns-repeated="1019"/>
        </table:table-row>
        <table:table-row table:style-name="ro1">
          <table:table-cell office:value-type="string">
            <text:p>Galapagos Islands</text:p>
          </table:table-cell>
          <table:table-cell office:value-type="float" office:value="-0.9537691">
            <text:p>-0.9537691</text:p>
          </table:table-cell>
          <table:table-cell office:value-type="float" office:value="-90.9656019">
            <text:p>-90.9656019</text:p>
          </table:table-cell>
          <table:table-cell office:value-type="string">
            <text:p>Galapagos Islands</text:p>
          </table:table-cell>
          <table:table-cell office:value-type="string">
            <text:p>Galápagos Islands, Ecuador</text:p>
          </table:table-cell>
          <table:table-cell table:number-columns-repeated="1019"/>
        </table:table-row>
        <table:table-row table:style-name="ro1">
          <table:table-cell office:value-type="string">
            <text:p>Galapagos Islands</text:p>
          </table:table-cell>
          <table:table-cell office:value-type="float" office:value="-0.9537691">
            <text:p>-0.9537691</text:p>
          </table:table-cell>
          <table:table-cell office:value-type="float" office:value="-90.9656019">
            <text:p>-90.9656019</text:p>
          </table:table-cell>
          <table:table-cell office:value-type="string">
            <text:p>Galapagos Islands</text:p>
          </table:table-cell>
          <table:table-cell office:value-type="string">
            <text:p>Galápagos Islands, Ecuador</text:p>
          </table:table-cell>
          <table:table-cell table:number-columns-repeated="1019"/>
        </table:table-row>
        <table:table-row table:style-name="ro2">
          <table:table-cell office:value-type="string">
            <text:p>Gillolo Island</text:p>
          </table:table-cell>
          <table:table-cell office:value-type="float" office:value="1.3121235">
            <text:p>1.3121235</text:p>
          </table:table-cell>
          <table:table-cell office:value-type="float" office:value="128.4849923">
            <text:p>128.4849923</text:p>
          </table:table-cell>
          <table:table-cell office:value-type="string">
            <text:p>Gillolo Island</text:p>
          </table:table-cell>
          <table:table-cell office:value-type="string">
            <text:p>Halmahera, North Maluku, Indonesia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Goat Island</text:p>
          </table:table-cell>
          <table:table-cell table:style-name="ce8" office:value-type="float" office:value="-36.409791">
            <text:p>-36.409791</text:p>
          </table:table-cell>
          <table:table-cell table:style-name="ce8" office:value-type="float" office:value="174.85791">
            <text:p>174.85791</text:p>
          </table:table-cell>
          <table:table-cell table:number-columns-repeated="2" table:style-name="ce5" office:value-type="string">
            <text:p>Goat Island, New Zealand</text:p>
          </table:table-cell>
          <table:table-cell table:style-name="ce5" table:number-columns-repeated="1019"/>
        </table:table-row>
        <table:table-row table:style-name="ro1">
          <table:table-cell office:value-type="string">
            <text:p>Gore Island</text:p>
          </table:table-cell>
          <table:table-cell office:value-type="float" office:value="14.6678596">
            <text:p>14.6678596</text:p>
          </table:table-cell>
          <table:table-cell office:value-type="float" office:value="-17.3989282">
            <text:p>-17.3989282</text:p>
          </table:table-cell>
          <table:table-cell office:value-type="string">
            <text:p>Gore Island</text:p>
          </table:table-cell>
          <table:table-cell office:value-type="string">
            <text:p>Gorée, Dakar, Senegal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res Island</text:p>
          </table:table-cell>
          <table:table-cell table:style-name="ce2" office:value-type="float" office:value="14.6678596">
            <text:p>14.6678596</text:p>
          </table:table-cell>
          <table:table-cell table:style-name="ce2" office:value-type="float" office:value="-17.3989282">
            <text:p>-17.3989282</text:p>
          </table:table-cell>
          <table:table-cell table:style-name="ce2" office:value-type="string">
            <text:p>Gore Island</text:p>
          </table:table-cell>
          <table:table-cell table:style-name="ce2" office:value-type="string">
            <text:p>Gorée, Dakar, Senegal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Graciosa Island</text:p>
          </table:table-cell>
          <table:table-cell office:value-type="float" office:value="39.0524827">
            <text:p>39.0524827</text:p>
          </table:table-cell>
          <table:table-cell office:value-type="float" office:value="-28.0068979">
            <text:p>-28.0068979</text:p>
          </table:table-cell>
          <table:table-cell office:value-type="string">
            <text:p>Graciosa Island</text:p>
          </table:table-cell>
          <table:table-cell office:value-type="string">
            <text:p>Graciosa, 9880, Portugal</text:p>
          </table:table-cell>
          <table:table-cell table:number-columns-repeated="1019"/>
        </table:table-row>
        <table:table-row table:style-name="ro2">
          <table:table-cell office:value-type="string">
            <text:p>Guadaloupe Island</text:p>
          </table:table-cell>
          <table:table-cell office:value-type="float" office:value="29.0525203">
            <text:p>29.0525203</text:p>
          </table:table-cell>
          <table:table-cell office:value-type="float" office:value="-118.2760503">
            <text:p>-118.2760503</text:p>
          </table:table-cell>
          <table:table-cell office:value-type="string">
            <text:p>Guadaloupe Island</text:p>
          </table:table-cell>
          <table:table-cell office:value-type="string">
            <text:p>Guadalupe Island, Baja California, Mexico</text:p>
          </table:table-cell>
          <table:table-cell table:number-columns-repeated="1019"/>
        </table:table-row>
        <table:table-row table:style-name="ro1">
          <table:table-cell office:value-type="string">
            <text:p>Guadalupe</text:p>
          </table:table-cell>
          <table:table-cell office:value-type="float" office:value="16.265">
            <text:p>16.265</text:p>
          </table:table-cell>
          <table:table-cell office:value-type="float" office:value="-61.551">
            <text:p>-61.551</text:p>
          </table:table-cell>
          <table:table-cell office:value-type="string">
            <text:p>Guadalupe</text:p>
          </table:table-cell>
          <table:table-cell office:value-type="string">
            <text:p>Guadeloupe</text:p>
          </table:table-cell>
          <table:table-cell table:number-columns-repeated="1019"/>
        </table:table-row>
        <table:table-row table:style-name="ro1">
          <table:table-cell office:value-type="string">
            <text:p>Guam</text:p>
          </table:table-cell>
          <table:table-cell office:value-type="float" office:value="13.444304">
            <text:p>13.444304</text:p>
          </table:table-cell>
          <table:table-cell office:value-type="float" office:value="144.793731">
            <text:p>144.793731</text:p>
          </table:table-cell>
          <table:table-cell table:number-columns-repeated="2" office:value-type="string">
            <text:p>Guam</text:p>
          </table:table-cell>
          <table:table-cell table:number-columns-repeated="1019"/>
        </table:table-row>
        <table:table-row table:style-name="ro2">
          <table:table-cell office:value-type="string">
            <text:p>Gulf of Saghalin (Sakhalin)</text:p>
          </table:table-cell>
          <table:table-cell office:value-type="float" office:value="53.7951977">
            <text:p>53.7951977</text:p>
          </table:table-cell>
          <table:table-cell office:value-type="float" office:value="141.4453899">
            <text:p>141.4453899</text:p>
          </table:table-cell>
          <table:table-cell office:value-type="string">
            <text:p>Gulf of Saghalin (Sakhalin)</text:p>
          </table:table-cell>
          <table:table-cell office:value-type="string">
            <text:p>Sakhalinskiy zal., Russia</text:p>
          </table:table-cell>
          <table:table-cell table:number-columns-repeated="1019"/>
        </table:table-row>
        <table:table-row table:style-name="ro2">
          <table:table-cell office:value-type="string">
            <text:p>HJummock Island</text:p>
          </table:table-cell>
          <table:table-cell office:value-type="float" office:value="41.117528">
            <text:p>41.117528</text:p>
          </table:table-cell>
          <table:table-cell office:value-type="float" office:value="-73.34069">
            <text:p>-73.34069</text:p>
          </table:table-cell>
          <table:table-cell office:value-type="string">
            <text:p>HJummock Island</text:p>
          </table:table-cell>
          <table:table-cell office:value-type="string">
            <text:p>100 Compo Mill Cv, Westport, CT 06880, United States</text:p>
          </table:table-cell>
          <table:table-cell table:number-columns-repeated="1019"/>
        </table:table-row>
        <table:table-row table:style-name="ro3">
          <table:table-cell office:value-type="string">
            <text:p>Hakodaddi Harbor</text:p>
          </table:table-cell>
          <table:table-cell office:value-type="float" office:value="41.7687933">
            <text:p>41.7687933</text:p>
          </table:table-cell>
          <table:table-cell office:value-type="float" office:value="140.7288103">
            <text:p>140.7288103</text:p>
          </table:table-cell>
          <table:table-cell table:number-columns-repeated="2" office:value-type="string">
            <text:p>Hakodate Harbor</text:p>
          </table:table-cell>
          <table:table-cell table:number-columns-repeated="1019"/>
        </table:table-row>
        <table:table-row table:style-name="ro1">
          <table:table-cell office:value-type="string">
            <text:p>Hakodate</text:p>
          </table:table-cell>
          <table:table-cell office:value-type="float" office:value="41.7687933">
            <text:p>41.7687933</text:p>
          </table:table-cell>
          <table:table-cell office:value-type="float" office:value="140.7288103">
            <text:p>140.7288103</text:p>
          </table:table-cell>
          <table:table-cell office:value-type="string">
            <text:p>Hakodate</text:p>
          </table:table-cell>
          <table:table-cell office:value-type="string">
            <text:p>Hakodate, Hokkaido Prefecture, Japan</text:p>
          </table:table-cell>
          <table:table-cell table:number-columns-repeated="1019"/>
        </table:table-row>
        <table:table-row table:style-name="ro2">
          <table:table-cell office:value-type="string">
            <text:p>Harbour Island</text:p>
          </table:table-cell>
          <table:table-cell office:value-type="float" office:value="25.50011">
            <text:p>25.50011</text:p>
          </table:table-cell>
          <table:table-cell office:value-type="float" office:value="-76.6340511">
            <text:p>-76.6340511</text:p>
          </table:table-cell>
          <table:table-cell office:value-type="string">
            <text:p>Harbour Island</text:p>
          </table:table-cell>
          <table:table-cell office:value-type="string">
            <text:p>Harbor Island, The Bahamas</text:p>
          </table:table-cell>
          <table:table-cell table:number-columns-repeated="1019"/>
        </table:table-row>
        <table:table-row table:style-name="ro1">
          <table:table-cell office:value-type="string">
            <text:p>Hawaii</text:p>
          </table:table-cell>
          <table:table-cell office:value-type="float" office:value="19.8967662">
            <text:p>19.8967662</text:p>
          </table:table-cell>
          <table:table-cell office:value-type="float" office:value="-155.5827818">
            <text:p>-155.5827818</text:p>
          </table:table-cell>
          <table:table-cell office:value-type="string">
            <text:p>Hawaii</text:p>
          </table:table-cell>
          <table:table-cell office:value-type="string">
            <text:p>Hawaii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ero Bay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Hilo</text:p>
          </table:table-cell>
          <table:table-cell office:value-type="float" office:value="19.7070942">
            <text:p>19.7070942</text:p>
          </table:table-cell>
          <table:table-cell office:value-type="float" office:value="-155.0884869">
            <text:p>-155.0884869</text:p>
          </table:table-cell>
          <table:table-cell office:value-type="string">
            <text:p>Hilo</text:p>
          </table:table-cell>
          <table:table-cell office:value-type="string">
            <text:p>Hilo, HI 96720, US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g Island</text:p>
          </table:table-cell>
          <table:table-cell table:style-name="ce6" office:value-type="float" office:value="-42.94">
            <text:p>-42.94</text:p>
          </table:table-cell>
          <table:table-cell table:style-name="ce6" office:value-type="float" office:value="147.65">
            <text:p>147.65</text:p>
          </table:table-cell>
          <table:table-cell table:number-columns-repeated="2" table:style-name="ce2" office:value-type="string">
            <text:p>Hog Island, Tasman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Hong Kong</text:p>
          </table:table-cell>
          <table:table-cell office:value-type="float" office:value="22.396428">
            <text:p>22.396428</text:p>
          </table:table-cell>
          <table:table-cell office:value-type="float" office:value="114.109497">
            <text:p>114.109497</text:p>
          </table:table-cell>
          <table:table-cell table:number-columns-repeated="2" office:value-type="string">
            <text:p>Hong Kong</text:p>
          </table:table-cell>
          <table:table-cell table:number-columns-repeated="1019"/>
        </table:table-row>
        <table:table-row table:style-name="ro1">
          <table:table-cell office:value-type="string">
            <text:p>Honolulu</text:p>
          </table:table-cell>
          <table:table-cell office:value-type="float" office:value="21.3069444">
            <text:p>21.3069444</text:p>
          </table:table-cell>
          <table:table-cell office:value-type="float" office:value="-157.8583333">
            <text:p>-157.8583333</text:p>
          </table:table-cell>
          <table:table-cell office:value-type="string">
            <text:p>Honolulu</text:p>
          </table:table-cell>
          <table:table-cell office:value-type="string">
            <text:p>Honolulu, HI, USA</text:p>
          </table:table-cell>
          <table:table-cell table:number-columns-repeated="1019"/>
        </table:table-row>
        <table:table-row table:style-name="ro1">
          <table:table-cell office:value-type="string">
            <text:p>Hood’s Island</text:p>
          </table:table-cell>
          <table:table-cell office:value-type="float" office:value="-1.3758424">
            <text:p>-1.3758424</text:p>
          </table:table-cell>
          <table:table-cell office:value-type="float" office:value="-89.6722171">
            <text:p>-89.6722171</text:p>
          </table:table-cell>
          <table:table-cell office:value-type="string">
            <text:p>Hood’s Island</text:p>
          </table:table-cell>
          <table:table-cell office:value-type="string">
            <text:p>Española Island, Ecuador</text:p>
          </table:table-cell>
          <table:table-cell table:number-columns-repeated="1019"/>
        </table:table-row>
        <table:table-row table:style-name="ro1">
          <table:table-cell office:value-type="string">
            <text:p>Hope Island</text:p>
          </table:table-cell>
          <table:table-cell office:value-type="float" office:value="-27.8669">
            <text:p>-27.8669</text:p>
          </table:table-cell>
          <table:table-cell office:value-type="float" office:value="153.362">
            <text:p>153.362</text:p>
          </table:table-cell>
          <table:table-cell office:value-type="string">
            <text:p>Hope Island</text:p>
          </table:table-cell>
          <table:table-cell office:value-type="string">
            <text:p>Hope Island QLD 4212, Australia</text:p>
          </table:table-cell>
          <table:table-cell table:number-columns-repeated="1019"/>
        </table:table-row>
        <table:table-row table:style-name="ro2">
          <table:table-cell office:value-type="string">
            <text:p>Huafo</text:p>
          </table:table-cell>
          <table:table-cell office:value-type="float" office:value="-33.3744115">
            <text:p>-33.3744115</text:p>
          </table:table-cell>
          <table:table-cell office:value-type="float" office:value="-70.6729764">
            <text:p>-70.6729764</text:p>
          </table:table-cell>
          <table:table-cell office:value-type="string">
            <text:p>Huafo</text:p>
          </table:table-cell>
          <table:table-cell office:value-type="string">
            <text:p>Huafo, Conchalí, Región Metropolitana, Chile</text:p>
          </table:table-cell>
          <table:table-cell table:number-columns-repeated="1019"/>
        </table:table-row>
        <table:table-row table:style-name="ro1">
          <table:table-cell office:value-type="string">
            <text:p>Icy Cape</text:p>
          </table:table-cell>
          <table:table-cell office:value-type="float" office:value="70.3297222">
            <text:p>70.3297222</text:p>
          </table:table-cell>
          <table:table-cell office:value-type="float" office:value="-161.8741667">
            <text:p>-161.8741667</text:p>
          </table:table-cell>
          <table:table-cell office:value-type="string">
            <text:p>Icy Cape</text:p>
          </table:table-cell>
          <table:table-cell office:value-type="string">
            <text:p>Icy Cape, Alaska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ndian Ocean p. 29-33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Indian Point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Island of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Island of ?rustine</text:p>
          </table:table-cell>
          <table:table-cell table:style-name="ce2" office:value-type="float" office:value="-37.116048">
            <text:p>-37.116048</text:p>
          </table:table-cell>
          <table:table-cell table:style-name="ce2" office:value-type="float" office:value="-12.3541879">
            <text:p>-12.3541879</text:p>
          </table:table-cell>
          <table:table-cell table:number-columns-repeated="2" table:style-name="ce2" office:value-type="string">
            <text:p>Tristan da Cunh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Island of Antone</text:p>
          </table:table-cell>
          <table:table-cell table:style-name="ce6" office:value-type="float" office:value="17.07">
            <text:p>17.07</text:p>
          </table:table-cell>
          <table:table-cell table:style-name="ce6" office:value-type="float" office:value="-25.171">
            <text:p>-25.171</text:p>
          </table:table-cell>
          <table:table-cell table:style-name="ce2" office:value-type="string">
            <text:p>Santo Antao, Cape Verde</text:p>
          </table:table-cell>
          <table:table-cell table:style-name="ce2" office:value-type="string">
            <text:p>Santo Antao, Cape Verd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Island of Desolation</text:p>
          </table:table-cell>
          <table:table-cell office:value-type="float" office:value="-62.45775">
            <text:p>-62.45775</text:p>
          </table:table-cell>
          <table:table-cell office:value-type="float" office:value="-60.34675">
            <text:p>-60.34675</text:p>
          </table:table-cell>
          <table:table-cell office:value-type="string">
            <text:p>Island of Desolation</text:p>
          </table:table-cell>
          <table:table-cell office:value-type="string">
            <text:p>Desolation Island, Antarctica</text:p>
          </table:table-cell>
          <table:table-cell table:number-columns-repeated="1019"/>
        </table:table-row>
        <table:table-row table:style-name="ro2">
          <table:table-cell office:value-type="string">
            <text:p>Island of Juan Fernando</text:p>
          </table:table-cell>
          <table:table-cell office:value-type="float" office:value="-33.7744303">
            <text:p>-33.7744303</text:p>
          </table:table-cell>
          <table:table-cell office:value-type="float" office:value="-80.7768613">
            <text:p>-80.7768613</text:p>
          </table:table-cell>
          <table:table-cell office:value-type="string">
            <text:p>Island of Juan Fernando</text:p>
          </table:table-cell>
          <table:table-cell office:value-type="string">
            <text:p>Juan Fernández, Región de Valparaíso, Chile</text:p>
          </table:table-cell>
          <table:table-cell table:number-columns-repeated="1019"/>
        </table:table-row>
        <table:table-row table:style-name="ro1">
          <table:table-cell office:value-type="string">
            <text:p>Island of Matin Vas</text:p>
          </table:table-cell>
          <table:table-cell office:value-type="float" office:value="-20.4751677">
            <text:p>-20.4751677</text:p>
          </table:table-cell>
          <table:table-cell office:value-type="float" office:value="-28.852398">
            <text:p>-28.852398</text:p>
          </table:table-cell>
          <table:table-cell office:value-type="string">
            <text:p>Island of Matin Vas</text:p>
          </table:table-cell>
          <table:table-cell office:value-type="string">
            <text:p>Martim Vaz, Braz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sland of Rotuma(?)</text:p>
          </table:table-cell>
          <table:table-cell table:style-name="ce2" office:value-type="float" office:value="-12.5025069">
            <text:p>-12.5025069</text:p>
          </table:table-cell>
          <table:table-cell table:style-name="ce2" office:value-type="float" office:value="177.0724164">
            <text:p>177.0724164</text:p>
          </table:table-cell>
          <table:table-cell table:style-name="ce2" office:value-type="string">
            <text:p>Island of Rotuma, Fiji</text:p>
          </table:table-cell>
          <table:table-cell table:style-name="ce2" office:value-type="string">
            <text:p>Island of Rotuma, Fiji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Island of St Lawrence</text:p>
          </table:table-cell>
          <table:table-cell office:value-type="float" office:value="63.326105">
            <text:p>63.326105</text:p>
          </table:table-cell>
          <table:table-cell office:value-type="float" office:value="-170.0183821">
            <text:p>-170.0183821</text:p>
          </table:table-cell>
          <table:table-cell office:value-type="string">
            <text:p>Island of St Lawrence</text:p>
          </table:table-cell>
          <table:table-cell office:value-type="string">
            <text:p>St Lawrence Island, Alaska, USA</text:p>
          </table:table-cell>
          <table:table-cell table:number-columns-repeated="1019"/>
        </table:table-row>
        <table:table-row table:style-name="ro1">
          <table:table-cell office:value-type="string">
            <text:p>Island of St. Matthew</text:p>
          </table:table-cell>
          <table:table-cell office:value-type="float" office:value="60.4195763">
            <text:p>60.4195763</text:p>
          </table:table-cell>
          <table:table-cell office:value-type="float" office:value="-172.7448382">
            <text:p>-172.7448382</text:p>
          </table:table-cell>
          <table:table-cell office:value-type="string">
            <text:p>Island of St. Matthew</text:p>
          </table:table-cell>
          <table:table-cell office:value-type="string">
            <text:p>St Matthew Island, Alaska, USA</text:p>
          </table:table-cell>
          <table:table-cell table:number-columns-repeated="1019"/>
        </table:table-row>
        <table:table-row table:style-name="ro2">
          <table:table-cell office:value-type="string">
            <text:p>Island of St. Paul/Amsterdam Island</text:p>
          </table:table-cell>
          <table:table-cell office:value-type="float" office:value="-37.8331705">
            <text:p>-37.8331705</text:p>
          </table:table-cell>
          <table:table-cell office:value-type="float" office:value="77.5504779">
            <text:p>77.5504779</text:p>
          </table:table-cell>
          <table:table-cell office:value-type="string">
            <text:p>Island of St. Paul/Amsterdam Island</text:p>
          </table:table-cell>
          <table:table-cell office:value-type="string">
            <text:p>Île Amsterdam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sland of Tehegoula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Island of “Whytootucke”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Isle of Bouno(?)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Isle of Brustean de Cana(?)</text:p>
          </table:table-cell>
          <table:table-cell table:style-name="ce2" office:value-type="float" office:value="-37.116048">
            <text:p>-37.116048</text:p>
          </table:table-cell>
          <table:table-cell table:style-name="ce2" office:value-type="float" office:value="-12.3541879">
            <text:p>-12.3541879</text:p>
          </table:table-cell>
          <table:table-cell table:number-columns-repeated="2" table:style-name="ce2" office:value-type="string">
            <text:p>Tristan da Cunh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Isle of Flores</text:p>
          </table:table-cell>
          <table:table-cell office:value-type="float" office:value="-8.6573819">
            <text:p>-8.6573819</text:p>
          </table:table-cell>
          <table:table-cell office:value-type="float" office:value="121.0793705">
            <text:p>121.0793705</text:p>
          </table:table-cell>
          <table:table-cell office:value-type="string">
            <text:p>Isle of Flores</text:p>
          </table:table-cell>
          <table:table-cell office:value-type="string">
            <text:p>Flores, East Nusa Tenggara, Indonesia</text:p>
          </table:table-cell>
          <table:table-cell table:number-columns-repeated="1019"/>
        </table:table-row>
        <table:table-row table:style-name="ro1">
          <table:table-cell office:value-type="string">
            <text:p>Isle of Inaccessible</text:p>
          </table:table-cell>
          <table:table-cell office:value-type="float" office:value="-37.3003564">
            <text:p>-37.3003564</text:p>
          </table:table-cell>
          <table:table-cell office:value-type="float" office:value="-12.6733009">
            <text:p>-12.6733009</text:p>
          </table:table-cell>
          <table:table-cell office:value-type="string">
            <text:p>Isle of Inaccessible</text:p>
          </table:table-cell>
          <table:table-cell office:value-type="string">
            <text:p>Inaccessible Island, Saint Helena, Ascension and Tristan da Cunh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msk Gulf</text:p>
          </table:table-cell>
          <table:table-cell table:style-name="ce2" office:value-type="float" office:value="59.5676375">
            <text:p>59.5676375</text:p>
          </table:table-cell>
          <table:table-cell table:style-name="ce2" office:value-type="float" office:value="150.7510764">
            <text:p>150.7510764</text:p>
          </table:table-cell>
          <table:table-cell table:style-name="ce2" office:value-type="string">
            <text:p>Magadan, Russia</text:p>
          </table:table-cell>
          <table:table-cell table:style-name="ce2" office:value-type="string">
            <text:p>Magadan, Russi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Jan 20 p. 107 Bay of Wonghui</text:p>
          </table:table-cell>
          <table:table-cell table:style-name="ce6" office:value-type="float" office:value="21.015278">
            <text:p>21.015278</text:p>
          </table:table-cell>
          <table:table-cell table:style-name="ce6" office:value-type="float" office:value="110.386111">
            <text:p>110.386111</text:p>
          </table:table-cell>
          <table:table-cell table:style-name="ce2" office:value-type="string">
            <text:p>Bay of Donghai</text:p>
          </table:table-cell>
          <table:table-cell table:style-name="ce2" office:value-type="string">
            <text:p>Bay of Donghai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<text:s/>Jan 03 1853 p. 104 Ototake Island</text:p>
          </table:table-cell>
          <table:table-cell table:style-name="ce6" office:value-type="float" office:value="-18.85">
            <text:p>-18.85</text:p>
          </table:table-cell>
          <table:table-cell table:style-name="ce6" office:value-type="float" office:value="-159.79">
            <text:p>-159.79</text:p>
          </table:table-cell>
          <table:table-cell table:style-name="ce2" office:value-type="string">
            <text:p>Aitutaki, Cook Islands</text:p>
          </table:table-cell>
          <table:table-cell table:style-name="ce2" office:value-type="string">
            <text:p>Aitutaki, Cook Islands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Japan</text:p>
          </table:table-cell>
          <table:table-cell office:value-type="float" office:value="36.204824">
            <text:p>36.204824</text:p>
          </table:table-cell>
          <table:table-cell office:value-type="float" office:value="138.252924">
            <text:p>138.252924</text:p>
          </table:table-cell>
          <table:table-cell table:number-columns-repeated="2" office:value-type="string">
            <text:p>Japan</text:p>
          </table:table-cell>
          <table:table-cell table:number-columns-repeated="1019"/>
        </table:table-row>
        <table:table-row table:style-name="ro1">
          <table:table-cell office:value-type="string">
            <text:p>Japan Islands</text:p>
          </table:table-cell>
          <table:table-cell office:value-type="float" office:value="26.5">
            <text:p>26.5</text:p>
          </table:table-cell>
          <table:table-cell office:value-type="float" office:value="128">
            <text:p>128</text:p>
          </table:table-cell>
          <table:table-cell office:value-type="string">
            <text:p>Japan Islands</text:p>
          </table:table-cell>
          <table:table-cell office:value-type="string">
            <text:p>Ryukyu Islands, Japan</text:p>
          </table:table-cell>
          <table:table-cell table:number-columns-repeated="1019"/>
        </table:table-row>
        <table:table-row table:style-name="ro1">
          <table:table-cell office:value-type="string">
            <text:p>Japan Sea</text:p>
          </table:table-cell>
          <table:table-cell office:value-type="float" office:value="38.848848">
            <text:p>38.848848</text:p>
          </table:table-cell>
          <table:table-cell office:value-type="float" office:value="135">
            <text:p>135</text:p>
          </table:table-cell>
          <table:table-cell office:value-type="string">
            <text:p>Japan Sea</text:p>
          </table:table-cell>
          <table:table-cell office:value-type="string">
            <text:p>Sea of Japan (also known as the East Sea)</text:p>
          </table:table-cell>
          <table:table-cell table:number-columns-repeated="1019"/>
        </table:table-row>
        <table:table-row table:style-name="ro1">
          <table:table-cell office:value-type="string">
            <text:p>Japan whaling grounds</text:p>
          </table:table-cell>
          <table:table-cell office:value-type="float" office:value="38.848848">
            <text:p>38.848848</text:p>
          </table:table-cell>
          <table:table-cell office:value-type="float" office:value="135">
            <text:p>135</text:p>
          </table:table-cell>
          <table:table-cell office:value-type="string">
            <text:p>Japan Sea</text:p>
          </table:table-cell>
          <table:table-cell office:value-type="string">
            <text:p>Sea of Japan (also known as the East Sea)</text:p>
          </table:table-cell>
          <table:table-cell table:number-columns-repeated="1019"/>
        </table:table-row>
        <table:table-row table:style-name="ro1">
          <table:table-cell office:value-type="string">
            <text:p>Java</text:p>
          </table:table-cell>
          <table:table-cell office:value-type="float" office:value="6.229385">
            <text:p>6.229385</text:p>
          </table:table-cell>
          <table:table-cell office:value-type="float" office:value="106.6890876">
            <text:p>106.6890876</text:p>
          </table:table-cell>
          <table:table-cell office:value-type="string">
            <text:p>Java</text:p>
          </table:table-cell>
          <table:table-cell office:value-type="string">
            <text:p>Java, Indonesia</text:p>
          </table:table-cell>
          <table:table-cell table:number-columns-repeated="1019"/>
        </table:table-row>
        <table:table-row table:style-name="ro2">
          <table:table-cell office:value-type="string">
            <text:p>Jonas (Iony) Island</text:p>
          </table:table-cell>
          <table:table-cell office:value-type="float" office:value="56.4097">
            <text:p>56.4097</text:p>
          </table:table-cell>
          <table:table-cell office:value-type="float" office:value="143.3815">
            <text:p>143.3815</text:p>
          </table:table-cell>
          <table:table-cell office:value-type="string">
            <text:p>Jonas (Iony) Island</text:p>
          </table:table-cell>
          <table:table-cell office:value-type="string">
            <text:p>Iony Island, Russia</text:p>
          </table:table-cell>
          <table:table-cell table:number-columns-repeated="1019"/>
        </table:table-row>
        <table:table-row table:style-name="ro3">
          <table:table-cell office:value-type="string">
            <text:p>Jonas Island</text:p>
          </table:table-cell>
          <table:table-cell office:value-type="float" office:value="56.4097">
            <text:p>56.4097</text:p>
          </table:table-cell>
          <table:table-cell office:value-type="float" office:value="143.3815">
            <text:p>143.3815</text:p>
          </table:table-cell>
          <table:table-cell office:value-type="string">
            <text:p>Jonas (Iony) Island</text:p>
          </table:table-cell>
          <table:table-cell office:value-type="string">
            <text:p>Iony Island, Russia</text:p>
          </table:table-cell>
          <table:table-cell table:number-columns-repeated="1019"/>
        </table:table-row>
        <table:table-row table:style-name="ro2">
          <table:table-cell office:value-type="string">
            <text:p>Juan Fernandez</text:p>
          </table:table-cell>
          <table:table-cell office:value-type="float" office:value="-33.7744303">
            <text:p>-33.7744303</text:p>
          </table:table-cell>
          <table:table-cell office:value-type="float" office:value="-80.7768613">
            <text:p>-80.7768613</text:p>
          </table:table-cell>
          <table:table-cell office:value-type="string">
            <text:p>Juan Fernandez</text:p>
          </table:table-cell>
          <table:table-cell office:value-type="string">
            <text:p>Juan Fernández, Región de Valparaíso, Chile</text:p>
          </table:table-cell>
          <table:table-cell table:number-columns-repeated="1019"/>
        </table:table-row>
        <table:table-row table:style-name="ro2">
          <table:table-cell office:value-type="string">
            <text:p>Juan Fernandez Island</text:p>
          </table:table-cell>
          <table:table-cell office:value-type="float" office:value="-33.7744303">
            <text:p>-33.7744303</text:p>
          </table:table-cell>
          <table:table-cell office:value-type="float" office:value="-80.7768613">
            <text:p>-80.7768613</text:p>
          </table:table-cell>
          <table:table-cell office:value-type="string">
            <text:p>Juan Fernandez Island</text:p>
          </table:table-cell>
          <table:table-cell office:value-type="string">
            <text:p>Juan Fernández, Región de Valparaíso, Chile</text:p>
          </table:table-cell>
          <table:table-cell table:number-columns-repeated="1019"/>
        </table:table-row>
        <table:table-row table:style-name="ro2">
          <table:table-cell office:value-type="string">
            <text:p>Juan Fernandez Islands</text:p>
          </table:table-cell>
          <table:table-cell office:value-type="float" office:value="-33.7744303">
            <text:p>-33.7744303</text:p>
          </table:table-cell>
          <table:table-cell office:value-type="float" office:value="-80.7768613">
            <text:p>-80.7768613</text:p>
          </table:table-cell>
          <table:table-cell office:value-type="string">
            <text:p>Juan Fernandez Islands</text:p>
          </table:table-cell>
          <table:table-cell office:value-type="string">
            <text:p>Juan Fernández, Región de Valparaíso, Chile</text:p>
          </table:table-cell>
          <table:table-cell table:number-columns-repeated="1019"/>
        </table:table-row>
        <table:table-row table:style-name="ro2">
          <table:table-cell office:value-type="string">
            <text:p>Kamchatka</text:p>
          </table:table-cell>
          <table:table-cell office:value-type="float" office:value="56.1327377">
            <text:p>56.1327377</text:p>
          </table:table-cell>
          <table:table-cell office:value-type="float" office:value="159.5314398">
            <text:p>159.5314398</text:p>
          </table:table-cell>
          <table:table-cell office:value-type="string">
            <text:p>Kamchatka</text:p>
          </table:table-cell>
          <table:table-cell office:value-type="string">
            <text:p>Kamchatka Peninsula, Kamchatka Krai, Russia, 684405</text:p>
          </table:table-cell>
          <table:table-cell table:number-columns-repeated="1019"/>
        </table:table-row>
        <table:table-row table:style-name="ro2">
          <table:table-cell office:value-type="string">
            <text:p>Kamchatka Peninsula</text:p>
          </table:table-cell>
          <table:table-cell office:value-type="float" office:value="56.1327377">
            <text:p>56.1327377</text:p>
          </table:table-cell>
          <table:table-cell office:value-type="float" office:value="159.5314398">
            <text:p>159.5314398</text:p>
          </table:table-cell>
          <table:table-cell office:value-type="string">
            <text:p>Kamchatka Peninsula</text:p>
          </table:table-cell>
          <table:table-cell office:value-type="string">
            <text:p>Kamchatka Peninsula, Kamchatka Krai, Russia, 684405</text:p>
          </table:table-cell>
          <table:table-cell table:number-columns-repeated="1019"/>
        </table:table-row>
        <table:table-row table:style-name="ro2">
          <table:table-cell office:value-type="string">
            <text:p>Kamchatka Sea</text:p>
          </table:table-cell>
          <table:table-cell office:value-type="float" office:value="56.1327377">
            <text:p>56.1327377</text:p>
          </table:table-cell>
          <table:table-cell office:value-type="float" office:value="159.5314398">
            <text:p>159.5314398</text:p>
          </table:table-cell>
          <table:table-cell office:value-type="string">
            <text:p>Kamchatka Sea</text:p>
          </table:table-cell>
          <table:table-cell office:value-type="string">
            <text:p>Kamchatka Peninsula, Kamchatka Krai, Russia, 684405</text:p>
          </table:table-cell>
          <table:table-cell table:number-columns-repeated="1019"/>
        </table:table-row>
        <table:table-row table:style-name="ro2">
          <table:table-cell office:value-type="string">
            <text:p>Kanagawa Harobor</text:p>
          </table:table-cell>
          <table:table-cell office:value-type="float" office:value="35.4956645">
            <text:p>35.4956645</text:p>
          </table:table-cell>
          <table:table-cell office:value-type="float" office:value="139.7568528">
            <text:p>139.7568528</text:p>
          </table:table-cell>
          <table:table-cell office:value-type="string">
            <text:p>Kanagawa Harobor</text:p>
          </table:table-cell>
          <table:table-cell office:value-type="string">
            <text:p>80 Higashiogishima, Kawasaki Ward, Kawasaki, Kanagawa Prefecture 210-0869, Japan</text:p>
          </table:table-cell>
          <table:table-cell table:number-columns-repeated="1019"/>
        </table:table-row>
        <table:table-row table:style-name="ro2">
          <table:table-cell office:value-type="string">
            <text:p>Kayes Island</text:p>
          </table:table-cell>
          <table:table-cell office:value-type="float" office:value="43.8045172">
            <text:p>43.8045172</text:p>
          </table:table-cell>
          <table:table-cell office:value-type="float" office:value="-66.077983">
            <text:p>-66.077983</text:p>
          </table:table-cell>
          <table:table-cell office:value-type="string">
            <text:p>Kayes Island</text:p>
          </table:table-cell>
          <table:table-cell office:value-type="string">
            <text:p>Kayes Island, Yarmouth, NS B0W, Canada</text:p>
          </table:table-cell>
          <table:table-cell table:number-columns-repeated="1019"/>
        </table:table-row>
        <table:table-row table:style-name="ro3">
          <table:table-cell office:value-type="string">
            <text:p>Keyes Island</text:p>
          </table:table-cell>
          <table:table-cell office:value-type="float" office:value="43.8045172">
            <text:p>43.8045172</text:p>
          </table:table-cell>
          <table:table-cell office:value-type="float" office:value="-66.077983">
            <text:p>-66.077983</text:p>
          </table:table-cell>
          <table:table-cell office:value-type="string">
            <text:p>Kayes Island</text:p>
          </table:table-cell>
          <table:table-cell office:value-type="string">
            <text:p>Kayes Island, Yarmouth, NS B0W, Canada</text:p>
          </table:table-cell>
          <table:table-cell table:number-columns-repeated="1019"/>
        </table:table-row>
        <table:table-row table:style-name="ro1">
          <table:table-cell office:value-type="string">
            <text:p>Ki Isle</text:p>
          </table:table-cell>
          <table:table-cell office:value-type="float" office:value="-4.4531479">
            <text:p>-4.4531479</text:p>
          </table:table-cell>
          <table:table-cell office:value-type="float" office:value="-171.2449677">
            <text:p>-171.2449677</text:p>
          </table:table-cell>
          <table:table-cell office:value-type="string">
            <text:p>Ki Isle</text:p>
          </table:table-cell>
          <table:table-cell office:value-type="string">
            <text:p>Phoenix Islands, Kiribati</text:p>
          </table:table-cell>
          <table:table-cell table:number-columns-repeated="1019"/>
        </table:table-row>
        <table:table-row table:style-name="ro1">
          <table:table-cell office:value-type="string">
            <text:p>King George Island</text:p>
          </table:table-cell>
          <table:table-cell office:value-type="float" office:value="-61.988194">
            <text:p>-61.988194</text:p>
          </table:table-cell>
          <table:table-cell office:value-type="float" office:value="-58.0196041">
            <text:p>-58.0196041</text:p>
          </table:table-cell>
          <table:table-cell office:value-type="string">
            <text:p>King George Island</text:p>
          </table:table-cell>
          <table:table-cell office:value-type="string">
            <text:p>King George Island, Antarctica</text:p>
          </table:table-cell>
          <table:table-cell table:number-columns-repeated="1019"/>
        </table:table-row>
        <table:table-row table:style-name="ro1">
          <table:table-cell office:value-type="string">
            <text:p>King George’s Island</text:p>
          </table:table-cell>
          <table:table-cell office:value-type="float" office:value="-61.988194">
            <text:p>-61.988194</text:p>
          </table:table-cell>
          <table:table-cell office:value-type="float" office:value="-58.0196041">
            <text:p>-58.0196041</text:p>
          </table:table-cell>
          <table:table-cell office:value-type="string">
            <text:p>King George’s Island</text:p>
          </table:table-cell>
          <table:table-cell office:value-type="string">
            <text:p>King George Island, Antarctica</text:p>
          </table:table-cell>
          <table:table-cell table:number-columns-repeated="1019"/>
        </table:table-row>
        <table:table-row table:style-name="ro1">
          <table:table-cell office:value-type="string">
            <text:p>King George’s Sound</text:p>
          </table:table-cell>
          <table:table-cell office:value-type="float" office:value="-35.0458333">
            <text:p>-35.0458333</text:p>
          </table:table-cell>
          <table:table-cell office:value-type="float" office:value="117.9733333">
            <text:p>117.9733333</text:p>
          </table:table-cell>
          <table:table-cell office:value-type="string">
            <text:p>King George’s Sound</text:p>
          </table:table-cell>
          <table:table-cell office:value-type="string">
            <text:p>King George Sound, Western Australia, Australi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Kings Island</text:p>
          </table:table-cell>
          <table:table-cell table:style-name="ce6" office:value-type="float" office:value="-14.096">
            <text:p>-14.096</text:p>
          </table:table-cell>
          <table:table-cell table:style-name="ce6" office:value-type="float" office:value="144.333">
            <text:p>144.333</text:p>
          </table:table-cell>
          <table:table-cell table:style-name="ce2" office:value-type="string">
            <text:p>Kings Island</text:p>
          </table:table-cell>
          <table:table-cell table:style-name="ce2" office:value-type="string">
            <text:p>Kings Island Dr, Queensland, Australia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King’s Island</text:p>
          </table:table-cell>
          <table:table-cell table:style-name="ce6" office:value-type="float" office:value="-14.096">
            <text:p>-14.096</text:p>
          </table:table-cell>
          <table:table-cell table:style-name="ce6" office:value-type="float" office:value="144.333">
            <text:p>144.333</text:p>
          </table:table-cell>
          <table:table-cell table:style-name="ce2" office:value-type="string">
            <text:p>King’s Island</text:p>
          </table:table-cell>
          <table:table-cell table:style-name="ce2" office:value-type="string">
            <text:p>Kings Island Dr, Queensland, Austral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Kodiak Island</text:p>
          </table:table-cell>
          <table:table-cell office:value-type="float" office:value="57.4912463">
            <text:p>57.4912463</text:p>
          </table:table-cell>
          <table:table-cell office:value-type="float" office:value="-153.495022">
            <text:p>-153.495022</text:p>
          </table:table-cell>
          <table:table-cell office:value-type="string">
            <text:p>Kodiak Island</text:p>
          </table:table-cell>
          <table:table-cell office:value-type="string">
            <text:p>Kodiak Island, Alaska, USA</text:p>
          </table:table-cell>
          <table:table-cell table:number-columns-repeated="1019"/>
        </table:table-row>
        <table:table-row table:style-name="ro1">
          <table:table-cell office:value-type="string">
            <text:p>Korea</text:p>
          </table:table-cell>
          <table:table-cell office:value-type="float" office:value="35.907757">
            <text:p>35.907757</text:p>
          </table:table-cell>
          <table:table-cell office:value-type="float" office:value="127.766922">
            <text:p>127.766922</text:p>
          </table:table-cell>
          <table:table-cell office:value-type="string">
            <text:p>Korea</text:p>
          </table:table-cell>
          <table:table-cell office:value-type="string">
            <text:p>South Korea</text:p>
          </table:table-cell>
          <table:table-cell table:number-columns-repeated="1019"/>
        </table:table-row>
        <table:table-row table:style-name="ro2">
          <table:table-cell office:value-type="string">
            <text:p>Ladrone Islands</text:p>
          </table:table-cell>
          <table:table-cell office:value-type="float" office:value="16.616667">
            <text:p>16.616667</text:p>
          </table:table-cell>
          <table:table-cell office:value-type="float" office:value="145.616667">
            <text:p>145.616667</text:p>
          </table:table-cell>
          <table:table-cell office:value-type="string">
            <text:p>Ladrone Islands</text:p>
          </table:table-cell>
          <table:table-cell office:value-type="string">
            <text:p>Mariana Islands, CNM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agelia(?) Bay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Lahaina</text:p>
          </table:table-cell>
          <table:table-cell office:value-type="float" office:value="20.8783333">
            <text:p>20.8783333</text:p>
          </table:table-cell>
          <table:table-cell office:value-type="float" office:value="-156.6825">
            <text:p>-156.6825</text:p>
          </table:table-cell>
          <table:table-cell office:value-type="string">
            <text:p>Lahaina</text:p>
          </table:table-cell>
          <table:table-cell office:value-type="string">
            <text:p>Lahaina, HI, USA</text:p>
          </table:table-cell>
          <table:table-cell table:number-columns-repeated="1019"/>
        </table:table-row>
        <table:table-row table:style-name="ro2">
          <table:table-cell office:value-type="string">
            <text:p>Leguam Island</text:p>
          </table:table-cell>
          <table:table-cell office:value-type="float" office:value="6.9316746">
            <text:p>6.9316746</text:p>
          </table:table-cell>
          <table:table-cell office:value-type="float" office:value="-58.4059227">
            <text:p>-58.4059227</text:p>
          </table:table-cell>
          <table:table-cell office:value-type="string">
            <text:p>Leguam Island</text:p>
          </table:table-cell>
          <table:table-cell office:value-type="string">
            <text:p>Leguan Island, Guyana</text:p>
          </table:table-cell>
          <table:table-cell table:number-columns-repeated="1019"/>
        </table:table-row>
        <table:table-row table:style-name="ro2">
          <table:table-cell office:value-type="string">
            <text:p>Leschenault</text:p>
          </table:table-cell>
          <table:table-cell office:value-type="float" office:value="-33.245">
            <text:p>-33.245</text:p>
          </table:table-cell>
          <table:table-cell office:value-type="float" office:value="115.735">
            <text:p>115.735</text:p>
          </table:table-cell>
          <table:table-cell office:value-type="string">
            <text:p>Leschenault</text:p>
          </table:table-cell>
          <table:table-cell office:value-type="string">
            <text:p>Leschenault WA 6233, Australi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ong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Loo Choo Islands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Loochow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acauley Island</text:p>
          </table:table-cell>
          <table:table-cell office:value-type="float" office:value="-30.2332381">
            <text:p>-30.2332381</text:p>
          </table:table-cell>
          <table:table-cell office:value-type="float" office:value="-178.428272">
            <text:p>-178.428272</text:p>
          </table:table-cell>
          <table:table-cell office:value-type="string">
            <text:p>Macauley Island</text:p>
          </table:table-cell>
          <table:table-cell office:value-type="string">
            <text:p>Macauley Island, New Zealand</text:p>
          </table:table-cell>
          <table:table-cell table:number-columns-repeated="1019"/>
        </table:table-row>
        <table:table-row table:style-name="ro1">
          <table:table-cell office:value-type="string">
            <text:p>Madagascar</text:p>
          </table:table-cell>
          <table:table-cell office:value-type="float" office:value="-18.766947">
            <text:p>-18.766947</text:p>
          </table:table-cell>
          <table:table-cell office:value-type="float" office:value="46.869107">
            <text:p>46.869107</text:p>
          </table:table-cell>
          <table:table-cell table:number-columns-repeated="2" office:value-type="string">
            <text:p>Madagascar</text:p>
          </table:table-cell>
          <table:table-cell table:number-columns-repeated="1019"/>
        </table:table-row>
        <table:table-row table:style-name="ro2">
          <table:table-cell office:value-type="string">
            <text:p>Magdalena Bay</text:p>
          </table:table-cell>
          <table:table-cell office:value-type="float" office:value="24.583333">
            <text:p>24.583333</text:p>
          </table:table-cell>
          <table:table-cell office:value-type="float" office:value="-112">
            <text:p>-112</text:p>
          </table:table-cell>
          <table:table-cell office:value-type="string">
            <text:p>Magdalena Bay</text:p>
          </table:table-cell>
          <table:table-cell office:value-type="string">
            <text:p>Magdalena Bay, Baja California Sur, Mexico</text:p>
          </table:table-cell>
          <table:table-cell table:number-columns-repeated="1019"/>
        </table:table-row>
        <table:table-row table:style-name="ro1">
          <table:table-cell office:value-type="string">
            <text:p>Magdalena Harbor</text:p>
          </table:table-cell>
          <table:table-cell office:value-type="float" office:value="11.2416507">
            <text:p>11.2416507</text:p>
          </table:table-cell>
          <table:table-cell office:value-type="float" office:value="-74.2175657">
            <text:p>-74.2175657</text:p>
          </table:table-cell>
          <table:table-cell office:value-type="string">
            <text:p>Magdalena Harbor</text:p>
          </table:table-cell>
          <table:table-cell office:value-type="string">
            <text:p>Santa Marta, Magdalena, Colombia</text:p>
          </table:table-cell>
          <table:table-cell table:number-columns-repeated="1019"/>
        </table:table-row>
        <table:table-row table:style-name="ro2">
          <table:table-cell office:value-type="string">
            <text:p>Magdalena Island</text:p>
          </table:table-cell>
          <table:table-cell office:value-type="float" office:value="-52.9191848">
            <text:p>-52.9191848</text:p>
          </table:table-cell>
          <table:table-cell office:value-type="float" office:value="-70.5776945">
            <text:p>-70.5776945</text:p>
          </table:table-cell>
          <table:table-cell office:value-type="string">
            <text:p>Magdalena Island</text:p>
          </table:table-cell>
          <table:table-cell office:value-type="string">
            <text:p>Magdalena Island, Magallanes y la Antártica Chilena Region, Chile</text:p>
          </table:table-cell>
          <table:table-cell table:number-columns-repeated="1019"/>
        </table:table-row>
        <table:table-row table:style-name="ro2">
          <table:table-cell office:value-type="string">
            <text:p>Makanrushi Island</text:p>
          </table:table-cell>
          <table:table-cell office:value-type="float" office:value="49.7741667">
            <text:p>49.7741667</text:p>
          </table:table-cell>
          <table:table-cell office:value-type="float" office:value="154.4386111">
            <text:p>154.4386111</text:p>
          </table:table-cell>
          <table:table-cell office:value-type="string">
            <text:p>Makanrushi Island</text:p>
          </table:table-cell>
          <table:table-cell office:value-type="string">
            <text:p>Makanrushi, Sakhalin Oblast, Russia, 694550</text:p>
          </table:table-cell>
          <table:table-cell table:number-columns-repeated="1019"/>
        </table:table-row>
        <table:table-row table:style-name="ro2">
          <table:table-cell office:value-type="string">
            <text:p>Mangaia Island</text:p>
          </table:table-cell>
          <table:table-cell office:value-type="float" office:value="-21.9352313">
            <text:p>-21.9352313</text:p>
          </table:table-cell>
          <table:table-cell office:value-type="float" office:value="-157.9165934">
            <text:p>-157.9165934</text:p>
          </table:table-cell>
          <table:table-cell office:value-type="string">
            <text:p>Mangaia Island</text:p>
          </table:table-cell>
          <table:table-cell office:value-type="string">
            <text:p>Mangaia, Cook Islands</text:p>
          </table:table-cell>
          <table:table-cell table:number-columns-repeated="1019"/>
        </table:table-row>
        <table:table-row table:style-name="ro2">
          <table:table-cell office:value-type="string">
            <text:p>Marcon Island</text:p>
          </table:table-cell>
          <table:table-cell office:value-type="float" office:value="25.9397412">
            <text:p>25.9397412</text:p>
          </table:table-cell>
          <table:table-cell office:value-type="float" office:value="-81.7075355">
            <text:p>-81.7075355</text:p>
          </table:table-cell>
          <table:table-cell office:value-type="string">
            <text:p>Marcon Island</text:p>
          </table:table-cell>
          <table:table-cell office:value-type="string">
            <text:p>Marco Island, FL 34145, USA</text:p>
          </table:table-cell>
          <table:table-cell table:number-columns-repeated="1019"/>
        </table:table-row>
        <table:table-row table:style-name="ro2">
          <table:table-cell office:value-type="string">
            <text:p>Marcus Bay</text:p>
          </table:table-cell>
          <table:table-cell office:value-type="float" office:value="44.4845464">
            <text:p>44.4845464</text:p>
          </table:table-cell>
          <table:table-cell office:value-type="float" office:value="-88.0621855">
            <text:p>-88.0621855</text:p>
          </table:table-cell>
          <table:table-cell office:value-type="string">
            <text:p>Marcus Bay</text:p>
          </table:table-cell>
          <table:table-cell office:value-type="string">
            <text:p>Bay Park Square, 755 Willard Dr, Ashwaubenon, WI 54304, United States</text:p>
          </table:table-cell>
          <table:table-cell table:number-columns-repeated="1019"/>
        </table:table-row>
        <table:table-row table:style-name="ro1">
          <table:table-cell office:value-type="string">
            <text:p>Maria Island</text:p>
          </table:table-cell>
          <table:table-cell office:value-type="float" office:value="-42.6451462">
            <text:p>-42.6451462</text:p>
          </table:table-cell>
          <table:table-cell office:value-type="float" office:value="148.0649697">
            <text:p>148.0649697</text:p>
          </table:table-cell>
          <table:table-cell office:value-type="string">
            <text:p>Maria Island</text:p>
          </table:table-cell>
          <table:table-cell office:value-type="string">
            <text:p>Maria Island, Tasmania 7190, Australia</text:p>
          </table:table-cell>
          <table:table-cell table:number-columns-repeated="1019"/>
        </table:table-row>
        <table:table-row table:style-name="ro1">
          <table:table-cell office:value-type="string">
            <text:p>Maria Islands</text:p>
          </table:table-cell>
          <table:table-cell office:value-type="float" office:value="-42.6451462">
            <text:p>-42.6451462</text:p>
          </table:table-cell>
          <table:table-cell office:value-type="float" office:value="148.0649697">
            <text:p>148.0649697</text:p>
          </table:table-cell>
          <table:table-cell office:value-type="string">
            <text:p>Maria Islands</text:p>
          </table:table-cell>
          <table:table-cell office:value-type="string">
            <text:p>Maria Island, Tasmania 7190, Australia</text:p>
          </table:table-cell>
          <table:table-cell table:number-columns-repeated="1019"/>
        </table:table-row>
        <table:table-row table:style-name="ro1">
          <table:table-cell office:value-type="string">
            <text:p>Marquesas Island</text:p>
          </table:table-cell>
          <table:table-cell office:value-type="float" office:value="-9.7812162">
            <text:p>-9.7812162</text:p>
          </table:table-cell>
          <table:table-cell office:value-type="float" office:value="-139.0817124">
            <text:p>-139.0817124</text:p>
          </table:table-cell>
          <table:table-cell office:value-type="string">
            <text:p>Marquesas Island</text:p>
          </table:table-cell>
          <table:table-cell office:value-type="string">
            <text:p>Marquesas Islands, French Polynesia</text:p>
          </table:table-cell>
          <table:table-cell table:number-columns-repeated="1019"/>
        </table:table-row>
        <table:table-row table:style-name="ro1">
          <table:table-cell office:value-type="string">
            <text:p>Marquesas Islands</text:p>
          </table:table-cell>
          <table:table-cell office:value-type="float" office:value="-9.7812162">
            <text:p>-9.7812162</text:p>
          </table:table-cell>
          <table:table-cell office:value-type="float" office:value="-139.0817124">
            <text:p>-139.0817124</text:p>
          </table:table-cell>
          <table:table-cell office:value-type="string">
            <text:p>Marquesas Islands</text:p>
          </table:table-cell>
          <table:table-cell office:value-type="string">
            <text:p>Marquesas Islands, French Polynesi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rtin Vas Rocks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asafuera</text:p>
          </table:table-cell>
          <table:table-cell office:value-type="float" office:value="-33.7760908">
            <text:p>-33.7760908</text:p>
          </table:table-cell>
          <table:table-cell office:value-type="float" office:value="-80.7990185">
            <text:p>-80.7990185</text:p>
          </table:table-cell>
          <table:table-cell office:value-type="string">
            <text:p>Masafuera</text:p>
          </table:table-cell>
          <table:table-cell office:value-type="string">
            <text:p>Isla Alejandro Selkirk, Juan Fernández, Región de Valparaíso, Chile</text:p>
          </table:table-cell>
          <table:table-cell table:number-columns-repeated="1019"/>
        </table:table-row>
        <table:table-row table:style-name="ro2">
          <table:table-cell office:value-type="string">
            <text:p>Masafuero</text:p>
          </table:table-cell>
          <table:table-cell office:value-type="float" office:value="-33.7760908">
            <text:p>-33.7760908</text:p>
          </table:table-cell>
          <table:table-cell office:value-type="float" office:value="-80.7990185">
            <text:p>-80.7990185</text:p>
          </table:table-cell>
          <table:table-cell office:value-type="string">
            <text:p>Masafuero</text:p>
          </table:table-cell>
          <table:table-cell office:value-type="string">
            <text:p>Isla Alejandro Selkirk, Juan Fernández, Región de Valparaíso, Chi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talata(?) Islands</text:p>
          </table:table-cell>
          <table:table-cell table:style-name="ce6" office:value-type="float" office:value="48.1">
            <text:p>48.1</text:p>
          </table:table-cell>
          <table:table-cell table:style-name="ce6" office:value-type="float" office:value="153.2">
            <text:p>153.2</text:p>
          </table:table-cell>
          <table:table-cell table:style-name="ce2" office:value-type="string">
            <text:p>Matua</text:p>
          </table:table-cell>
          <table:table-cell table:style-name="ce2" office:value-type="string">
            <text:p>Matua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Mataua</text:p>
          </table:table-cell>
          <table:table-cell table:style-name="ce6" office:value-type="float" office:value="48.1">
            <text:p>48.1</text:p>
          </table:table-cell>
          <table:table-cell table:style-name="ce6" office:value-type="float" office:value="153.2">
            <text:p>153.2</text:p>
          </table:table-cell>
          <table:table-cell table:style-name="ce2" office:value-type="string">
            <text:p>Matua</text:p>
          </table:table-cell>
          <table:table-cell table:style-name="ce2" office:value-type="string">
            <text:p>Matu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Maui</text:p>
          </table:table-cell>
          <table:table-cell office:value-type="float" office:value="20.7983626">
            <text:p>20.7983626</text:p>
          </table:table-cell>
          <table:table-cell office:value-type="float" office:value="-156.3319253">
            <text:p>-156.3319253</text:p>
          </table:table-cell>
          <table:table-cell office:value-type="string">
            <text:p>Maui</text:p>
          </table:table-cell>
          <table:table-cell office:value-type="string">
            <text:p>Maui, Hawaii, US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ujiers (Society Islands)</text:p>
          </table:table-cell>
          <table:table-cell table:style-name="ce6" office:value-type="float" office:value="-17.533333">
            <text:p>-17.533333</text:p>
          </table:table-cell>
          <table:table-cell table:style-name="ce6" office:value-type="float" office:value="-149.833333">
            <text:p>-149.833333</text:p>
          </table:table-cell>
          <table:table-cell table:style-name="ce8" office:value-type="string">
            <text:p>Mo'orea</text:p>
          </table:table-cell>
          <table:table-cell table:style-name="ce8" office:value-type="string">
            <text:p>Mo'orea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>
            <text:p>May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ayo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ercury Bay</text:p>
          </table:table-cell>
          <table:table-cell office:value-type="float" office:value="-36.8081855">
            <text:p>-36.8081855</text:p>
          </table:table-cell>
          <table:table-cell office:value-type="float" office:value="175.7410262">
            <text:p>175.7410262</text:p>
          </table:table-cell>
          <table:table-cell office:value-type="string">
            <text:p>Mercury Bay</text:p>
          </table:table-cell>
          <table:table-cell office:value-type="string">
            <text:p>Mercury Bay, New Zealand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erican(?)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ichael’s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ocha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olokoi</text:p>
          </table:table-cell>
          <table:table-cell office:value-type="float" office:value="21.1443935">
            <text:p>21.1443935</text:p>
          </table:table-cell>
          <table:table-cell office:value-type="float" office:value="-157.0226297">
            <text:p>-157.0226297</text:p>
          </table:table-cell>
          <table:table-cell office:value-type="string">
            <text:p>Molokoi</text:p>
          </table:table-cell>
          <table:table-cell office:value-type="string">
            <text:p>Moloka‘i, Hawaii, USA</text:p>
          </table:table-cell>
          <table:table-cell table:number-columns-repeated="1019"/>
        </table:table-row>
        <table:table-row table:style-name="ro2">
          <table:table-cell office:value-type="string">
            <text:p>Molokui</text:p>
          </table:table-cell>
          <table:table-cell office:value-type="float" office:value="21.1443935">
            <text:p>21.1443935</text:p>
          </table:table-cell>
          <table:table-cell office:value-type="float" office:value="-157.0226297">
            <text:p>-157.0226297</text:p>
          </table:table-cell>
          <table:table-cell office:value-type="string">
            <text:p>Molokui</text:p>
          </table:table-cell>
          <table:table-cell office:value-type="string">
            <text:p>Moloka‘i, Hawaii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ongamee Harbor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ongami Harbor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ontague Island</text:p>
          </table:table-cell>
          <table:table-cell office:value-type="float" office:value="60.0377971">
            <text:p>60.0377971</text:p>
          </table:table-cell>
          <table:table-cell office:value-type="float" office:value="-147.4782755">
            <text:p>-147.4782755</text:p>
          </table:table-cell>
          <table:table-cell office:value-type="string">
            <text:p>Montague Island</text:p>
          </table:table-cell>
          <table:table-cell office:value-type="string">
            <text:p>Montague Island, Alaska, USA</text:p>
          </table:table-cell>
          <table:table-cell table:number-columns-repeated="1019"/>
        </table:table-row>
        <table:table-row table:style-name="ro2">
          <table:table-cell office:value-type="string">
            <text:p>Morotoai</text:p>
          </table:table-cell>
          <table:table-cell office:value-type="float" office:value="2.3656672">
            <text:p>2.3656672</text:p>
          </table:table-cell>
          <table:table-cell office:value-type="float" office:value="128.4008357">
            <text:p>128.4008357</text:p>
          </table:table-cell>
          <table:table-cell office:value-type="string">
            <text:p>Morotoai</text:p>
          </table:table-cell>
          <table:table-cell office:value-type="string">
            <text:p>Morotai Island, Morotai Island Regency, North Maluku, Indonesi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otcha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otikil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Mount St. Thaddeu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t. St. Elias</text:p>
          </table:table-cell>
          <table:table-cell office:value-type="float" office:value="60.2933333">
            <text:p>60.2933333</text:p>
          </table:table-cell>
          <table:table-cell office:value-type="float" office:value="-140.9294444">
            <text:p>-140.9294444</text:p>
          </table:table-cell>
          <table:table-cell office:value-type="string">
            <text:p>Mt. St. Elias</text:p>
          </table:table-cell>
          <table:table-cell office:value-type="string">
            <text:p>Mt St Elia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ew Bay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New Hol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New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ew Zealand</text:p>
          </table:table-cell>
          <table:table-cell office:value-type="float" office:value="-40.900557">
            <text:p>-40.900557</text:p>
          </table:table-cell>
          <table:table-cell office:value-type="float" office:value="174.885971">
            <text:p>174.885971</text:p>
          </table:table-cell>
          <table:table-cell table:number-columns-repeated="2" office:value-type="string">
            <text:p>New Zealand</text:p>
          </table:table-cell>
          <table:table-cell table:number-columns-repeated="1019"/>
        </table:table-row>
        <table:table-row table:style-name="ro1">
          <table:table-cell office:value-type="string">
            <text:p>Niphon (Japan)</text:p>
          </table:table-cell>
          <table:table-cell office:value-type="float" office:value="36.204824">
            <text:p>36.204824</text:p>
          </table:table-cell>
          <table:table-cell office:value-type="float" office:value="138.252924">
            <text:p>138.252924</text:p>
          </table:table-cell>
          <table:table-cell office:value-type="string">
            <text:p>Niphon (Japan)</text:p>
          </table:table-cell>
          <table:table-cell office:value-type="string">
            <text:p>Japan</text:p>
          </table:table-cell>
          <table:table-cell table:number-columns-repeated="1019"/>
        </table:table-row>
        <table:table-row table:style-name="ro1">
          <table:table-cell office:value-type="string">
            <text:p>Nippon</text:p>
          </table:table-cell>
          <table:table-cell office:value-type="float" office:value="36.204824">
            <text:p>36.204824</text:p>
          </table:table-cell>
          <table:table-cell office:value-type="float" office:value="138.252924">
            <text:p>138.252924</text:p>
          </table:table-cell>
          <table:table-cell office:value-type="string">
            <text:p>Nippon</text:p>
          </table:table-cell>
          <table:table-cell office:value-type="string">
            <text:p>Japa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rtheast coast of Asia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Northern shore of America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Oahu</text:p>
          </table:table-cell>
          <table:table-cell office:value-type="float" office:value="21.4389123">
            <text:p>21.4389123</text:p>
          </table:table-cell>
          <table:table-cell office:value-type="float" office:value="-158.0000565">
            <text:p>-158.0000565</text:p>
          </table:table-cell>
          <table:table-cell office:value-type="string">
            <text:p>Oahu</text:p>
          </table:table-cell>
          <table:table-cell office:value-type="string">
            <text:p>O‘ahu, Hawaii, USA</text:p>
          </table:table-cell>
          <table:table-cell table:number-columns-repeated="1019"/>
        </table:table-row>
        <table:table-row table:style-name="ro1">
          <table:table-cell office:value-type="string">
            <text:p>Oahu 5 p. 56</text:p>
          </table:table-cell>
          <table:table-cell office:value-type="float" office:value="21.4389123">
            <text:p>21.4389123</text:p>
          </table:table-cell>
          <table:table-cell office:value-type="float" office:value="-158.0000565">
            <text:p>-158.0000565</text:p>
          </table:table-cell>
          <table:table-cell office:value-type="string">
            <text:p>Oahu 5 p. 56</text:p>
          </table:table-cell>
          <table:table-cell office:value-type="string">
            <text:p>56 Oahu Rd, Hartsel, CO 80449, USA</text:p>
          </table:table-cell>
          <table:table-cell table:number-columns-repeated="1019"/>
        </table:table-row>
        <table:table-row table:style-name="ro1">
          <table:table-cell office:value-type="string">
            <text:p>Ocean High Island</text:p>
          </table:table-cell>
          <table:table-cell office:value-type="float" office:value="-0.8577652">
            <text:p>-0.8577652</text:p>
          </table:table-cell>
          <table:table-cell office:value-type="float" office:value="169.5322424">
            <text:p>169.5322424</text:p>
          </table:table-cell>
          <table:table-cell office:value-type="string">
            <text:p>Ocean High Island</text:p>
          </table:table-cell>
          <table:table-cell office:value-type="string">
            <text:p>Ocean Island, Kiribati</text:p>
          </table:table-cell>
          <table:table-cell table:number-columns-repeated="1019"/>
        </table:table-row>
        <table:table-row table:style-name="ro1">
          <table:table-cell office:value-type="string">
            <text:p>Ocean Island</text:p>
          </table:table-cell>
          <table:table-cell office:value-type="float" office:value="-0.8577652">
            <text:p>-0.8577652</text:p>
          </table:table-cell>
          <table:table-cell office:value-type="float" office:value="169.5322424">
            <text:p>169.5322424</text:p>
          </table:table-cell>
          <table:table-cell office:value-type="string">
            <text:p>Ocean Island</text:p>
          </table:table-cell>
          <table:table-cell office:value-type="string">
            <text:p>Ocean Island, Kiribat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hitahoo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Okhotsk Islands</text:p>
          </table:table-cell>
          <table:table-cell office:value-type="float" office:value="52.873623">
            <text:p>52.873623</text:p>
          </table:table-cell>
          <table:table-cell office:value-type="float" office:value="149.3658173">
            <text:p>149.3658173</text:p>
          </table:table-cell>
          <table:table-cell office:value-type="string">
            <text:p>Okhotsk Islands</text:p>
          </table:table-cell>
          <table:table-cell office:value-type="string">
            <text:p>Sea of Okhotsk</text:p>
          </table:table-cell>
          <table:table-cell table:number-columns-repeated="1019"/>
        </table:table-row>
        <table:table-row table:style-name="ro1">
          <table:table-cell office:value-type="string">
            <text:p>Onekotan Island</text:p>
          </table:table-cell>
          <table:table-cell office:value-type="float" office:value="49.4441667">
            <text:p>49.4441667</text:p>
          </table:table-cell>
          <table:table-cell office:value-type="float" office:value="154.7580556">
            <text:p>154.7580556</text:p>
          </table:table-cell>
          <table:table-cell office:value-type="string">
            <text:p>Onekotan Island</text:p>
          </table:table-cell>
          <table:table-cell office:value-type="string">
            <text:p>Onekotan, Sakhalin Oblast, Russia, 694550</text:p>
          </table:table-cell>
          <table:table-cell table:number-columns-repeated="1019"/>
        </table:table-row>
        <table:table-row table:style-name="ro1">
          <table:table-cell office:value-type="string">
            <text:p>Oroenga (Tonga)</text:p>
          </table:table-cell>
          <table:table-cell office:value-type="float" office:value="-21.2237815">
            <text:p>-21.2237815</text:p>
          </table:table-cell>
          <table:table-cell office:value-type="float" office:value="-159.7490859">
            <text:p>-159.7490859</text:p>
          </table:table-cell>
          <table:table-cell office:value-type="string">
            <text:p>Oroenga (Tonga)</text:p>
          </table:table-cell>
          <table:table-cell office:value-type="string">
            <text:p>Oroenga, Matavera District, Cook Island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rurute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Ototake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Ounimak Island</text:p>
          </table:table-cell>
          <table:table-cell office:value-type="float" office:value="54.7265729">
            <text:p>54.7265729</text:p>
          </table:table-cell>
          <table:table-cell office:value-type="float" office:value="-164.2169519">
            <text:p>-164.2169519</text:p>
          </table:table-cell>
          <table:table-cell office:value-type="string">
            <text:p>Ounimak Island</text:p>
          </table:table-cell>
          <table:table-cell office:value-type="string">
            <text:p>Unimak Island, Alaska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ura Island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Oweroa (Mangea)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Pacific Ocean</text:p>
          </table:table-cell>
          <table:table-cell office:value-type="float" office:value="-8.783195">
            <text:p>-8.783195</text:p>
          </table:table-cell>
          <table:table-cell office:value-type="float" office:value="-124.508523">
            <text:p>-124.508523</text:p>
          </table:table-cell>
          <table:table-cell table:number-columns-repeated="2" office:value-type="string">
            <text:p>Pacific Ocean</text:p>
          </table:table-cell>
          <table:table-cell table:number-columns-repeated="1019"/>
        </table:table-row>
        <table:table-row table:style-name="ro2">
          <table:table-cell office:value-type="string">
            <text:p>Paita</text:p>
          </table:table-cell>
          <table:table-cell office:value-type="float" office:value="-5.0870571">
            <text:p>-5.0870571</text:p>
          </table:table-cell>
          <table:table-cell office:value-type="float" office:value="-81.1008472">
            <text:p>-81.1008472</text:p>
          </table:table-cell>
          <table:table-cell office:value-type="string">
            <text:p>Paita</text:p>
          </table:table-cell>
          <table:table-cell office:value-type="string">
            <text:p>Paita Province, Peru</text:p>
          </table:table-cell>
          <table:table-cell table:number-columns-repeated="1019"/>
        </table:table-row>
        <table:table-row table:style-name="ro2">
          <table:table-cell office:value-type="string">
            <text:p>Paramouchir</text:p>
          </table:table-cell>
          <table:table-cell office:value-type="float" office:value="50.3580556">
            <text:p>50.3580556</text:p>
          </table:table-cell>
          <table:table-cell office:value-type="float" office:value="155.7891667">
            <text:p>155.7891667</text:p>
          </table:table-cell>
          <table:table-cell office:value-type="string">
            <text:p>Paramouchir</text:p>
          </table:table-cell>
          <table:table-cell office:value-type="string">
            <text:p>Paramushir, Sakhalin Oblast, Russia, 694550</text:p>
          </table:table-cell>
          <table:table-cell table:number-columns-repeated="1019"/>
        </table:table-row>
        <table:table-row table:style-name="ro2">
          <table:table-cell office:value-type="string">
            <text:p>Paramushir</text:p>
          </table:table-cell>
          <table:table-cell office:value-type="float" office:value="50.3580556">
            <text:p>50.3580556</text:p>
          </table:table-cell>
          <table:table-cell office:value-type="float" office:value="155.7891667">
            <text:p>155.7891667</text:p>
          </table:table-cell>
          <table:table-cell office:value-type="string">
            <text:p>Paramushir</text:p>
          </table:table-cell>
          <table:table-cell office:value-type="string">
            <text:p>Paramushir, Sakhalin Oblast, Russia, 694550</text:p>
          </table:table-cell>
          <table:table-cell table:number-columns-repeated="1019"/>
        </table:table-row>
        <table:table-row table:style-name="ro1">
          <table:table-cell office:value-type="string">
            <text:p>Part Pray (Cape Verde)</text:p>
          </table:table-cell>
          <table:table-cell office:value-type="float" office:value="15.120142">
            <text:p>15.120142</text:p>
          </table:table-cell>
          <table:table-cell office:value-type="float" office:value="-23.6051868">
            <text:p>-23.6051868</text:p>
          </table:table-cell>
          <table:table-cell table:number-columns-repeated="2" office:value-type="string">
            <text:p>Part Pray (Cape Verde)</text:p>
          </table:table-cell>
          <table:table-cell table:number-columns-repeated="1019"/>
        </table:table-row>
        <table:table-row table:style-name="ro2">
          <table:table-cell office:value-type="string">
            <text:p>Pedra Branca Rock</text:p>
          </table:table-cell>
          <table:table-cell office:value-type="float" office:value="-43.85">
            <text:p>-43.85</text:p>
          </table:table-cell>
          <table:table-cell office:value-type="float" office:value="146.97">
            <text:p>146.97</text:p>
          </table:table-cell>
          <table:table-cell office:value-type="string">
            <text:p>Pedra Branca Rock</text:p>
          </table:table-cell>
          <table:table-cell office:value-type="string">
            <text:p>Pedra Branca, Tasmania, Australia</text:p>
          </table:table-cell>
          <table:table-cell table:number-columns-repeated="1019"/>
        </table:table-row>
        <table:table-row table:style-name="ro1">
          <table:table-cell office:value-type="string">
            <text:p>Peel Island</text:p>
          </table:table-cell>
          <table:table-cell office:value-type="float" office:value="-27.5005735">
            <text:p>-27.5005735</text:p>
          </table:table-cell>
          <table:table-cell office:value-type="float" office:value="153.3476127">
            <text:p>153.3476127</text:p>
          </table:table-cell>
          <table:table-cell office:value-type="string">
            <text:p>Peel Island</text:p>
          </table:table-cell>
          <table:table-cell office:value-type="string">
            <text:p>Peel Island, QLD 4184, Australia</text:p>
          </table:table-cell>
          <table:table-cell table:number-columns-repeated="1019"/>
        </table:table-row>
        <table:table-row table:style-name="ro1">
          <table:table-cell office:value-type="string">
            <text:p>Peel’s Island</text:p>
          </table:table-cell>
          <table:table-cell office:value-type="float" office:value="-27.5005735">
            <text:p>-27.5005735</text:p>
          </table:table-cell>
          <table:table-cell office:value-type="float" office:value="153.3476127">
            <text:p>153.3476127</text:p>
          </table:table-cell>
          <table:table-cell office:value-type="string">
            <text:p>Peel’s Island</text:p>
          </table:table-cell>
          <table:table-cell office:value-type="string">
            <text:p>Peel Island, QLD 4184, Australia</text:p>
          </table:table-cell>
          <table:table-cell table:number-columns-repeated="1019"/>
        </table:table-row>
        <table:table-row table:style-name="ro1">
          <table:table-cell office:value-type="string">
            <text:p>Penny’s Island</text:p>
          </table:table-cell>
          <table:table-cell office:value-type="float" office:value="21.3254978">
            <text:p>21.3254978</text:p>
          </table:table-cell>
          <table:table-cell office:value-type="float" office:value="-157.8887677">
            <text:p>-157.8887677</text:p>
          </table:table-cell>
          <table:table-cell office:value-type="string">
            <text:p>Penny’s Island</text:p>
          </table:table-cell>
          <table:table-cell office:value-type="string">
            <text:p>205 Sand Island Access Rd, Honolulu, HI 96819, USA</text:p>
          </table:table-cell>
          <table:table-cell table:number-columns-repeated="1019"/>
        </table:table-row>
        <table:table-row table:style-name="ro2">
          <table:table-cell office:value-type="string">
            <text:p>Penryhn Island</text:p>
          </table:table-cell>
          <table:table-cell office:value-type="float" office:value="-9.005122">
            <text:p>-9.005122</text:p>
          </table:table-cell>
          <table:table-cell office:value-type="float" office:value="-157.9762097">
            <text:p>-157.9762097</text:p>
          </table:table-cell>
          <table:table-cell office:value-type="string">
            <text:p>Penryhn Island</text:p>
          </table:table-cell>
          <table:table-cell office:value-type="string">
            <text:p>Penrhyn, Kiribati</text:p>
          </table:table-cell>
          <table:table-cell table:number-columns-repeated="1019"/>
        </table:table-row>
        <table:table-row table:style-name="ro2">
          <table:table-cell office:value-type="string">
            <text:p>Perambuco</text:p>
          </table:table-cell>
          <table:table-cell office:value-type="float" office:value="-8.8137173">
            <text:p>-8.8137173</text:p>
          </table:table-cell>
          <table:table-cell office:value-type="float" office:value="-36.954107">
            <text:p>-36.954107</text:p>
          </table:table-cell>
          <table:table-cell office:value-type="string">
            <text:p>Perambuco</text:p>
          </table:table-cell>
          <table:table-cell office:value-type="string">
            <text:p>State of Pernambuco, Brazil</text:p>
          </table:table-cell>
          <table:table-cell table:number-columns-repeated="1019"/>
        </table:table-row>
        <table:table-row table:style-name="ro1">
          <table:table-cell office:value-type="string">
            <text:p>Pernambuco</text:p>
          </table:table-cell>
          <table:table-cell office:value-type="float" office:value="-8.8137173">
            <text:p>-8.8137173</text:p>
          </table:table-cell>
          <table:table-cell office:value-type="float" office:value="-36.954107">
            <text:p>-36.954107</text:p>
          </table:table-cell>
          <table:table-cell office:value-type="string">
            <text:p>Pernambuco</text:p>
          </table:table-cell>
          <table:table-cell office:value-type="string">
            <text:p>State of Pernambuco, Brazil</text:p>
          </table:table-cell>
          <table:table-cell table:number-columns-repeated="1019"/>
        </table:table-row>
        <table:table-row table:style-name="ro1">
          <table:table-cell office:value-type="string">
            <text:p>Pernambuco, Brazil</text:p>
          </table:table-cell>
          <table:table-cell office:value-type="float" office:value="-8.8137173">
            <text:p>-8.8137173</text:p>
          </table:table-cell>
          <table:table-cell office:value-type="float" office:value="-36.954107">
            <text:p>-36.954107</text:p>
          </table:table-cell>
          <table:table-cell office:value-type="string">
            <text:p>Pernambuco, Brazil</text:p>
          </table:table-cell>
          <table:table-cell office:value-type="string">
            <text:p>State of Pernambuco, Braz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erry’s Island</text:p>
          </table:table-cell>
          <table:table-cell table:style-name="ce6" office:value-type="float" office:value="-11.969">
            <text:p>-11.969</text:p>
          </table:table-cell>
          <table:table-cell table:style-name="ce6" office:value-type="float" office:value="143.254">
            <text:p>143.254</text:p>
          </table:table-cell>
          <table:table-cell table:number-columns-repeated="2" table:style-name="ce2" office:value-type="string">
            <text:p>Perry’s Island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Pleasant Island</text:p>
          </table:table-cell>
          <table:table-cell office:value-type="float" office:value="58.3501798">
            <text:p>58.3501798</text:p>
          </table:table-cell>
          <table:table-cell office:value-type="float" office:value="-135.6175235">
            <text:p>-135.6175235</text:p>
          </table:table-cell>
          <table:table-cell office:value-type="string">
            <text:p>Pleasant Island</text:p>
          </table:table-cell>
          <table:table-cell office:value-type="string">
            <text:p>Pleasant Island, Alaska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lover Bay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Point Barrow</text:p>
          </table:table-cell>
          <table:table-cell office:value-type="float" office:value="71.3875">
            <text:p>71.3875</text:p>
          </table:table-cell>
          <table:table-cell office:value-type="float" office:value="-156.4811111">
            <text:p>-156.4811111</text:p>
          </table:table-cell>
          <table:table-cell office:value-type="string">
            <text:p>Point Barrow</text:p>
          </table:table-cell>
          <table:table-cell office:value-type="string">
            <text:p>Point Barrow, Alaska, USA</text:p>
          </table:table-cell>
          <table:table-cell table:number-columns-repeated="1019"/>
        </table:table-row>
        <table:table-row table:style-name="ro1">
          <table:table-cell office:value-type="string">
            <text:p>Point Hope</text:p>
          </table:table-cell>
          <table:table-cell office:value-type="float" office:value="68.3477778">
            <text:p>68.3477778</text:p>
          </table:table-cell>
          <table:table-cell office:value-type="float" office:value="-166.8080556">
            <text:p>-166.8080556</text:p>
          </table:table-cell>
          <table:table-cell office:value-type="string">
            <text:p>Point Hope</text:p>
          </table:table-cell>
          <table:table-cell office:value-type="string">
            <text:p>Point Hope, AK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rt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Port Clarence</text:p>
          </table:table-cell>
          <table:table-cell table:style-name="ce2" office:value-type="float" office:value="65.2622222">
            <text:p>65.2622222</text:p>
          </table:table-cell>
          <table:table-cell table:style-name="ce2" office:value-type="float" office:value="-166.8458333">
            <text:p>-166.8458333</text:p>
          </table:table-cell>
          <table:table-cell table:style-name="ce2" office:value-type="string">
            <text:p>Port Clarence</text:p>
          </table:table-cell>
          <table:table-cell table:style-name="ce2" office:value-type="string">
            <text:p>Port Clarence, AK, USA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Port William</text:p>
          </table:table-cell>
          <table:table-cell table:style-name="ce2" office:value-type="float" office:value="45.0951577">
            <text:p>45.0951577</text:p>
          </table:table-cell>
          <table:table-cell table:style-name="ce2" office:value-type="float" office:value="-65.5333707">
            <text:p>-65.5333707</text:p>
          </table:table-cell>
          <table:table-cell table:style-name="ce2" office:value-type="string">
            <text:p>Port William</text:p>
          </table:table-cell>
          <table:table-cell table:style-name="ce2" office:value-type="string">
            <text:p>Port William, NS, CA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>
            <text:p>Potters Bay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Praia</text:p>
          </table:table-cell>
          <table:table-cell office:value-type="float" office:value="14.93305">
            <text:p>14.93305</text:p>
          </table:table-cell>
          <table:table-cell office:value-type="float" office:value="-23.5133267">
            <text:p>-23.5133267</text:p>
          </table:table-cell>
          <table:table-cell office:value-type="string">
            <text:p>Praia</text:p>
          </table:table-cell>
          <table:table-cell office:value-type="string">
            <text:p>Praia, Cape Verde</text:p>
          </table:table-cell>
          <table:table-cell table:number-columns-repeated="1019"/>
        </table:table-row>
        <table:table-row table:style-name="ro1">
          <table:table-cell office:value-type="string">
            <text:p>Praya</text:p>
          </table:table-cell>
          <table:table-cell office:value-type="float" office:value="14.93305">
            <text:p>14.93305</text:p>
          </table:table-cell>
          <table:table-cell office:value-type="float" office:value="-23.5133267">
            <text:p>-23.5133267</text:p>
          </table:table-cell>
          <table:table-cell office:value-type="string">
            <text:p>Praia</text:p>
          </table:table-cell>
          <table:table-cell office:value-type="string">
            <text:p>Praia, Cape Verde</text:p>
          </table:table-cell>
          <table:table-cell table:number-columns-repeated="1019"/>
        </table:table-row>
        <table:table-row table:style-name="ro1">
          <table:table-cell office:value-type="string">
            <text:p>Prince William’s Island</text:p>
          </table:table-cell>
          <table:table-cell office:value-type="float" office:value="60.6905448">
            <text:p>60.6905448</text:p>
          </table:table-cell>
          <table:table-cell office:value-type="float" office:value="-147.0970548">
            <text:p>-147.0970548</text:p>
          </table:table-cell>
          <table:table-cell office:value-type="string">
            <text:p>Prince William’s Island</text:p>
          </table:table-cell>
          <table:table-cell office:value-type="string">
            <text:p>Prince William Sound, Alaska, USA</text:p>
          </table:table-cell>
          <table:table-cell table:number-columns-repeated="1019"/>
        </table:table-row>
        <table:table-row table:style-name="ro1">
          <table:table-cell office:value-type="string">
            <text:p>Prince of Wales Island</text:p>
          </table:table-cell>
          <table:table-cell office:value-type="float" office:value="55.7794311">
            <text:p>55.7794311</text:p>
          </table:table-cell>
          <table:table-cell office:value-type="float" office:value="-132.8179953">
            <text:p>-132.8179953</text:p>
          </table:table-cell>
          <table:table-cell office:value-type="string">
            <text:p>Prince of Wales Island</text:p>
          </table:table-cell>
          <table:table-cell office:value-type="string">
            <text:p>Prince of Wales Island, Alaska, USA</text:p>
          </table:table-cell>
          <table:table-cell table:number-columns-repeated="1019"/>
        </table:table-row>
        <table:table-row table:style-name="ro1">
          <table:table-cell office:value-type="string">
            <text:p>Quelpart Island</text:p>
          </table:table-cell>
          <table:table-cell office:value-type="float" office:value="33.3342402">
            <text:p>33.3342402</text:p>
          </table:table-cell>
          <table:table-cell office:value-type="float" office:value="126.0085494">
            <text:p>126.0085494</text:p>
          </table:table-cell>
          <table:table-cell office:value-type="string">
            <text:p>Quelpart Island, Jeju-do, S Korea</text:p>
          </table:table-cell>
          <table:table-cell office:value-type="string">
            <text:p>Quelpart Island, Jeju-do, S Korea</text:p>
          </table:table-cell>
          <table:table-cell table:number-columns-repeated="1019"/>
        </table:table-row>
        <table:table-row table:style-name="ro2">
          <table:table-cell office:value-type="string">
            <text:p>Raiatea Island</text:p>
          </table:table-cell>
          <table:table-cell office:value-type="float" office:value="-16.8164132">
            <text:p>-16.8164132</text:p>
          </table:table-cell>
          <table:table-cell office:value-type="float" office:value="-151.4552213">
            <text:p>-151.4552213</text:p>
          </table:table-cell>
          <table:table-cell office:value-type="string">
            <text:p>Raiatea Island</text:p>
          </table:table-cell>
          <table:table-cell office:value-type="string">
            <text:p>Ra'iātea, French Polynesia</text:p>
          </table:table-cell>
          <table:table-cell table:number-columns-repeated="1019"/>
        </table:table-row>
        <table:table-row table:style-name="ro1">
          <table:table-cell office:value-type="string">
            <text:p>Rarotonga</text:p>
          </table:table-cell>
          <table:table-cell office:value-type="float" office:value="-21.2292371">
            <text:p>-21.2292371</text:p>
          </table:table-cell>
          <table:table-cell office:value-type="float" office:value="-159.7763491">
            <text:p>-159.7763491</text:p>
          </table:table-cell>
          <table:table-cell office:value-type="string">
            <text:p>Rarotonga</text:p>
          </table:table-cell>
          <table:table-cell office:value-type="string">
            <text:p>Rarotonga, Cook Islands</text:p>
          </table:table-cell>
          <table:table-cell table:number-columns-repeated="1019"/>
        </table:table-row>
        <table:table-row table:style-name="ro1">
          <table:table-cell office:value-type="string">
            <text:p>Resolution Bay</text:p>
          </table:table-cell>
          <table:table-cell office:value-type="float" office:value="-41.1141528">
            <text:p>-41.1141528</text:p>
          </table:table-cell>
          <table:table-cell office:value-type="float" office:value="174.2171294">
            <text:p>174.2171294</text:p>
          </table:table-cell>
          <table:table-cell office:value-type="string">
            <text:p>Resolution Bay</text:p>
          </table:table-cell>
          <table:table-cell office:value-type="string">
            <text:p>Resolution Bay, New Zealand</text:p>
          </table:table-cell>
          <table:table-cell table:number-columns-repeated="1019"/>
        </table:table-row>
        <table:table-row table:style-name="ro1">
          <table:table-cell office:value-type="string">
            <text:p>Resolution Bay/Ohitahoo</text:p>
          </table:table-cell>
          <table:table-cell office:value-type="float" office:value="-41.1141528">
            <text:p>-41.1141528</text:p>
          </table:table-cell>
          <table:table-cell office:value-type="float" office:value="174.2171294">
            <text:p>174.2171294</text:p>
          </table:table-cell>
          <table:table-cell office:value-type="string">
            <text:p>Resolution Bay</text:p>
          </table:table-cell>
          <table:table-cell office:value-type="string">
            <text:p>Resolution Bay, New Zealand</text:p>
          </table:table-cell>
          <table:table-cell table:number-columns-repeated="1019"/>
        </table:table-row>
        <table:table-row table:style-name="ro1">
          <table:table-cell office:value-type="string">
            <text:p>River Plata</text:p>
          </table:table-cell>
          <table:table-cell office:value-type="float" office:value="-35.1944557">
            <text:p>-35.1944557</text:p>
          </table:table-cell>
          <table:table-cell office:value-type="float" office:value="-56.741207">
            <text:p>-56.741207</text:p>
          </table:table-cell>
          <table:table-cell office:value-type="string">
            <text:p>River Plata</text:p>
          </table:table-cell>
          <table:table-cell office:value-type="string">
            <text:p>River Plat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ocky Poi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Romitura</text:p>
          </table:table-cell>
          <table:table-cell office:value-type="float" office:value="-22.6496985">
            <text:p>-22.6496985</text:p>
          </table:table-cell>
          <table:table-cell office:value-type="float" office:value="-152.8764726">
            <text:p>-152.8764726</text:p>
          </table:table-cell>
          <table:table-cell office:value-type="string">
            <text:p>Rimatara</text:p>
          </table:table-cell>
          <table:table-cell office:value-type="string">
            <text:p>Rimatara</text:p>
          </table:table-cell>
          <table:table-cell table:number-columns-repeated="1019"/>
        </table:table-row>
        <table:table-row table:style-name="ro1">
          <table:table-cell office:value-type="string">
            <text:p>Roohooga</text:p>
          </table:table-cell>
          <table:table-cell office:value-type="float" office:value="-16.0589671">
            <text:p>-16.0589671</text:p>
          </table:table-cell>
          <table:table-cell office:value-type="float" office:value="-145.6347694">
            <text:p>-145.6347694</text:p>
          </table:table-cell>
          <table:table-cell office:value-type="string">
            <text:p>Rotoava Tahiti</text:p>
          </table:table-cell>
          <table:table-cell office:value-type="string">
            <text:p>Rotoava Tahit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ose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Rosemary Island</text:p>
          </table:table-cell>
          <table:table-cell office:value-type="float" office:value="-20.4845854">
            <text:p>-20.4845854</text:p>
          </table:table-cell>
          <table:table-cell office:value-type="float" office:value="116.5904741">
            <text:p>116.5904741</text:p>
          </table:table-cell>
          <table:table-cell office:value-type="string">
            <text:p>Rosemary Island</text:p>
          </table:table-cell>
          <table:table-cell office:value-type="string">
            <text:p>Rosemary Island, Dampier Archipelago WA 6713, Australia</text:p>
          </table:table-cell>
          <table:table-cell table:number-columns-repeated="1019"/>
        </table:table-row>
        <table:table-row table:style-name="ro1">
          <table:table-cell office:value-type="string">
            <text:p>Rota</text:p>
          </table:table-cell>
          <table:table-cell office:value-type="float" office:value="36.6236874">
            <text:p>36.6236874</text:p>
          </table:table-cell>
          <table:table-cell office:value-type="float" office:value="-6.3601441">
            <text:p>-6.3601441</text:p>
          </table:table-cell>
          <table:table-cell office:value-type="string">
            <text:p>Rota</text:p>
          </table:table-cell>
          <table:table-cell office:value-type="string">
            <text:p>11520 Rota, Cádiz, Spain</text:p>
          </table:table-cell>
          <table:table-cell table:number-columns-repeated="1019"/>
        </table:table-row>
        <table:table-row table:style-name="ro1">
          <table:table-cell office:value-type="string">
            <text:p>Rotches Island</text:p>
          </table:table-cell>
          <table:table-cell table:style-name="ce7" office:value-type="float" office:value="-44.033333">
            <text:p>-44.033333</text:p>
          </table:table-cell>
          <table:table-cell table:style-name="ce7" office:value-type="string">
            <text:p> -176.433333</text:p>
          </table:table-cell>
          <table:table-cell office:value-type="string">
            <text:p>Chatham Islands – Rēkohu</text:p>
          </table:table-cell>
          <table:table-cell office:value-type="string">
            <text:p>Chatham Islands – Rēkohu</text:p>
          </table:table-cell>
          <table:table-cell table:number-columns-repeated="1019"/>
        </table:table-row>
        <table:table-row table:style-name="ro1">
          <table:table-cell office:value-type="string">
            <text:p>Rotches(?) Island</text:p>
          </table:table-cell>
          <table:table-cell table:style-name="ce7" office:value-type="float" office:value="-44.033333">
            <text:p>-44.033333</text:p>
          </table:table-cell>
          <table:table-cell table:style-name="ce7" office:value-type="string">
            <text:p> -176.433333</text:p>
          </table:table-cell>
          <table:table-cell office:value-type="string">
            <text:p>Chatham Islands – Rēkohu</text:p>
          </table:table-cell>
          <table:table-cell office:value-type="string">
            <text:p>Chatham Islands – Rēkohu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ound Island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S.W. Pacific p. 71</text:p>
          </table:table-cell>
          <table:table-cell table:style-name="ce2" office:value-type="float" office:value="-21.2044472">
            <text:p>-21.2044472</text:p>
          </table:table-cell>
          <table:table-cell table:style-name="ce2" office:value-type="float" office:value="164.7276404">
            <text:p>164.7276404</text:p>
          </table:table-cell>
          <table:table-cell table:number-columns-repeated="2" table:style-name="ce2" office:value-type="string">
            <text:p>New Caledoni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Sado Island</text:p>
          </table:table-cell>
          <table:table-cell office:value-type="float" office:value="38.0183525">
            <text:p>38.0183525</text:p>
          </table:table-cell>
          <table:table-cell office:value-type="float" office:value="138.368082">
            <text:p>138.368082</text:p>
          </table:table-cell>
          <table:table-cell office:value-type="string">
            <text:p>Sado Island</text:p>
          </table:table-cell>
          <table:table-cell office:value-type="string">
            <text:p>Sado, Niigata Prefecture, Japa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aint Bartholomew’s Bay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aint Lawrence Island</text:p>
          </table:table-cell>
          <table:table-cell office:value-type="float" office:value="63.326105">
            <text:p>63.326105</text:p>
          </table:table-cell>
          <table:table-cell office:value-type="float" office:value="-170.0183821">
            <text:p>-170.0183821</text:p>
          </table:table-cell>
          <table:table-cell office:value-type="string">
            <text:p>Saint Lawrence Island</text:p>
          </table:table-cell>
          <table:table-cell office:value-type="string">
            <text:p>St Lawrence Island, Alaska, USA</text:p>
          </table:table-cell>
          <table:table-cell table:number-columns-repeated="1019"/>
        </table:table-row>
        <table:table-row table:style-name="ro1">
          <table:table-cell office:value-type="string">
            <text:p>Saipan</text:p>
          </table:table-cell>
          <table:table-cell office:value-type="float" office:value="15.1515153">
            <text:p>15.1515153</text:p>
          </table:table-cell>
          <table:table-cell office:value-type="float" office:value="145.7297891">
            <text:p>145.7297891</text:p>
          </table:table-cell>
          <table:table-cell office:value-type="string">
            <text:p>Saipan</text:p>
          </table:table-cell>
          <table:table-cell office:value-type="string">
            <text:p>Saipan, CNMI</text:p>
          </table:table-cell>
          <table:table-cell table:number-columns-repeated="1019"/>
        </table:table-row>
        <table:table-row table:style-name="ro1">
          <table:table-cell office:value-type="string">
            <text:p>Sal</text:p>
          </table:table-cell>
          <table:table-cell office:value-type="float" office:value="60.3900183">
            <text:p>60.3900183</text:p>
          </table:table-cell>
          <table:table-cell office:value-type="float" office:value="23.1171797">
            <text:p>23.1171797</text:p>
          </table:table-cell>
          <table:table-cell office:value-type="string">
            <text:p>Sal</text:p>
          </table:table-cell>
          <table:table-cell office:value-type="string">
            <text:p>Salo, Finland</text:p>
          </table:table-cell>
          <table:table-cell table:number-columns-repeated="1019"/>
        </table:table-row>
        <table:table-row table:style-name="ro1">
          <table:table-cell office:value-type="string">
            <text:p>Sal Island</text:p>
          </table:table-cell>
          <table:table-cell office:value-type="float" office:value="16.7266152">
            <text:p>16.7266152</text:p>
          </table:table-cell>
          <table:table-cell office:value-type="float" office:value="-22.9297109">
            <text:p>-22.9297109</text:p>
          </table:table-cell>
          <table:table-cell office:value-type="string">
            <text:p>Sal Island</text:p>
          </table:table-cell>
          <table:table-cell office:value-type="string">
            <text:p>Sal, Cape Verde</text:p>
          </table:table-cell>
          <table:table-cell table:number-columns-repeated="1019"/>
        </table:table-row>
        <table:table-row table:style-name="ro1">
          <table:table-cell office:value-type="string">
            <text:p>San Diego</text:p>
          </table:table-cell>
          <table:table-cell office:value-type="float" office:value="32.715738">
            <text:p>32.715738</text:p>
          </table:table-cell>
          <table:table-cell office:value-type="float" office:value="-117.1610838">
            <text:p>-117.1610838</text:p>
          </table:table-cell>
          <table:table-cell office:value-type="string">
            <text:p>San Diego</text:p>
          </table:table-cell>
          <table:table-cell office:value-type="string">
            <text:p>San Diego, CA, USA</text:p>
          </table:table-cell>
          <table:table-cell table:number-columns-repeated="1019"/>
        </table:table-row>
        <table:table-row table:style-name="ro1">
          <table:table-cell office:value-type="string">
            <text:p>San Francisco</text:p>
          </table:table-cell>
          <table:table-cell office:value-type="float" office:value="37.7749295">
            <text:p>37.7749295</text:p>
          </table:table-cell>
          <table:table-cell office:value-type="float" office:value="-122.4194155">
            <text:p>-122.4194155</text:p>
          </table:table-cell>
          <table:table-cell office:value-type="string">
            <text:p>San Francisco</text:p>
          </table:table-cell>
          <table:table-cell office:value-type="string">
            <text:p>San Francisco, CA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an Josef Island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Sandalwood Isle</text:p>
          </table:table-cell>
          <table:table-cell table:style-name="ce2" office:value-type="float" office:value="-12.1706058">
            <text:p>-12.1706058</text:p>
          </table:table-cell>
          <table:table-cell table:style-name="ce2" office:value-type="float" office:value="96.8066423">
            <text:p>96.8066423</text:p>
          </table:table-cell>
          <table:table-cell table:number-columns-repeated="2" table:style-name="ce2" office:value-type="string">
            <text:p>Cocos Islands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Sandwich Islands</text:p>
          </table:table-cell>
          <table:table-cell office:value-type="float" office:value="-54.429579">
            <text:p>-54.429579</text:p>
          </table:table-cell>
          <table:table-cell office:value-type="float" office:value="-36.587909">
            <text:p>-36.587909</text:p>
          </table:table-cell>
          <table:table-cell office:value-type="string">
            <text:p>Sandwich Islands</text:p>
          </table:table-cell>
          <table:table-cell office:value-type="string">
            <text:p>South Georgia and the South Sandwich Islands</text:p>
          </table:table-cell>
          <table:table-cell table:number-columns-repeated="1019"/>
        </table:table-row>
        <table:table-row table:style-name="ro1">
          <table:table-cell office:value-type="string">
            <text:p>Santa Catharina, Brazil</text:p>
          </table:table-cell>
          <table:table-cell office:value-type="float" office:value="-27.2423392">
            <text:p>-27.2423392</text:p>
          </table:table-cell>
          <table:table-cell office:value-type="float" office:value="-50.2188556">
            <text:p>-50.2188556</text:p>
          </table:table-cell>
          <table:table-cell office:value-type="string">
            <text:p>Santa Catharina, Brazil</text:p>
          </table:table-cell>
          <table:table-cell office:value-type="string">
            <text:p>State of Santa Catarina, Brazil</text:p>
          </table:table-cell>
          <table:table-cell table:number-columns-repeated="1019"/>
        </table:table-row>
        <table:table-row table:style-name="ro1">
          <table:table-cell office:value-type="string">
            <text:p>Savage Island</text:p>
          </table:table-cell>
          <table:table-cell office:value-type="float" office:value="46.5481845">
            <text:p>46.5481845</text:p>
          </table:table-cell>
          <table:table-cell office:value-type="float" office:value="-119.2991874">
            <text:p>-119.2991874</text:p>
          </table:table-cell>
          <table:table-cell office:value-type="string">
            <text:p>Savage Island</text:p>
          </table:table-cell>
          <table:table-cell office:value-type="string">
            <text:p>Savage Island, Washington 99343, USA</text:p>
          </table:table-cell>
          <table:table-cell table:number-columns-repeated="1019"/>
        </table:table-row>
        <table:table-row table:style-name="ro2">
          <table:table-cell office:value-type="string">
            <text:p>Sea of Kamchatka</text:p>
          </table:table-cell>
          <table:table-cell office:value-type="float" office:value="56.1327377">
            <text:p>56.1327377</text:p>
          </table:table-cell>
          <table:table-cell office:value-type="float" office:value="159.5314398">
            <text:p>159.5314398</text:p>
          </table:table-cell>
          <table:table-cell office:value-type="string">
            <text:p>Sea of Kamchatka</text:p>
          </table:table-cell>
          <table:table-cell office:value-type="string">
            <text:p>Kamchatka Peninsula, Kamchatka Krai, Russia, 684405</text:p>
          </table:table-cell>
          <table:table-cell table:number-columns-repeated="1019"/>
        </table:table-row>
        <table:table-row table:style-name="ro1">
          <table:table-cell office:value-type="string">
            <text:p>Seal Island</text:p>
          </table:table-cell>
          <table:table-cell office:value-type="float" office:value="-34.1373395">
            <text:p>-34.1373395</text:p>
          </table:table-cell>
          <table:table-cell office:value-type="float" office:value="18.5824944">
            <text:p>18.5824944</text:p>
          </table:table-cell>
          <table:table-cell office:value-type="string">
            <text:p>Seal Island</text:p>
          </table:table-cell>
          <table:table-cell office:value-type="string">
            <text:p>Seal Island, South Afric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anta Islands</text:p>
          </table:table-cell>
          <table:table-cell table:style-name="ce2" office:value-type="float" office:value="54.9333361">
            <text:p>54.9333361</text:p>
          </table:table-cell>
          <table:table-cell table:style-name="ce2" office:value-type="float" office:value="137.497806">
            <text:p>137.497806</text:p>
          </table:table-cell>
          <table:table-cell table:number-columns-repeated="2" table:style-name="ce2" office:value-type="string">
            <text:p>Shanta Islands, Russ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Shanter Bay</text:p>
          </table:table-cell>
          <table:table-cell office:value-type="float" office:value="-40.9956663">
            <text:p>-40.9956663</text:p>
          </table:table-cell>
          <table:table-cell office:value-type="float" office:value="147.0760302">
            <text:p>147.0760302</text:p>
          </table:table-cell>
          <table:table-cell office:value-type="string">
            <text:p>Shanter Bay</text:p>
          </table:table-cell>
          <table:table-cell office:value-type="string">
            <text:p>Tam O'Shanter Bay, Tasmania, Australia</text:p>
          </table:table-cell>
          <table:table-cell table:number-columns-repeated="1019"/>
        </table:table-row>
        <table:table-row table:style-name="ro2">
          <table:table-cell office:value-type="string">
            <text:p>Shanter Islands</text:p>
          </table:table-cell>
          <table:table-cell office:value-type="float" office:value="55">
            <text:p>55</text:p>
          </table:table-cell>
          <table:table-cell office:value-type="float" office:value="137.6">
            <text:p>137.6</text:p>
          </table:table-cell>
          <table:table-cell office:value-type="string">
            <text:p>Shanter Islands</text:p>
          </table:table-cell>
          <table:table-cell office:value-type="string">
            <text:p>Shantarskiye Ostrova, Khabarovskiy kray, Russia, 68256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iden???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idney Island</text:p>
          </table:table-cell>
          <table:table-cell office:value-type="float" office:value="48.6003054">
            <text:p>48.6003054</text:p>
          </table:table-cell>
          <table:table-cell office:value-type="float" office:value="-123.290831">
            <text:p>-123.290831</text:p>
          </table:table-cell>
          <table:table-cell office:value-type="string">
            <text:p>Sidney Island</text:p>
          </table:table-cell>
          <table:table-cell office:value-type="string">
            <text:p>Sidney Island, Southern Gulf Islands, BC, Canad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mith’s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t Matthews Island</text:p>
          </table:table-cell>
          <table:table-cell office:value-type="float" office:value="60.4195763">
            <text:p>60.4195763</text:p>
          </table:table-cell>
          <table:table-cell office:value-type="float" office:value="-172.7448382">
            <text:p>-172.7448382</text:p>
          </table:table-cell>
          <table:table-cell office:value-type="string">
            <text:p>St Matthews Island</text:p>
          </table:table-cell>
          <table:table-cell office:value-type="string">
            <text:p>St Matthew Island, Alaska, USA</text:p>
          </table:table-cell>
          <table:table-cell table:number-columns-repeated="1019"/>
        </table:table-row>
        <table:table-row table:style-name="ro1">
          <table:table-cell office:value-type="string">
            <text:p>St Matthew’s Island</text:p>
          </table:table-cell>
          <table:table-cell office:value-type="float" office:value="60.4195763">
            <text:p>60.4195763</text:p>
          </table:table-cell>
          <table:table-cell office:value-type="float" office:value="-172.7448382">
            <text:p>-172.7448382</text:p>
          </table:table-cell>
          <table:table-cell office:value-type="string">
            <text:p>St Matthew’s Island</text:p>
          </table:table-cell>
          <table:table-cell office:value-type="string">
            <text:p>St Matthew Island, Alaska, US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. Antone Island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St. Carlos (Chile)</text:p>
          </table:table-cell>
          <table:table-cell office:value-type="float" office:value="-36.42615">
            <text:p>-36.42615</text:p>
          </table:table-cell>
          <table:table-cell office:value-type="float" office:value="-71.9708343">
            <text:p>-71.9708343</text:p>
          </table:table-cell>
          <table:table-cell office:value-type="string">
            <text:p>St. Carlos (Chile)</text:p>
          </table:table-cell>
          <table:table-cell office:value-type="string">
            <text:p>San Carlos, Bío Bío Region, Chile</text:p>
          </table:table-cell>
          <table:table-cell table:number-columns-repeated="1019"/>
        </table:table-row>
        <table:table-row table:style-name="ro1">
          <table:table-cell office:value-type="string">
            <text:p>St. Clemente</text:p>
          </table:table-cell>
          <table:table-cell office:value-type="float" office:value="33.4269728">
            <text:p>33.4269728</text:p>
          </table:table-cell>
          <table:table-cell office:value-type="float" office:value="-117.6119925">
            <text:p>-117.6119925</text:p>
          </table:table-cell>
          <table:table-cell office:value-type="string">
            <text:p>St. Clemente</text:p>
          </table:table-cell>
          <table:table-cell office:value-type="string">
            <text:p>San Clemente, CA, USA</text:p>
          </table:table-cell>
          <table:table-cell table:number-columns-repeated="1019"/>
        </table:table-row>
        <table:table-row table:style-name="ro2">
          <table:table-cell office:value-type="string">
            <text:p>St. Felix Island</text:p>
          </table:table-cell>
          <table:table-cell office:value-type="float" office:value="-26.2914678">
            <text:p>-26.2914678</text:p>
          </table:table-cell>
          <table:table-cell office:value-type="float" office:value="-80.0953942">
            <text:p>-80.0953942</text:p>
          </table:table-cell>
          <table:table-cell office:value-type="string">
            <text:p>St. Felix Island</text:p>
          </table:table-cell>
          <table:table-cell office:value-type="string">
            <text:p>Isla San Félix, Región de Valparaíso, Chil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. George’s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t. Ignacio Island</text:p>
          </table:table-cell>
          <table:table-cell office:value-type="float" office:value="19.2770543">
            <text:p>19.2770543</text:p>
          </table:table-cell>
          <table:table-cell office:value-type="float" office:value="-81.3854242">
            <text:p>-81.3854242</text:p>
          </table:table-cell>
          <table:table-cell office:value-type="string">
            <text:p>St. Ignacio Island</text:p>
          </table:table-cell>
          <table:table-cell office:value-type="string">
            <text:p>597 Walkers Rd, George Town, Cayman Island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. Jacques (Cape Verde)</text:p>
          </table:table-cell>
          <table:table-cell table:style-name="ce6" office:value-type="float" office:value="15.066667">
            <text:p>15.066667</text:p>
          </table:table-cell>
          <table:table-cell table:style-name="ce6" office:value-type="float" office:value="-23.633333">
            <text:p>-23.633333</text:p>
          </table:table-cell>
          <table:table-cell table:number-columns-repeated="2" table:style-name="ce2" office:value-type="string">
            <text:p>St. Jacques, Santiago (Cape Verde)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St. Jago</text:p>
          </table:table-cell>
          <table:table-cell table:style-name="ce6" office:value-type="float" office:value="15.066667">
            <text:p>15.066667</text:p>
          </table:table-cell>
          <table:table-cell table:style-name="ce6" office:value-type="float" office:value="-23.633333">
            <text:p>-23.633333</text:p>
          </table:table-cell>
          <table:table-cell table:number-columns-repeated="2" table:style-name="ce2" office:value-type="string">
            <text:p>St. Jacques, Santiago (Cape Verde)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St. Lago(?) Island</text:p>
          </table:table-cell>
          <table:table-cell table:style-name="ce6" office:value-type="float" office:value="15.066667">
            <text:p>15.066667</text:p>
          </table:table-cell>
          <table:table-cell table:style-name="ce6" office:value-type="float" office:value="-23.633333">
            <text:p>-23.633333</text:p>
          </table:table-cell>
          <table:table-cell table:number-columns-repeated="2" table:style-name="ce2" office:value-type="string">
            <text:p>St. Jacques, Santiago (Cape Verde)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St. Lawrence Bay</text:p>
          </table:table-cell>
          <table:table-cell table:style-name="ce2" office:value-type="float" office:value="46.8463459">
            <text:p>46.8463459</text:p>
          </table:table-cell>
          <table:table-cell table:style-name="ce2" office:value-type="float" office:value="-64.21311">
            <text:p>-64.21311</text:p>
          </table:table-cell>
          <table:table-cell table:style-name="ce2" office:value-type="string">
            <text:p>St. Lawrence Cape</text:p>
          </table:table-cell>
          <table:table-cell table:style-name="ce2" office:value-type="string">
            <text:p>Saint Lawrence, PE C0B, Canad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St. Lawrence Cape</text:p>
          </table:table-cell>
          <table:table-cell office:value-type="float" office:value="46.8463459">
            <text:p>46.8463459</text:p>
          </table:table-cell>
          <table:table-cell office:value-type="float" office:value="-64.21311">
            <text:p>-64.21311</text:p>
          </table:table-cell>
          <table:table-cell office:value-type="string">
            <text:p>St. Lawrence Cape</text:p>
          </table:table-cell>
          <table:table-cell office:value-type="string">
            <text:p>Saint Lawrence, PE C0B, Canada</text:p>
          </table:table-cell>
          <table:table-cell table:number-columns-repeated="1019"/>
        </table:table-row>
        <table:table-row table:style-name="ro1">
          <table:table-cell office:value-type="string">
            <text:p>St. Lawrence Island</text:p>
          </table:table-cell>
          <table:table-cell office:value-type="float" office:value="63.326105">
            <text:p>63.326105</text:p>
          </table:table-cell>
          <table:table-cell office:value-type="float" office:value="-170.0183821">
            <text:p>-170.0183821</text:p>
          </table:table-cell>
          <table:table-cell office:value-type="string">
            <text:p>St. Lawrence Island</text:p>
          </table:table-cell>
          <table:table-cell office:value-type="string">
            <text:p>St Lawrence Island, Alaska, USA</text:p>
          </table:table-cell>
          <table:table-cell table:number-columns-repeated="1019"/>
        </table:table-row>
        <table:table-row table:style-name="ro1">
          <table:table-cell office:value-type="string">
            <text:p>St. Lawrence’s Island</text:p>
          </table:table-cell>
          <table:table-cell office:value-type="float" office:value="63.326105">
            <text:p>63.326105</text:p>
          </table:table-cell>
          <table:table-cell office:value-type="float" office:value="-170.0183821">
            <text:p>-170.0183821</text:p>
          </table:table-cell>
          <table:table-cell office:value-type="string">
            <text:p>St. Lawrence’s Island</text:p>
          </table:table-cell>
          <table:table-cell office:value-type="string">
            <text:p>St Lawrence Island, Alaska, US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. Lorenzo</text:p>
          </table:table-cell>
          <table:table-cell table:style-name="ce2" office:value-type="float" office:value="-12.0863918">
            <text:p>-12.0863918</text:p>
          </table:table-cell>
          <table:table-cell table:style-name="ce2" office:value-type="float" office:value="-77.255244">
            <text:p>-77.255244</text:p>
          </table:table-cell>
          <table:table-cell table:number-columns-repeated="2" table:style-name="ce2" office:value-type="string">
            <text:p>St. Lorenzo, Peru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St. Matthew’s Island</text:p>
          </table:table-cell>
          <table:table-cell office:value-type="float" office:value="60.4195763">
            <text:p>60.4195763</text:p>
          </table:table-cell>
          <table:table-cell office:value-type="float" office:value="-172.7448382">
            <text:p>-172.7448382</text:p>
          </table:table-cell>
          <table:table-cell office:value-type="string">
            <text:p>St. Matthew’s Island</text:p>
          </table:table-cell>
          <table:table-cell office:value-type="string">
            <text:p>St Matthew Island, Alaska, USA</text:p>
          </table:table-cell>
          <table:table-cell table:number-columns-repeated="1019"/>
        </table:table-row>
        <table:table-row table:style-name="ro1">
          <table:table-cell office:value-type="string">
            <text:p>St. Nicholas Island</text:p>
          </table:table-cell>
          <table:table-cell office:value-type="float" office:value="33.2464523">
            <text:p>33.2464523</text:p>
          </table:table-cell>
          <table:table-cell office:value-type="float" office:value="-119.4991693">
            <text:p>-119.4991693</text:p>
          </table:table-cell>
          <table:table-cell office:value-type="string">
            <text:p>St. Nicholas Island</text:p>
          </table:table-cell>
          <table:table-cell office:value-type="string">
            <text:p>San Nicolas Island, California 93042, USA</text:p>
          </table:table-cell>
          <table:table-cell table:number-columns-repeated="1019"/>
        </table:table-row>
        <table:table-row table:style-name="ro1">
          <table:table-cell office:value-type="string">
            <text:p>St. Pauls Amsterdam Island</text:p>
          </table:table-cell>
          <table:table-cell office:value-type="float" office:value="57.1866718">
            <text:p>57.1866718</text:p>
          </table:table-cell>
          <table:table-cell office:value-type="float" office:value="-170.2574745">
            <text:p>-170.2574745</text:p>
          </table:table-cell>
          <table:table-cell office:value-type="string">
            <text:p>St. Pauls Amsterdam Island</text:p>
          </table:table-cell>
          <table:table-cell office:value-type="string">
            <text:p>Saint Paul Island, St Paul, AK, USA</text:p>
          </table:table-cell>
          <table:table-cell table:number-columns-repeated="1019"/>
        </table:table-row>
        <table:table-row table:style-name="ro1">
          <table:table-cell office:value-type="string">
            <text:p>St. Paul’s Island</text:p>
          </table:table-cell>
          <table:table-cell office:value-type="float" office:value="57.1866718">
            <text:p>57.1866718</text:p>
          </table:table-cell>
          <table:table-cell office:value-type="float" office:value="-170.2574745">
            <text:p>-170.2574745</text:p>
          </table:table-cell>
          <table:table-cell office:value-type="string">
            <text:p>St. Paul’s Island</text:p>
          </table:table-cell>
          <table:table-cell office:value-type="string">
            <text:p>Saint Paul Island, St Paul, AK, USA</text:p>
          </table:table-cell>
          <table:table-cell table:number-columns-repeated="1019"/>
        </table:table-row>
        <table:table-row table:style-name="ro1">
          <table:table-cell office:value-type="string">
            <text:p>Starbuck Island</text:p>
          </table:table-cell>
          <table:table-cell office:value-type="float" office:value="-5.6436194">
            <text:p>-5.6436194</text:p>
          </table:table-cell>
          <table:table-cell office:value-type="float" office:value="-155.8857921">
            <text:p>-155.8857921</text:p>
          </table:table-cell>
          <table:table-cell office:value-type="string">
            <text:p>Starbuck Island</text:p>
          </table:table-cell>
          <table:table-cell office:value-type="string">
            <text:p>Starbuck Island, Kiribati</text:p>
          </table:table-cell>
          <table:table-cell table:number-columns-repeated="1019"/>
        </table:table-row>
        <table:table-row table:style-name="ro2">
          <table:table-cell office:value-type="string">
            <text:p>Staten Island (Isla de los Estados), Argentina</text:p>
          </table:table-cell>
          <table:table-cell office:value-type="float" office:value="-54.8001375">
            <text:p>-54.8001375</text:p>
          </table:table-cell>
          <table:table-cell office:value-type="float" office:value="-64.4275752">
            <text:p>-64.4275752</text:p>
          </table:table-cell>
          <table:table-cell office:value-type="string">
            <text:p>Staten Island (Isla de los Estados), Argentina</text:p>
          </table:table-cell>
          <table:table-cell office:value-type="string">
            <text:p>Isla de los Estados, Argentina</text:p>
          </table:table-cell>
          <table:table-cell table:number-columns-repeated="1019"/>
        </table:table-row>
        <table:table-row table:style-name="ro2">
          <table:table-cell office:value-type="string">
            <text:p>Stewart’s Island</text:p>
          </table:table-cell>
          <table:table-cell office:value-type="float" office:value="-46.9972767">
            <text:p>-46.9972767</text:p>
          </table:table-cell>
          <table:table-cell office:value-type="float" office:value="167.8372114">
            <text:p>167.8372114</text:p>
          </table:table-cell>
          <table:table-cell office:value-type="string">
            <text:p>Stewart’s Island</text:p>
          </table:table-cell>
          <table:table-cell office:value-type="string">
            <text:p>Stewart Island / Rakiura, Southland 9818, New Zealand</text:p>
          </table:table-cell>
          <table:table-cell table:number-columns-repeated="1019"/>
        </table:table-row>
        <table:table-row table:style-name="ro2">
          <table:table-cell office:value-type="string">
            <text:p>Strait of Le Maire</text:p>
          </table:table-cell>
          <table:table-cell office:value-type="float" office:value="-54.833333">
            <text:p>-54.833333</text:p>
          </table:table-cell>
          <table:table-cell office:value-type="float" office:value="-64.916667">
            <text:p>-64.916667</text:p>
          </table:table-cell>
          <table:table-cell office:value-type="string">
            <text:p>Strait of Le Maire</text:p>
          </table:table-cell>
          <table:table-cell office:value-type="string">
            <text:p>Le Maire Strait, Argentina</text:p>
          </table:table-cell>
          <table:table-cell table:number-columns-repeated="1019"/>
        </table:table-row>
        <table:table-row table:style-name="ro2">
          <table:table-cell office:value-type="string">
            <text:p>Strait of Sunda</text:p>
          </table:table-cell>
          <table:table-cell office:value-type="float" office:value="-5.920556">
            <text:p>-5.920556</text:p>
          </table:table-cell>
          <table:table-cell office:value-type="float" office:value="105.885833">
            <text:p>105.885833</text:p>
          </table:table-cell>
          <table:table-cell office:value-type="string">
            <text:p>Strait of Sunda</text:p>
          </table:table-cell>
          <table:table-cell office:value-type="string">
            <text:p>Sunda Strait, Indonesi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its of Korea</text:p>
          </table:table-cell>
          <table:table-cell table:style-name="ce2" office:value-type="float" office:value="34.3333333">
            <text:p>34.3333333</text:p>
          </table:table-cell>
          <table:table-cell table:style-name="ce2" office:value-type="float" office:value="128.2127279">
            <text:p>128.2127279</text:p>
          </table:table-cell>
          <table:table-cell table:number-columns-repeated="2" table:style-name="ce2" office:value-type="string">
            <text:p>Straits of Korea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Strong’s Island</text:p>
          </table:table-cell>
          <table:table-cell office:value-type="float" office:value="49.482664">
            <text:p>49.482664</text:p>
          </table:table-cell>
          <table:table-cell office:value-type="float" office:value="-54.784879">
            <text:p>-54.784879</text:p>
          </table:table-cell>
          <table:table-cell office:value-type="string">
            <text:p>Strong’s Island</text:p>
          </table:table-cell>
          <table:table-cell office:value-type="string">
            <text:p>Strong's Island, Summerford, NL A0G, Canad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lner(?) Island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unday Island</text:p>
          </table:table-cell>
          <table:table-cell office:value-type="float" office:value="48.3743658">
            <text:p>48.3743658</text:p>
          </table:table-cell>
          <table:table-cell office:value-type="float" office:value="-122.5848336">
            <text:p>-122.5848336</text:p>
          </table:table-cell>
          <table:table-cell office:value-type="string">
            <text:p>Sunday Island</text:p>
          </table:table-cell>
          <table:table-cell office:value-type="string">
            <text:p>Sunday Dr, Oak Harbor, WA 98277, USA</text:p>
          </table:table-cell>
          <table:table-cell table:number-columns-repeated="1019"/>
        </table:table-row>
        <table:table-row table:style-name="ro1">
          <table:table-cell office:value-type="string">
            <text:p>Tahiti</text:p>
          </table:table-cell>
          <table:table-cell office:value-type="float" office:value="-17.6509195">
            <text:p>-17.6509195</text:p>
          </table:table-cell>
          <table:table-cell office:value-type="float" office:value="-149.4260421">
            <text:p>-149.4260421</text:p>
          </table:table-cell>
          <table:table-cell office:value-type="string">
            <text:p>Tahiti</text:p>
          </table:table-cell>
          <table:table-cell office:value-type="string">
            <text:p>Tahiti, French Polynesi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hkinsh Island</text:p>
          </table:table-cell>
          <table:table-cell table:style-name="ce6" office:value-type="float" office:value="52.1852778">
            <text:p>52.1852778</text:p>
          </table:table-cell>
          <table:table-cell table:style-name="ce6" office:value-type="float" office:value="-174.1608333">
            <text:p>-174.1608333</text:p>
          </table:table-cell>
          <table:table-cell table:style-name="ce6" office:value-type="string">
            <text:p>Taagan'gisix, AK</text:p>
          </table:table-cell>
          <table:table-cell table:style-name="ce6" office:value-type="string">
            <text:p>Taagan'gisix, AK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Tailors Bay</text:p>
          </table:table-cell>
          <table:table-cell office:value-type="float" office:value="-7.4783777">
            <text:p>-7.4783777</text:p>
          </table:table-cell>
          <table:table-cell office:value-type="float" office:value="178.6623714">
            <text:p>178.6623714</text:p>
          </table:table-cell>
          <table:table-cell table:number-columns-repeated="2" office:value-type="string">
            <text:p>Tuvalu</text:p>
          </table:table-cell>
          <table:table-cell table:number-columns-repeated="1019"/>
        </table:table-row>
        <table:table-row table:style-name="ro2">
          <table:table-cell office:value-type="string">
            <text:p>Talcahuano</text:p>
          </table:table-cell>
          <table:table-cell office:value-type="float" office:value="-36.7247834">
            <text:p>-36.7247834</text:p>
          </table:table-cell>
          <table:table-cell office:value-type="float" office:value="-73.1169808">
            <text:p>-73.1169808</text:p>
          </table:table-cell>
          <table:table-cell office:value-type="string">
            <text:p>Talcahuano</text:p>
          </table:table-cell>
          <table:table-cell office:value-type="string">
            <text:p>Talcahuano, Bío Bío Region, Chile</text:p>
          </table:table-cell>
          <table:table-cell table:number-columns-repeated="1019"/>
        </table:table-row>
        <table:table-row table:style-name="ro2">
          <table:table-cell office:value-type="string">
            <text:p>Terceira</text:p>
          </table:table-cell>
          <table:table-cell office:value-type="float" office:value="38.7216415">
            <text:p>38.7216415</text:p>
          </table:table-cell>
          <table:table-cell office:value-type="float" office:value="-27.2205771">
            <text:p>-27.2205771</text:p>
          </table:table-cell>
          <table:table-cell office:value-type="string">
            <text:p>Terceira</text:p>
          </table:table-cell>
          <table:table-cell office:value-type="string">
            <text:p>Terceira Island, Portugal</text:p>
          </table:table-cell>
          <table:table-cell table:number-columns-repeated="1019"/>
        </table:table-row>
        <table:table-row table:style-name="ro2">
          <table:table-cell office:value-type="string">
            <text:p>Terceria Island</text:p>
          </table:table-cell>
          <table:table-cell office:value-type="float" office:value="38.7216415">
            <text:p>38.7216415</text:p>
          </table:table-cell>
          <table:table-cell office:value-type="float" office:value="-27.2205771">
            <text:p>-27.2205771</text:p>
          </table:table-cell>
          <table:table-cell office:value-type="string">
            <text:p>Terceria Island</text:p>
          </table:table-cell>
          <table:table-cell office:value-type="string">
            <text:p>Terceira Island, Portugal</text:p>
          </table:table-cell>
          <table:table-cell table:number-columns-repeated="1019"/>
        </table:table-row>
        <table:table-row table:style-name="ro1">
          <table:table-cell office:value-type="string">
            <text:p>Three Kings Island</text:p>
          </table:table-cell>
          <table:table-cell office:value-type="float" office:value="-34.1599892">
            <text:p>-34.1599892</text:p>
          </table:table-cell>
          <table:table-cell office:value-type="float" office:value="172.1002487">
            <text:p>172.1002487</text:p>
          </table:table-cell>
          <table:table-cell office:value-type="string">
            <text:p>Three Kings Island</text:p>
          </table:table-cell>
          <table:table-cell office:value-type="string">
            <text:p>Three Kings Islands, New Zealand</text:p>
          </table:table-cell>
          <table:table-cell table:number-columns-repeated="1019"/>
        </table:table-row>
        <table:table-row table:style-name="ro2">
          <table:table-cell office:value-type="string">
            <text:p>Tierra Del Fuego</text:p>
          </table:table-cell>
          <table:table-cell office:value-type="float" office:value="-54">
            <text:p>-54</text:p>
          </table:table-cell>
          <table:table-cell office:value-type="float" office:value="-70">
            <text:p>-70</text:p>
          </table:table-cell>
          <table:table-cell office:value-type="string">
            <text:p>Tierra Del Fuego</text:p>
          </table:table-cell>
          <table:table-cell office:value-type="string">
            <text:p>Tierra del Fuego, Magallanes y la Antártica Chilena Region, Chile</text:p>
          </table:table-cell>
          <table:table-cell table:number-columns-repeated="1019"/>
        </table:table-row>
        <table:table-row table:style-name="ro2">
          <table:table-cell office:value-type="string">
            <text:p>Tigalda Island</text:p>
          </table:table-cell>
          <table:table-cell office:value-type="float" office:value="54.0877196">
            <text:p>54.0877196</text:p>
          </table:table-cell>
          <table:table-cell office:value-type="float" office:value="-165.0782105">
            <text:p>-165.0782105</text:p>
          </table:table-cell>
          <table:table-cell office:value-type="string">
            <text:p>Tigalda Island</text:p>
          </table:table-cell>
          <table:table-cell office:value-type="string">
            <text:p>Tigalda Island, Alaska, USA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Timo-shee Island</text:p>
          </table:table-cell>
          <table:table-cell table:style-name="ce6" office:value-type="float" office:value="37.241667">
            <text:p>37.241667</text:p>
          </table:table-cell>
          <table:table-cell table:style-name="ce6" office:value-type="float" office:value="131.866667">
            <text:p>131.866667</text:p>
          </table:table-cell>
          <table:table-cell table:style-name="ce6" office:value-type="string">
            <text:p>Takeshima Island Japan</text:p>
          </table:table-cell>
          <table:table-cell table:style-name="ce6" office:value-type="string">
            <text:p>Takeshima Island Japan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Tinian Island</text:p>
          </table:table-cell>
          <table:table-cell office:value-type="float" office:value="15.0043455">
            <text:p>15.0043455</text:p>
          </table:table-cell>
          <table:table-cell office:value-type="float" office:value="145.6356577">
            <text:p>145.6356577</text:p>
          </table:table-cell>
          <table:table-cell office:value-type="string">
            <text:p>Tinian Island</text:p>
          </table:table-cell>
          <table:table-cell office:value-type="string">
            <text:p>Tinian, CNMI</text:p>
          </table:table-cell>
          <table:table-cell table:number-columns-repeated="1019"/>
        </table:table-row>
        <table:table-row table:style-name="ro1">
          <table:table-cell office:value-type="string">
            <text:p>Trinidad</text:p>
          </table:table-cell>
          <table:table-cell office:value-type="float" office:value="10.691803">
            <text:p>10.691803</text:p>
          </table:table-cell>
          <table:table-cell office:value-type="float" office:value="-61.222503">
            <text:p>-61.222503</text:p>
          </table:table-cell>
          <table:table-cell office:value-type="string">
            <text:p>Trinidad</text:p>
          </table:table-cell>
          <table:table-cell office:value-type="string">
            <text:p>Trinidad and Tobago</text:p>
          </table:table-cell>
          <table:table-cell table:number-columns-repeated="1019"/>
        </table:table-row>
        <table:table-row table:style-name="ro1">
          <table:table-cell office:value-type="string">
            <text:p>Tristan Da Cunha Island</text:p>
          </table:table-cell>
          <table:table-cell office:value-type="float" office:value="-37.1052489">
            <text:p>-37.1052489</text:p>
          </table:table-cell>
          <table:table-cell office:value-type="float" office:value="-12.2776838">
            <text:p>-12.2776838</text:p>
          </table:table-cell>
          <table:table-cell office:value-type="string">
            <text:p>Tristan Da Cunha Island</text:p>
          </table:table-cell>
          <table:table-cell office:value-type="string">
            <text:p>Tristan da Cunha, TDCU 1ZZ, Saint Helena, Ascension and Tristan da Cunha</text:p>
          </table:table-cell>
          <table:table-cell table:number-columns-repeated="1019"/>
        </table:table-row>
        <table:table-row table:style-name="ro1">
          <table:table-cell office:value-type="string">
            <text:p>Tristan da Cunha</text:p>
          </table:table-cell>
          <table:table-cell office:value-type="float" office:value="-37.1052489">
            <text:p>-37.1052489</text:p>
          </table:table-cell>
          <table:table-cell office:value-type="float" office:value="-12.2776838">
            <text:p>-12.2776838</text:p>
          </table:table-cell>
          <table:table-cell office:value-type="string">
            <text:p>Tristan da Cunha</text:p>
          </table:table-cell>
          <table:table-cell office:value-type="string">
            <text:p>Tristan da Cunha, TDCU 1ZZ, Saint Helena, Ascension and Tristan da Cunha</text:p>
          </table:table-cell>
          <table:table-cell table:number-columns-repeated="1019"/>
        </table:table-row>
        <table:table-row table:style-name="ro2">
          <table:table-cell office:value-type="string">
            <text:p>Tumbes</text:p>
          </table:table-cell>
          <table:table-cell office:value-type="float" office:value="-3.5564921">
            <text:p>-3.5564921</text:p>
          </table:table-cell>
          <table:table-cell office:value-type="float" office:value="-80.4270885">
            <text:p>-80.4270885</text:p>
          </table:table-cell>
          <table:table-cell office:value-type="string">
            <text:p>Tumbes</text:p>
          </table:table-cell>
          <table:table-cell office:value-type="string">
            <text:p>Tumbes, Peru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urtle Bay</text:p>
          </table:table-cell>
          <table:table-cell table:style-name="ce6" office:value-type="float" office:value="21.701667">
            <text:p>21.701667</text:p>
          </table:table-cell>
          <table:table-cell table:style-name="ce6" office:value-type="float" office:value="-158.001667">
            <text:p>-158.001667</text:p>
          </table:table-cell>
          <table:table-cell table:number-columns-repeated="2" table:style-name="ce2" office:value-type="string">
            <text:p>Turtle Bay, Oahu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Unimak Island</text:p>
          </table:table-cell>
          <table:table-cell office:value-type="float" office:value="54.7265729">
            <text:p>54.7265729</text:p>
          </table:table-cell>
          <table:table-cell office:value-type="float" office:value="-164.2169519">
            <text:p>-164.2169519</text:p>
          </table:table-cell>
          <table:table-cell office:value-type="string">
            <text:p>Unimak Island</text:p>
          </table:table-cell>
          <table:table-cell office:value-type="string">
            <text:p>Unimak Island, Alaska, US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alparaiso</text:p>
          </table:table-cell>
          <table:table-cell table:style-name="ce2" office:value-type="float" office:value="-33.0506309">
            <text:p>-33.0506309</text:p>
          </table:table-cell>
          <table:table-cell table:style-name="ce2" office:value-type="float" office:value="-71.6461539">
            <text:p>-71.6461539</text:p>
          </table:table-cell>
          <table:table-cell table:number-columns-repeated="2" table:style-name="ce2" office:value-type="string">
            <text:p>Valparaiso, Chile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Vonalashka Island</text:p>
          </table:table-cell>
          <table:table-cell office:value-type="float" office:value="53.5828282">
            <text:p>53.5828282</text:p>
          </table:table-cell>
          <table:table-cell office:value-type="float" office:value="-166.8882779">
            <text:p>-166.8882779</text:p>
          </table:table-cell>
          <table:table-cell office:value-type="string">
            <text:p>Vonalashka Island</text:p>
          </table:table-cell>
          <table:table-cell office:value-type="string">
            <text:p>Unalaska Island, Alaska, US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alwich Bay</text:p>
          </table:table-cell>
          <table:table-cell table:style-name="ce2" office:value-type="float" office:value="-33.840211">
            <text:p>-33.840211</text:p>
          </table:table-cell>
          <table:table-cell table:style-name="ce2" office:value-type="float" office:value="151.171115">
            <text:p>151.171115</text:p>
          </table:table-cell>
          <table:table-cell table:style-name="ce2" office:value-type="string">
            <text:p>Walwich Bay</text:p>
          </table:table-cell>
          <table:table-cell table:style-name="ce2" office:value-type="string">
            <text:p>2 Gale St, Woolwich NSW 2110, Australi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Wellington Island</text:p>
          </table:table-cell>
          <table:table-cell office:value-type="float" office:value="-41.2864603">
            <text:p>-41.2864603</text:p>
          </table:table-cell>
          <table:table-cell office:value-type="float" office:value="174.776236">
            <text:p>174.776236</text:p>
          </table:table-cell>
          <table:table-cell office:value-type="string">
            <text:p>Wellington Island</text:p>
          </table:table-cell>
          <table:table-cell office:value-type="string">
            <text:p>Wellington, New Zealand</text:p>
          </table:table-cell>
          <table:table-cell table:number-columns-repeated="1019"/>
        </table:table-row>
        <table:table-row table:style-name="ro2">
          <table:table-cell office:value-type="string">
            <text:p>Whytootake Island</text:p>
          </table:table-cell>
          <table:table-cell office:value-type="float" office:value="-18.8579523">
            <text:p>-18.8579523</text:p>
          </table:table-cell>
          <table:table-cell office:value-type="float" office:value="-159.7852843">
            <text:p>-159.7852843</text:p>
          </table:table-cell>
          <table:table-cell office:value-type="string">
            <text:p>Whytootake Island</text:p>
          </table:table-cell>
          <table:table-cell office:value-type="string">
            <text:p>Aitutaki, Cook Islands</text:p>
          </table:table-cell>
          <table:table-cell table:number-columns-repeated="1019"/>
        </table:table-row>
        <table:table-row table:style-name="ro1">
          <table:table-cell office:value-type="string">
            <text:p>Whytotau</text:p>
          </table:table-cell>
          <table:table-cell office:value-type="float" office:value="-18.8579523">
            <text:p>-18.8579523</text:p>
          </table:table-cell>
          <table:table-cell office:value-type="float" office:value="-159.7852843">
            <text:p>-159.7852843</text:p>
          </table:table-cell>
          <table:table-cell office:value-type="string">
            <text:p>Whytootake Island</text:p>
          </table:table-cell>
          <table:table-cell office:value-type="string">
            <text:p>Aitutaki, Cook Island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“Chasel Islands”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“Pendleton Island” (unfamiliar island near Rarotonga that Captain Pendleton named after himself)</text:p>
          </table:table-cell>
          <table:table-cell table:style-name="ce2" office:value-type="float" office:value="-21.2292371">
            <text:p>-21.2292371</text:p>
          </table:table-cell>
          <table:table-cell table:style-name="ce2" office:value-type="float" office:value="-159.7763491">
            <text:p>-159.7763491</text:p>
          </table:table-cell>
          <table:table-cell table:style-name="ce2" office:value-type="string">
            <text:p>Rarotonga</text:p>
          </table:table-cell>
          <table:table-cell table:style-name="ce2" office:value-type="string">
            <text:p>Rarotonga, Cook Islands</text:p>
          </table:table-cell>
          <table:table-cell table:style-name="ce2" table:number-columns-repeated="1019"/>
        </table:table-row>
      </table:table>
      <table:database-ranges>
        <table:database-range table:target-range-address="Sheet1.A2:Sheet1.I3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2/05/2017</text:date>, <text:time>13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7-02-05T13:47:59</dc:date>
    <dc:creator>meg studer</dc:creator>
    <meta:editing-duration>PT22H39M6S</meta:editing-duration>
    <meta:editing-cycles>5</meta:editing-cycles>
    <meta:document-statistic meta:table-count="1" meta:cell-count="1725" meta:object-count="0"/>
    <meta:user-defined meta:name=""/>
  </office:meta>
</office:document-meta>
</file>